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mbient noise" table:style-name="ta1">
        <table:shapes>
          <draw:frame draw:z-index="0" draw:style-name="gr1" draw:text-style-name="P1" svg:width="15.993cm" svg:height="9.005cm" svg:x="12.538cm" svg:y="1.647cm">
            <draw:object draw:notify-on-update-of-ranges="'Ambient noise'.B3:'Ambient noise'.B1674 'Ambient noise'.C2:'Ambient noise'.C2 'Ambient noise'.C3:'Ambient noise'.C16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1">
          <table:table-cell/>
          <table:table-cell office:value-type="float" office:value="169271" calcext:value-type="float">
            <text:p>1692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78" calcext:value-type="float">
            <text:p>169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84" calcext:value-type="float">
            <text:p>169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90" calcext:value-type="float">
            <text:p>169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296" calcext:value-type="float">
            <text:p>169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302" calcext:value-type="float">
            <text:p>169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08" calcext:value-type="float">
            <text:p>169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14" calcext:value-type="float">
            <text:p>1693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20" calcext:value-type="float">
            <text:p>1693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26" calcext:value-type="float">
            <text:p>1693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32" calcext:value-type="float">
            <text:p>1693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38" calcext:value-type="float">
            <text:p>169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344" calcext:value-type="float">
            <text:p>169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50" calcext:value-type="float">
            <text:p>169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56" calcext:value-type="float">
            <text:p>169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62" calcext:value-type="float">
            <text:p>169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68" calcext:value-type="float">
            <text:p>1693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74" calcext:value-type="float">
            <text:p>1693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80" calcext:value-type="float">
            <text:p>169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86" calcext:value-type="float">
            <text:p>169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92" calcext:value-type="float">
            <text:p>169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398" calcext:value-type="float">
            <text:p>169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04" calcext:value-type="float">
            <text:p>169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10" calcext:value-type="float">
            <text:p>1694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16" calcext:value-type="float">
            <text:p>1694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22" calcext:value-type="float">
            <text:p>169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36" calcext:value-type="float">
            <text:p>169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42" calcext:value-type="float">
            <text:p>169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48" calcext:value-type="float">
            <text:p>169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54" calcext:value-type="float">
            <text:p>169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60" calcext:value-type="float">
            <text:p>169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66" calcext:value-type="float">
            <text:p>169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72" calcext:value-type="float">
            <text:p>169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78" calcext:value-type="float">
            <text:p>1694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84" calcext:value-type="float">
            <text:p>169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90" calcext:value-type="float">
            <text:p>169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496" calcext:value-type="float">
            <text:p>169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502" calcext:value-type="float">
            <text:p>169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508" calcext:value-type="float">
            <text:p>169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514" calcext:value-type="float">
            <text:p>169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20" calcext:value-type="float">
            <text:p>169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26" calcext:value-type="float">
            <text:p>1695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32" calcext:value-type="float">
            <text:p>1695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38" calcext:value-type="float">
            <text:p>1695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544" calcext:value-type="float">
            <text:p>1695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550" calcext:value-type="float">
            <text:p>1695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56" calcext:value-type="float">
            <text:p>1695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62" calcext:value-type="float">
            <text:p>1695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68" calcext:value-type="float">
            <text:p>1695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74" calcext:value-type="float">
            <text:p>1695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80" calcext:value-type="float">
            <text:p>1695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69586" calcext:value-type="float">
            <text:p>1695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00" calcext:value-type="float">
            <text:p>169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06" calcext:value-type="float">
            <text:p>1696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12" calcext:value-type="float">
            <text:p>169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18" calcext:value-type="float">
            <text:p>169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24" calcext:value-type="float">
            <text:p>169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30" calcext:value-type="float">
            <text:p>1696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36" calcext:value-type="float">
            <text:p>169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642" calcext:value-type="float">
            <text:p>1696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48" calcext:value-type="float">
            <text:p>169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54" calcext:value-type="float">
            <text:p>169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60" calcext:value-type="float">
            <text:p>169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66" calcext:value-type="float">
            <text:p>169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72" calcext:value-type="float">
            <text:p>169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78" calcext:value-type="float">
            <text:p>169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87" calcext:value-type="float">
            <text:p>169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93" calcext:value-type="float">
            <text:p>169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699" calcext:value-type="float">
            <text:p>1696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05" calcext:value-type="float">
            <text:p>169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11" calcext:value-type="float">
            <text:p>169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17" calcext:value-type="float">
            <text:p>1697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23" calcext:value-type="float">
            <text:p>169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29" calcext:value-type="float">
            <text:p>1697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35" calcext:value-type="float">
            <text:p>169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41" calcext:value-type="float">
            <text:p>1697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47" calcext:value-type="float">
            <text:p>169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61" calcext:value-type="float">
            <text:p>169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67" calcext:value-type="float">
            <text:p>1697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73" calcext:value-type="float">
            <text:p>169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79" calcext:value-type="float">
            <text:p>1697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85" calcext:value-type="float">
            <text:p>169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791" calcext:value-type="float">
            <text:p>169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797" calcext:value-type="float">
            <text:p>169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03" calcext:value-type="float">
            <text:p>1698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09" calcext:value-type="float">
            <text:p>1698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15" calcext:value-type="float">
            <text:p>169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21" calcext:value-type="float">
            <text:p>169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27" calcext:value-type="float">
            <text:p>169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33" calcext:value-type="float">
            <text:p>169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39" calcext:value-type="float">
            <text:p>169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45" calcext:value-type="float">
            <text:p>169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51" calcext:value-type="float">
            <text:p>1698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57" calcext:value-type="float">
            <text:p>169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63" calcext:value-type="float">
            <text:p>169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69" calcext:value-type="float">
            <text:p>1698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75" calcext:value-type="float">
            <text:p>169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881" calcext:value-type="float">
            <text:p>169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69887" calcext:value-type="float">
            <text:p>169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93" calcext:value-type="float">
            <text:p>1698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899" calcext:value-type="float">
            <text:p>169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05" calcext:value-type="float">
            <text:p>1699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11" calcext:value-type="float">
            <text:p>1699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25" calcext:value-type="float">
            <text:p>169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31" calcext:value-type="float">
            <text:p>169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37" calcext:value-type="float">
            <text:p>1699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43" calcext:value-type="float">
            <text:p>169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49" calcext:value-type="float">
            <text:p>1699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55" calcext:value-type="float">
            <text:p>169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61" calcext:value-type="float">
            <text:p>169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67" calcext:value-type="float">
            <text:p>1699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73" calcext:value-type="float">
            <text:p>1699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9979" calcext:value-type="float">
            <text:p>1699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85" calcext:value-type="float">
            <text:p>169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91" calcext:value-type="float">
            <text:p>169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69997" calcext:value-type="float">
            <text:p>169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03" calcext:value-type="float">
            <text:p>170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09" calcext:value-type="float">
            <text:p>170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15" calcext:value-type="float">
            <text:p>170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21" calcext:value-type="float">
            <text:p>170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027" calcext:value-type="float">
            <text:p>170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33" calcext:value-type="float">
            <text:p>170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039" calcext:value-type="float">
            <text:p>170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45" calcext:value-type="float">
            <text:p>170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51" calcext:value-type="float">
            <text:p>170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57" calcext:value-type="float">
            <text:p>170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63" calcext:value-type="float">
            <text:p>170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69" calcext:value-type="float">
            <text:p>170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84" calcext:value-type="float">
            <text:p>170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90" calcext:value-type="float">
            <text:p>170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096" calcext:value-type="float">
            <text:p>170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02" calcext:value-type="float">
            <text:p>170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08" calcext:value-type="float">
            <text:p>170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14" calcext:value-type="float">
            <text:p>170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20" calcext:value-type="float">
            <text:p>170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26" calcext:value-type="float">
            <text:p>170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32" calcext:value-type="float">
            <text:p>170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38" calcext:value-type="float">
            <text:p>170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44" calcext:value-type="float">
            <text:p>170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50" calcext:value-type="float">
            <text:p>170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56" calcext:value-type="float">
            <text:p>170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62" calcext:value-type="float">
            <text:p>170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68" calcext:value-type="float">
            <text:p>170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74" calcext:value-type="float">
            <text:p>170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80" calcext:value-type="float">
            <text:p>170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186" calcext:value-type="float">
            <text:p>170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192" calcext:value-type="float">
            <text:p>170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198" calcext:value-type="float">
            <text:p>170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04" calcext:value-type="float">
            <text:p>170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10" calcext:value-type="float">
            <text:p>170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16" calcext:value-type="float">
            <text:p>170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22" calcext:value-type="float">
            <text:p>170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228" calcext:value-type="float">
            <text:p>170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34" calcext:value-type="float">
            <text:p>170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48" calcext:value-type="float">
            <text:p>170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54" calcext:value-type="float">
            <text:p>170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60" calcext:value-type="float">
            <text:p>170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66" calcext:value-type="float">
            <text:p>170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272" calcext:value-type="float">
            <text:p>170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78" calcext:value-type="float">
            <text:p>170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84" calcext:value-type="float">
            <text:p>1702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290" calcext:value-type="float">
            <text:p>1702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296" calcext:value-type="float">
            <text:p>170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02" calcext:value-type="float">
            <text:p>170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08" calcext:value-type="float">
            <text:p>1703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14" calcext:value-type="float">
            <text:p>170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20" calcext:value-type="float">
            <text:p>170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26" calcext:value-type="float">
            <text:p>170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32" calcext:value-type="float">
            <text:p>1703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38" calcext:value-type="float">
            <text:p>170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44" calcext:value-type="float">
            <text:p>1703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50" calcext:value-type="float">
            <text:p>170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56" calcext:value-type="float">
            <text:p>170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62" calcext:value-type="float">
            <text:p>170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68" calcext:value-type="float">
            <text:p>170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74" calcext:value-type="float">
            <text:p>170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80" calcext:value-type="float">
            <text:p>1703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86" calcext:value-type="float">
            <text:p>170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392" calcext:value-type="float">
            <text:p>170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398" calcext:value-type="float">
            <text:p>170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12" calcext:value-type="float">
            <text:p>170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18" calcext:value-type="float">
            <text:p>170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24" calcext:value-type="float">
            <text:p>170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30" calcext:value-type="float">
            <text:p>170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36" calcext:value-type="float">
            <text:p>1704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42" calcext:value-type="float">
            <text:p>170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48" calcext:value-type="float">
            <text:p>170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54" calcext:value-type="float">
            <text:p>170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60" calcext:value-type="float">
            <text:p>170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66" calcext:value-type="float">
            <text:p>170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72" calcext:value-type="float">
            <text:p>1704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478" calcext:value-type="float">
            <text:p>170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84" calcext:value-type="float">
            <text:p>1704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90" calcext:value-type="float">
            <text:p>1704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496" calcext:value-type="float">
            <text:p>170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02" calcext:value-type="float">
            <text:p>170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08" calcext:value-type="float">
            <text:p>170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14" calcext:value-type="float">
            <text:p>1705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0520" calcext:value-type="float">
            <text:p>1705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0526" calcext:value-type="float">
            <text:p>1705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32" calcext:value-type="float">
            <text:p>170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38" calcext:value-type="float">
            <text:p>1705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544" calcext:value-type="float">
            <text:p>170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50" calcext:value-type="float">
            <text:p>1705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56" calcext:value-type="float">
            <text:p>1705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70" calcext:value-type="float">
            <text:p>1705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76" calcext:value-type="float">
            <text:p>170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82" calcext:value-type="float">
            <text:p>170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88" calcext:value-type="float">
            <text:p>1705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594" calcext:value-type="float">
            <text:p>170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00" calcext:value-type="float">
            <text:p>170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06" calcext:value-type="float">
            <text:p>170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12" calcext:value-type="float">
            <text:p>170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18" calcext:value-type="float">
            <text:p>170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24" calcext:value-type="float">
            <text:p>170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30" calcext:value-type="float">
            <text:p>170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36" calcext:value-type="float">
            <text:p>170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42" calcext:value-type="float">
            <text:p>170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48" calcext:value-type="float">
            <text:p>17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54" calcext:value-type="float">
            <text:p>170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660" calcext:value-type="float">
            <text:p>170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66" calcext:value-type="float">
            <text:p>170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72" calcext:value-type="float">
            <text:p>170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78" calcext:value-type="float">
            <text:p>1706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84" calcext:value-type="float">
            <text:p>170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90" calcext:value-type="float">
            <text:p>170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696" calcext:value-type="float">
            <text:p>170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702" calcext:value-type="float">
            <text:p>170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08" calcext:value-type="float">
            <text:p>170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714" calcext:value-type="float">
            <text:p>170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20" calcext:value-type="float">
            <text:p>1707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734" calcext:value-type="float">
            <text:p>170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40" calcext:value-type="float">
            <text:p>170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46" calcext:value-type="float">
            <text:p>170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52" calcext:value-type="float">
            <text:p>170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58" calcext:value-type="float">
            <text:p>170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64" calcext:value-type="float">
            <text:p>1707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70" calcext:value-type="float">
            <text:p>170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76" calcext:value-type="float">
            <text:p>170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82" calcext:value-type="float">
            <text:p>170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88" calcext:value-type="float">
            <text:p>170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794" calcext:value-type="float">
            <text:p>170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00" calcext:value-type="float">
            <text:p>17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06" calcext:value-type="float">
            <text:p>1708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12" calcext:value-type="float">
            <text:p>170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18" calcext:value-type="float">
            <text:p>170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24" calcext:value-type="float">
            <text:p>1708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30" calcext:value-type="float">
            <text:p>1708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836" calcext:value-type="float">
            <text:p>170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842" calcext:value-type="float">
            <text:p>1708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0848" calcext:value-type="float">
            <text:p>1708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54" calcext:value-type="float">
            <text:p>170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60" calcext:value-type="float">
            <text:p>1708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66" calcext:value-type="float">
            <text:p>1708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72" calcext:value-type="float">
            <text:p>1708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0878" calcext:value-type="float">
            <text:p>1708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93" calcext:value-type="float">
            <text:p>170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899" calcext:value-type="float">
            <text:p>1708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905" calcext:value-type="float">
            <text:p>170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911" calcext:value-type="float">
            <text:p>170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0917" calcext:value-type="float">
            <text:p>170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23" calcext:value-type="float">
            <text:p>170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29" calcext:value-type="float">
            <text:p>170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35" calcext:value-type="float">
            <text:p>170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41" calcext:value-type="float">
            <text:p>1709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47" calcext:value-type="float">
            <text:p>170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53" calcext:value-type="float">
            <text:p>170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59" calcext:value-type="float">
            <text:p>170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65" calcext:value-type="float">
            <text:p>170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71" calcext:value-type="float">
            <text:p>170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77" calcext:value-type="float">
            <text:p>170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83" calcext:value-type="float">
            <text:p>170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89" calcext:value-type="float">
            <text:p>170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0995" calcext:value-type="float">
            <text:p>1709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001" calcext:value-type="float">
            <text:p>17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007" calcext:value-type="float">
            <text:p>17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013" calcext:value-type="float">
            <text:p>17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19" calcext:value-type="float">
            <text:p>171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25" calcext:value-type="float">
            <text:p>17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31" calcext:value-type="float">
            <text:p>17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37" calcext:value-type="float">
            <text:p>17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43" calcext:value-type="float">
            <text:p>171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57" calcext:value-type="float">
            <text:p>171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63" calcext:value-type="float">
            <text:p>171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69" calcext:value-type="float">
            <text:p>171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75" calcext:value-type="float">
            <text:p>17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081" calcext:value-type="float">
            <text:p>171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087" calcext:value-type="float">
            <text:p>171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093" calcext:value-type="float">
            <text:p>171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099" calcext:value-type="float">
            <text:p>171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05" calcext:value-type="float">
            <text:p>171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11" calcext:value-type="float">
            <text:p>171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17" calcext:value-type="float">
            <text:p>171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23" calcext:value-type="float">
            <text:p>171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29" calcext:value-type="float">
            <text:p>171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35" calcext:value-type="float">
            <text:p>171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41" calcext:value-type="float">
            <text:p>171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47" calcext:value-type="float">
            <text:p>171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53" calcext:value-type="float">
            <text:p>171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59" calcext:value-type="float">
            <text:p>171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65" calcext:value-type="float">
            <text:p>171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71" calcext:value-type="float">
            <text:p>171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77" calcext:value-type="float">
            <text:p>171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83" calcext:value-type="float">
            <text:p>171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189" calcext:value-type="float">
            <text:p>171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195" calcext:value-type="float">
            <text:p>171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01" calcext:value-type="float">
            <text:p>171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07" calcext:value-type="float">
            <text:p>171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21" calcext:value-type="float">
            <text:p>171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27" calcext:value-type="float">
            <text:p>171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33" calcext:value-type="float">
            <text:p>171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239" calcext:value-type="float">
            <text:p>171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45" calcext:value-type="float">
            <text:p>171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51" calcext:value-type="float">
            <text:p>171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57" calcext:value-type="float">
            <text:p>171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63" calcext:value-type="float">
            <text:p>171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69" calcext:value-type="float">
            <text:p>171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75" calcext:value-type="float">
            <text:p>171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81" calcext:value-type="float">
            <text:p>171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87" calcext:value-type="float">
            <text:p>171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93" calcext:value-type="float">
            <text:p>171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299" calcext:value-type="float">
            <text:p>171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305" calcext:value-type="float">
            <text:p>1713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311" calcext:value-type="float">
            <text:p>17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317" calcext:value-type="float">
            <text:p>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323" calcext:value-type="float">
            <text:p>171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329" calcext:value-type="float">
            <text:p>171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335" calcext:value-type="float">
            <text:p>171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341" calcext:value-type="float">
            <text:p>1713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347" calcext:value-type="float">
            <text:p>1713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353" calcext:value-type="float">
            <text:p>1713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59" calcext:value-type="float">
            <text:p>171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65" calcext:value-type="float">
            <text:p>171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79" calcext:value-type="float">
            <text:p>171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85" calcext:value-type="float">
            <text:p>171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91" calcext:value-type="float">
            <text:p>171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397" calcext:value-type="float">
            <text:p>1713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03" calcext:value-type="float">
            <text:p>171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09" calcext:value-type="float">
            <text:p>171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15" calcext:value-type="float">
            <text:p>171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21" calcext:value-type="float">
            <text:p>171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27" calcext:value-type="float">
            <text:p>1714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33" calcext:value-type="float">
            <text:p>171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39" calcext:value-type="float">
            <text:p>171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45" calcext:value-type="float">
            <text:p>171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51" calcext:value-type="float">
            <text:p>171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57" calcext:value-type="float">
            <text:p>171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463" calcext:value-type="float">
            <text:p>171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69" calcext:value-type="float">
            <text:p>1714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475" calcext:value-type="float">
            <text:p>171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481" calcext:value-type="float">
            <text:p>171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487" calcext:value-type="float">
            <text:p>171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93" calcext:value-type="float">
            <text:p>171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499" calcext:value-type="float">
            <text:p>171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05" calcext:value-type="float">
            <text:p>171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11" calcext:value-type="float">
            <text:p>171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17" calcext:value-type="float">
            <text:p>171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23" calcext:value-type="float">
            <text:p>1715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29" calcext:value-type="float">
            <text:p>1715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46" calcext:value-type="float">
            <text:p>171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53" calcext:value-type="float">
            <text:p>171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59" calcext:value-type="float">
            <text:p>1715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65" calcext:value-type="float">
            <text:p>171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571" calcext:value-type="float">
            <text:p>171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77" calcext:value-type="float">
            <text:p>1715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83" calcext:value-type="float">
            <text:p>1715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89" calcext:value-type="float">
            <text:p>1715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595" calcext:value-type="float">
            <text:p>1715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601" calcext:value-type="float">
            <text:p>171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607" calcext:value-type="float">
            <text:p>1716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613" calcext:value-type="float">
            <text:p>171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19" calcext:value-type="float">
            <text:p>1716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25" calcext:value-type="float">
            <text:p>171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31" calcext:value-type="float">
            <text:p>171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37" calcext:value-type="float">
            <text:p>1716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43" calcext:value-type="float">
            <text:p>1716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49" calcext:value-type="float">
            <text:p>171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55" calcext:value-type="float">
            <text:p>171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61" calcext:value-type="float">
            <text:p>171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67" calcext:value-type="float">
            <text:p>171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73" calcext:value-type="float">
            <text:p>1716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79" calcext:value-type="float">
            <text:p>1716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85" calcext:value-type="float">
            <text:p>171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691" calcext:value-type="float">
            <text:p>171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06" calcext:value-type="float">
            <text:p>171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12" calcext:value-type="float">
            <text:p>171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18" calcext:value-type="float">
            <text:p>171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24" calcext:value-type="float">
            <text:p>1717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30" calcext:value-type="float">
            <text:p>1717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36" calcext:value-type="float">
            <text:p>1717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42" calcext:value-type="float">
            <text:p>1717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48" calcext:value-type="float">
            <text:p>171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54" calcext:value-type="float">
            <text:p>171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60" calcext:value-type="float">
            <text:p>171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66" calcext:value-type="float">
            <text:p>171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72" calcext:value-type="float">
            <text:p>1717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78" calcext:value-type="float">
            <text:p>171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784" calcext:value-type="float">
            <text:p>171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90" calcext:value-type="float">
            <text:p>1717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796" calcext:value-type="float">
            <text:p>1717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1802" calcext:value-type="float">
            <text:p>1718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08" calcext:value-type="float">
            <text:p>171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14" calcext:value-type="float">
            <text:p>1718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20" calcext:value-type="float">
            <text:p>171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26" calcext:value-type="float">
            <text:p>171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32" calcext:value-type="float">
            <text:p>171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38" calcext:value-type="float">
            <text:p>171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44" calcext:value-type="float">
            <text:p>171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50" calcext:value-type="float">
            <text:p>171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1856" calcext:value-type="float">
            <text:p>171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70" calcext:value-type="float">
            <text:p>1718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76" calcext:value-type="float">
            <text:p>1718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82" calcext:value-type="float">
            <text:p>1718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88" calcext:value-type="float">
            <text:p>1718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894" calcext:value-type="float">
            <text:p>1718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00" calcext:value-type="float">
            <text:p>171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06" calcext:value-type="float">
            <text:p>171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12" calcext:value-type="float">
            <text:p>1719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18" calcext:value-type="float">
            <text:p>1719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24" calcext:value-type="float">
            <text:p>171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30" calcext:value-type="float">
            <text:p>1719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36" calcext:value-type="float">
            <text:p>1719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42" calcext:value-type="float">
            <text:p>171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48" calcext:value-type="float">
            <text:p>171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1954" calcext:value-type="float">
            <text:p>171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60" calcext:value-type="float">
            <text:p>171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66" calcext:value-type="float">
            <text:p>171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72" calcext:value-type="float">
            <text:p>171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78" calcext:value-type="float">
            <text:p>171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84" calcext:value-type="float">
            <text:p>17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90" calcext:value-type="float">
            <text:p>171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1996" calcext:value-type="float">
            <text:p>1719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02" calcext:value-type="float">
            <text:p>17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08" calcext:value-type="float">
            <text:p>172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14" calcext:value-type="float">
            <text:p>172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20" calcext:value-type="float">
            <text:p>17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34" calcext:value-type="float">
            <text:p>172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40" calcext:value-type="float">
            <text:p>172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46" calcext:value-type="float">
            <text:p>172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52" calcext:value-type="float">
            <text:p>172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58" calcext:value-type="float">
            <text:p>1720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64" calcext:value-type="float">
            <text:p>172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70" calcext:value-type="float">
            <text:p>172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76" calcext:value-type="float">
            <text:p>172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82" calcext:value-type="float">
            <text:p>172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88" calcext:value-type="float">
            <text:p>1720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094" calcext:value-type="float">
            <text:p>172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100" calcext:value-type="float">
            <text:p>172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106" calcext:value-type="float">
            <text:p>172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12" calcext:value-type="float">
            <text:p>172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18" calcext:value-type="float">
            <text:p>172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124" calcext:value-type="float">
            <text:p>172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30" calcext:value-type="float">
            <text:p>172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36" calcext:value-type="float">
            <text:p>1721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42" calcext:value-type="float">
            <text:p>172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48" calcext:value-type="float">
            <text:p>172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54" calcext:value-type="float">
            <text:p>172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60" calcext:value-type="float">
            <text:p>172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66" calcext:value-type="float">
            <text:p>172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72" calcext:value-type="float">
            <text:p>172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78" calcext:value-type="float">
            <text:p>172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92" calcext:value-type="float">
            <text:p>172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198" calcext:value-type="float">
            <text:p>172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04" calcext:value-type="float">
            <text:p>172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10" calcext:value-type="float">
            <text:p>172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16" calcext:value-type="float">
            <text:p>172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22" calcext:value-type="float">
            <text:p>17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28" calcext:value-type="float">
            <text:p>172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34" calcext:value-type="float">
            <text:p>172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240" calcext:value-type="float">
            <text:p>172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46" calcext:value-type="float">
            <text:p>1722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52" calcext:value-type="float">
            <text:p>1722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58" calcext:value-type="float">
            <text:p>1722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264" calcext:value-type="float">
            <text:p>172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270" calcext:value-type="float">
            <text:p>172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276" calcext:value-type="float">
            <text:p>172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82" calcext:value-type="float">
            <text:p>172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88" calcext:value-type="float">
            <text:p>172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294" calcext:value-type="float">
            <text:p>1722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00" calcext:value-type="float">
            <text:p>172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06" calcext:value-type="float">
            <text:p>172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12" calcext:value-type="float">
            <text:p>172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18" calcext:value-type="float">
            <text:p>1723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24" calcext:value-type="float">
            <text:p>172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30" calcext:value-type="float">
            <text:p>1723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36" calcext:value-type="float">
            <text:p>1723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42" calcext:value-type="float">
            <text:p>1723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56" calcext:value-type="float">
            <text:p>172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62" calcext:value-type="float">
            <text:p>172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68" calcext:value-type="float">
            <text:p>172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74" calcext:value-type="float">
            <text:p>1723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380" calcext:value-type="float">
            <text:p>1723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86" calcext:value-type="float">
            <text:p>1723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92" calcext:value-type="float">
            <text:p>1723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398" calcext:value-type="float">
            <text:p>172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404" calcext:value-type="float">
            <text:p>1724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410" calcext:value-type="float">
            <text:p>172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416" calcext:value-type="float">
            <text:p>1724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22" calcext:value-type="float">
            <text:p>1724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28" calcext:value-type="float">
            <text:p>1724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34" calcext:value-type="float">
            <text:p>1724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40" calcext:value-type="float">
            <text:p>1724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46" calcext:value-type="float">
            <text:p>1724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52" calcext:value-type="float">
            <text:p>172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58" calcext:value-type="float">
            <text:p>1724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64" calcext:value-type="float">
            <text:p>1724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2470" calcext:value-type="float">
            <text:p>1724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76" calcext:value-type="float">
            <text:p>1724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82" calcext:value-type="float">
            <text:p>1724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2488" calcext:value-type="float">
            <text:p>1724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494" calcext:value-type="float">
            <text:p>1724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500" calcext:value-type="float">
            <text:p>172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515" calcext:value-type="float">
            <text:p>1725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521" calcext:value-type="float">
            <text:p>172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27" calcext:value-type="float">
            <text:p>1725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33" calcext:value-type="float">
            <text:p>172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39" calcext:value-type="float">
            <text:p>172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545" calcext:value-type="float">
            <text:p>172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51" calcext:value-type="float">
            <text:p>1725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57" calcext:value-type="float">
            <text:p>1725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63" calcext:value-type="float">
            <text:p>1725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69" calcext:value-type="float">
            <text:p>172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75" calcext:value-type="float">
            <text:p>172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81" calcext:value-type="float">
            <text:p>172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87" calcext:value-type="float">
            <text:p>172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93" calcext:value-type="float">
            <text:p>172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599" calcext:value-type="float">
            <text:p>172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05" calcext:value-type="float">
            <text:p>1726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11" calcext:value-type="float">
            <text:p>172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17" calcext:value-type="float">
            <text:p>172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23" calcext:value-type="float">
            <text:p>1726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29" calcext:value-type="float">
            <text:p>1726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35" calcext:value-type="float">
            <text:p>1726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41" calcext:value-type="float">
            <text:p>1726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647" calcext:value-type="float">
            <text:p>172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53" calcext:value-type="float">
            <text:p>1726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59" calcext:value-type="float">
            <text:p>1726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65" calcext:value-type="float">
            <text:p>172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79" calcext:value-type="float">
            <text:p>1726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85" calcext:value-type="float">
            <text:p>1726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691" calcext:value-type="float">
            <text:p>172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697" calcext:value-type="float">
            <text:p>172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03" calcext:value-type="float">
            <text:p>172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09" calcext:value-type="float">
            <text:p>172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15" calcext:value-type="float">
            <text:p>172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21" calcext:value-type="float">
            <text:p>172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27" calcext:value-type="float">
            <text:p>1727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33" calcext:value-type="float">
            <text:p>172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39" calcext:value-type="float">
            <text:p>172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45" calcext:value-type="float">
            <text:p>1727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751" calcext:value-type="float">
            <text:p>1727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2757" calcext:value-type="float">
            <text:p>1727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63" calcext:value-type="float">
            <text:p>1727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69" calcext:value-type="float">
            <text:p>1727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75" calcext:value-type="float">
            <text:p>1727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2781" calcext:value-type="float">
            <text:p>172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87" calcext:value-type="float">
            <text:p>1727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93" calcext:value-type="float">
            <text:p>1727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799" calcext:value-type="float">
            <text:p>1727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05" calcext:value-type="float">
            <text:p>172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11" calcext:value-type="float">
            <text:p>1728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17" calcext:value-type="float">
            <text:p>1728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23" calcext:value-type="float">
            <text:p>1728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29" calcext:value-type="float">
            <text:p>1728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43" calcext:value-type="float">
            <text:p>172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49" calcext:value-type="float">
            <text:p>172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55" calcext:value-type="float">
            <text:p>172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2861" calcext:value-type="float">
            <text:p>172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67" calcext:value-type="float">
            <text:p>172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73" calcext:value-type="float">
            <text:p>172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79" calcext:value-type="float">
            <text:p>1728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85" calcext:value-type="float">
            <text:p>1728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91" calcext:value-type="float">
            <text:p>1728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897" calcext:value-type="float">
            <text:p>1728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03" calcext:value-type="float">
            <text:p>172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09" calcext:value-type="float">
            <text:p>172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15" calcext:value-type="float">
            <text:p>1729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21" calcext:value-type="float">
            <text:p>172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27" calcext:value-type="float">
            <text:p>172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33" calcext:value-type="float">
            <text:p>172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39" calcext:value-type="float">
            <text:p>172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45" calcext:value-type="float">
            <text:p>172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2951" calcext:value-type="float">
            <text:p>172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57" calcext:value-type="float">
            <text:p>172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63" calcext:value-type="float">
            <text:p>1729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69" calcext:value-type="float">
            <text:p>172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75" calcext:value-type="float">
            <text:p>172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81" calcext:value-type="float">
            <text:p>1729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2987" calcext:value-type="float">
            <text:p>172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01" calcext:value-type="float">
            <text:p>173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07" calcext:value-type="float">
            <text:p>17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13" calcext:value-type="float">
            <text:p>17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19" calcext:value-type="float">
            <text:p>17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025" calcext:value-type="float">
            <text:p>173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31" calcext:value-type="float">
            <text:p>173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37" calcext:value-type="float">
            <text:p>17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43" calcext:value-type="float">
            <text:p>173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49" calcext:value-type="float">
            <text:p>173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55" calcext:value-type="float">
            <text:p>173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061" calcext:value-type="float">
            <text:p>173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067" calcext:value-type="float">
            <text:p>173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073" calcext:value-type="float">
            <text:p>173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079" calcext:value-type="float">
            <text:p>173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085" calcext:value-type="float">
            <text:p>173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091" calcext:value-type="float">
            <text:p>173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097" calcext:value-type="float">
            <text:p>173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03" calcext:value-type="float">
            <text:p>173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09" calcext:value-type="float">
            <text:p>173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15" calcext:value-type="float">
            <text:p>173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21" calcext:value-type="float">
            <text:p>173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27" calcext:value-type="float">
            <text:p>173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133" calcext:value-type="float">
            <text:p>173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39" calcext:value-type="float">
            <text:p>173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45" calcext:value-type="float">
            <text:p>173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51" calcext:value-type="float">
            <text:p>173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65" calcext:value-type="float">
            <text:p>173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71" calcext:value-type="float">
            <text:p>173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77" calcext:value-type="float">
            <text:p>173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83" calcext:value-type="float">
            <text:p>173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89" calcext:value-type="float">
            <text:p>173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195" calcext:value-type="float">
            <text:p>173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01" calcext:value-type="float">
            <text:p>173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07" calcext:value-type="float">
            <text:p>173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13" calcext:value-type="float">
            <text:p>173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19" calcext:value-type="float">
            <text:p>173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25" calcext:value-type="float">
            <text:p>173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31" calcext:value-type="float">
            <text:p>173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37" calcext:value-type="float">
            <text:p>173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43" calcext:value-type="float">
            <text:p>173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49" calcext:value-type="float">
            <text:p>173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55" calcext:value-type="float">
            <text:p>173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61" calcext:value-type="float">
            <text:p>173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67" calcext:value-type="float">
            <text:p>173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73" calcext:value-type="float">
            <text:p>173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79" calcext:value-type="float">
            <text:p>173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85" calcext:value-type="float">
            <text:p>173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91" calcext:value-type="float">
            <text:p>173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297" calcext:value-type="float">
            <text:p>173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03" calcext:value-type="float">
            <text:p>173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09" calcext:value-type="float">
            <text:p>173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24" calcext:value-type="float">
            <text:p>173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30" calcext:value-type="float">
            <text:p>173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36" calcext:value-type="float">
            <text:p>173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42" calcext:value-type="float">
            <text:p>173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48" calcext:value-type="float">
            <text:p>173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54" calcext:value-type="float">
            <text:p>173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60" calcext:value-type="float">
            <text:p>173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66" calcext:value-type="float">
            <text:p>173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72" calcext:value-type="float">
            <text:p>173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78" calcext:value-type="float">
            <text:p>173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384" calcext:value-type="float">
            <text:p>1733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90" calcext:value-type="float">
            <text:p>173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396" calcext:value-type="float">
            <text:p>1733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402" calcext:value-type="float">
            <text:p>173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408" calcext:value-type="float">
            <text:p>173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14" calcext:value-type="float">
            <text:p>173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20" calcext:value-type="float">
            <text:p>1734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26" calcext:value-type="float">
            <text:p>173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32" calcext:value-type="float">
            <text:p>173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38" calcext:value-type="float">
            <text:p>1734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44" calcext:value-type="float">
            <text:p>1734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50" calcext:value-type="float">
            <text:p>1734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56" calcext:value-type="float">
            <text:p>173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62" calcext:value-type="float">
            <text:p>173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68" calcext:value-type="float">
            <text:p>1734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74" calcext:value-type="float">
            <text:p>173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88" calcext:value-type="float">
            <text:p>173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494" calcext:value-type="float">
            <text:p>173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500" calcext:value-type="float">
            <text:p>173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506" calcext:value-type="float">
            <text:p>173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515" calcext:value-type="float">
            <text:p>1735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22" calcext:value-type="float">
            <text:p>1735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28" calcext:value-type="float">
            <text:p>173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34" calcext:value-type="float">
            <text:p>173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40" calcext:value-type="float">
            <text:p>1735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46" calcext:value-type="float">
            <text:p>173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552" calcext:value-type="float">
            <text:p>173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58" calcext:value-type="float">
            <text:p>173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64" calcext:value-type="float">
            <text:p>173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70" calcext:value-type="float">
            <text:p>173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76" calcext:value-type="float">
            <text:p>173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82" calcext:value-type="float">
            <text:p>173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88" calcext:value-type="float">
            <text:p>173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594" calcext:value-type="float">
            <text:p>173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00" calcext:value-type="float">
            <text:p>173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06" calcext:value-type="float">
            <text:p>173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12" calcext:value-type="float">
            <text:p>173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18" calcext:value-type="float">
            <text:p>173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24" calcext:value-type="float">
            <text:p>1736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30" calcext:value-type="float">
            <text:p>173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36" calcext:value-type="float">
            <text:p>1736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42" calcext:value-type="float">
            <text:p>173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56" calcext:value-type="float">
            <text:p>173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62" calcext:value-type="float">
            <text:p>173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68" calcext:value-type="float">
            <text:p>173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74" calcext:value-type="float">
            <text:p>173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80" calcext:value-type="float">
            <text:p>173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86" calcext:value-type="float">
            <text:p>173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92" calcext:value-type="float">
            <text:p>173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698" calcext:value-type="float">
            <text:p>173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3704" calcext:value-type="float">
            <text:p>1737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10" calcext:value-type="float">
            <text:p>1737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16" calcext:value-type="float">
            <text:p>173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22" calcext:value-type="float">
            <text:p>1737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28" calcext:value-type="float">
            <text:p>173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34" calcext:value-type="float">
            <text:p>173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40" calcext:value-type="float">
            <text:p>173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46" calcext:value-type="float">
            <text:p>173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52" calcext:value-type="float">
            <text:p>1737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758" calcext:value-type="float">
            <text:p>173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64" calcext:value-type="float">
            <text:p>1737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70" calcext:value-type="float">
            <text:p>173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76" calcext:value-type="float">
            <text:p>173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82" calcext:value-type="float">
            <text:p>173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88" calcext:value-type="float">
            <text:p>1737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794" calcext:value-type="float">
            <text:p>173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00" calcext:value-type="float">
            <text:p>173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14" calcext:value-type="float">
            <text:p>173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20" calcext:value-type="float">
            <text:p>1738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26" calcext:value-type="float">
            <text:p>1738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32" calcext:value-type="float">
            <text:p>173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38" calcext:value-type="float">
            <text:p>173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44" calcext:value-type="float">
            <text:p>173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50" calcext:value-type="float">
            <text:p>173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56" calcext:value-type="float">
            <text:p>173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62" calcext:value-type="float">
            <text:p>173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68" calcext:value-type="float">
            <text:p>173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74" calcext:value-type="float">
            <text:p>173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80" calcext:value-type="float">
            <text:p>173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3886" calcext:value-type="float">
            <text:p>173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892" calcext:value-type="float">
            <text:p>1738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898" calcext:value-type="float">
            <text:p>173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3904" calcext:value-type="float">
            <text:p>173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10" calcext:value-type="float">
            <text:p>1739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16" calcext:value-type="float">
            <text:p>173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22" calcext:value-type="float">
            <text:p>173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3928" calcext:value-type="float">
            <text:p>1739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34" calcext:value-type="float">
            <text:p>1739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40" calcext:value-type="float">
            <text:p>1739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46" calcext:value-type="float">
            <text:p>1739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52" calcext:value-type="float">
            <text:p>1739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58" calcext:value-type="float">
            <text:p>1739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64" calcext:value-type="float">
            <text:p>1739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3978" calcext:value-type="float">
            <text:p>1739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84" calcext:value-type="float">
            <text:p>1739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90" calcext:value-type="float">
            <text:p>1739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3996" calcext:value-type="float">
            <text:p>1739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4002" calcext:value-type="float">
            <text:p>174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08" calcext:value-type="float">
            <text:p>1740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14" calcext:value-type="float">
            <text:p>1740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20" calcext:value-type="float">
            <text:p>174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26" calcext:value-type="float">
            <text:p>174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32" calcext:value-type="float">
            <text:p>1740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38" calcext:value-type="float">
            <text:p>174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44" calcext:value-type="float">
            <text:p>1740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50" calcext:value-type="float">
            <text:p>1740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056" calcext:value-type="float">
            <text:p>174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62" calcext:value-type="float">
            <text:p>1740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68" calcext:value-type="float">
            <text:p>174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74" calcext:value-type="float">
            <text:p>174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080" calcext:value-type="float">
            <text:p>1740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086" calcext:value-type="float">
            <text:p>1740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092" calcext:value-type="float">
            <text:p>174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098" calcext:value-type="float">
            <text:p>174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04" calcext:value-type="float">
            <text:p>174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10" calcext:value-type="float">
            <text:p>174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16" calcext:value-type="float">
            <text:p>174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22" calcext:value-type="float">
            <text:p>174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37" calcext:value-type="float">
            <text:p>174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143" calcext:value-type="float">
            <text:p>174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149" calcext:value-type="float">
            <text:p>174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155" calcext:value-type="float">
            <text:p>174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61" calcext:value-type="float">
            <text:p>174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67" calcext:value-type="float">
            <text:p>174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73" calcext:value-type="float">
            <text:p>174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79" calcext:value-type="float">
            <text:p>174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85" calcext:value-type="float">
            <text:p>174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91" calcext:value-type="float">
            <text:p>174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197" calcext:value-type="float">
            <text:p>174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03" calcext:value-type="float">
            <text:p>174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09" calcext:value-type="float">
            <text:p>174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15" calcext:value-type="float">
            <text:p>174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21" calcext:value-type="float">
            <text:p>174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27" calcext:value-type="float">
            <text:p>174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33" calcext:value-type="float">
            <text:p>174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239" calcext:value-type="float">
            <text:p>174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245" calcext:value-type="float">
            <text:p>174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51" calcext:value-type="float">
            <text:p>174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57" calcext:value-type="float">
            <text:p>174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63" calcext:value-type="float">
            <text:p>174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69" calcext:value-type="float">
            <text:p>174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275" calcext:value-type="float">
            <text:p>174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281" calcext:value-type="float">
            <text:p>174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287" calcext:value-type="float">
            <text:p>174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01" calcext:value-type="float">
            <text:p>174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07" calcext:value-type="float">
            <text:p>174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13" calcext:value-type="float">
            <text:p>174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19" calcext:value-type="float">
            <text:p>1743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25" calcext:value-type="float">
            <text:p>174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31" calcext:value-type="float">
            <text:p>1743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37" calcext:value-type="float">
            <text:p>174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43" calcext:value-type="float">
            <text:p>174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49" calcext:value-type="float">
            <text:p>174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355" calcext:value-type="float">
            <text:p>174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361" calcext:value-type="float">
            <text:p>174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67" calcext:value-type="float">
            <text:p>174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73" calcext:value-type="float">
            <text:p>174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79" calcext:value-type="float">
            <text:p>174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85" calcext:value-type="float">
            <text:p>1743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91" calcext:value-type="float">
            <text:p>1743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397" calcext:value-type="float">
            <text:p>1743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03" calcext:value-type="float">
            <text:p>1744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09" calcext:value-type="float">
            <text:p>174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15" calcext:value-type="float">
            <text:p>174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21" calcext:value-type="float">
            <text:p>1744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27" calcext:value-type="float">
            <text:p>174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33" calcext:value-type="float">
            <text:p>174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439" calcext:value-type="float">
            <text:p>174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45" calcext:value-type="float">
            <text:p>174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51" calcext:value-type="float">
            <text:p>174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65" calcext:value-type="float">
            <text:p>174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71" calcext:value-type="float">
            <text:p>174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77" calcext:value-type="float">
            <text:p>1744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83" calcext:value-type="float">
            <text:p>174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89" calcext:value-type="float">
            <text:p>174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495" calcext:value-type="float">
            <text:p>174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01" calcext:value-type="float">
            <text:p>174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07" calcext:value-type="float">
            <text:p>174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13" calcext:value-type="float">
            <text:p>174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19" calcext:value-type="float">
            <text:p>174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25" calcext:value-type="float">
            <text:p>174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31" calcext:value-type="float">
            <text:p>174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37" calcext:value-type="float">
            <text:p>1745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543" calcext:value-type="float">
            <text:p>174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49" calcext:value-type="float">
            <text:p>174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55" calcext:value-type="float">
            <text:p>174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61" calcext:value-type="float">
            <text:p>174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67" calcext:value-type="float">
            <text:p>174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73" calcext:value-type="float">
            <text:p>174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79" calcext:value-type="float">
            <text:p>1745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85" calcext:value-type="float">
            <text:p>174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91" calcext:value-type="float">
            <text:p>174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597" calcext:value-type="float">
            <text:p>174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03" calcext:value-type="float">
            <text:p>174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09" calcext:value-type="float">
            <text:p>174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23" calcext:value-type="float">
            <text:p>174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29" calcext:value-type="float">
            <text:p>174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35" calcext:value-type="float">
            <text:p>174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41" calcext:value-type="float">
            <text:p>17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47" calcext:value-type="float">
            <text:p>174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4653" calcext:value-type="float">
            <text:p>174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4659" calcext:value-type="float">
            <text:p>174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665" calcext:value-type="float">
            <text:p>174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71" calcext:value-type="float">
            <text:p>174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77" calcext:value-type="float">
            <text:p>174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83" calcext:value-type="float">
            <text:p>174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89" calcext:value-type="float">
            <text:p>174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695" calcext:value-type="float">
            <text:p>174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01" calcext:value-type="float">
            <text:p>174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07" calcext:value-type="float">
            <text:p>1747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13" calcext:value-type="float">
            <text:p>174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19" calcext:value-type="float">
            <text:p>174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25" calcext:value-type="float">
            <text:p>1747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31" calcext:value-type="float">
            <text:p>174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37" calcext:value-type="float">
            <text:p>174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43" calcext:value-type="float">
            <text:p>174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49" calcext:value-type="float">
            <text:p>174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55" calcext:value-type="float">
            <text:p>174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61" calcext:value-type="float">
            <text:p>1747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67" calcext:value-type="float">
            <text:p>174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73" calcext:value-type="float">
            <text:p>174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87" calcext:value-type="float">
            <text:p>174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93" calcext:value-type="float">
            <text:p>174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799" calcext:value-type="float">
            <text:p>1747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805" calcext:value-type="float">
            <text:p>174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11" calcext:value-type="float">
            <text:p>174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817" calcext:value-type="float">
            <text:p>174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23" calcext:value-type="float">
            <text:p>1748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29" calcext:value-type="float">
            <text:p>174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35" calcext:value-type="float">
            <text:p>174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41" calcext:value-type="float">
            <text:p>174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47" calcext:value-type="float">
            <text:p>174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53" calcext:value-type="float">
            <text:p>174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59" calcext:value-type="float">
            <text:p>174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65" calcext:value-type="float">
            <text:p>174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71" calcext:value-type="float">
            <text:p>174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77" calcext:value-type="float">
            <text:p>174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83" calcext:value-type="float">
            <text:p>1748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4889" calcext:value-type="float">
            <text:p>174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895" calcext:value-type="float">
            <text:p>174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4901" calcext:value-type="float">
            <text:p>174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07" calcext:value-type="float">
            <text:p>174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13" calcext:value-type="float">
            <text:p>174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19" calcext:value-type="float">
            <text:p>1749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25" calcext:value-type="float">
            <text:p>174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31" calcext:value-type="float">
            <text:p>1749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46" calcext:value-type="float">
            <text:p>1749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52" calcext:value-type="float">
            <text:p>1749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58" calcext:value-type="float">
            <text:p>1749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64" calcext:value-type="float">
            <text:p>1749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70" calcext:value-type="float">
            <text:p>1749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76" calcext:value-type="float">
            <text:p>174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4982" calcext:value-type="float">
            <text:p>1749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88" calcext:value-type="float">
            <text:p>1749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4994" calcext:value-type="float">
            <text:p>1749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00" calcext:value-type="float">
            <text:p>175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06" calcext:value-type="float">
            <text:p>1750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12" calcext:value-type="float">
            <text:p>1750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5018" calcext:value-type="float">
            <text:p>1750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24" calcext:value-type="float">
            <text:p>175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30" calcext:value-type="float">
            <text:p>1750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36" calcext:value-type="float">
            <text:p>1750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42" calcext:value-type="float">
            <text:p>175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48" calcext:value-type="float">
            <text:p>1750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54" calcext:value-type="float">
            <text:p>175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60" calcext:value-type="float">
            <text:p>175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5066" calcext:value-type="float">
            <text:p>1750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72" calcext:value-type="float">
            <text:p>175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78" calcext:value-type="float">
            <text:p>1750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84" calcext:value-type="float">
            <text:p>175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90" calcext:value-type="float">
            <text:p>175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096" calcext:value-type="float">
            <text:p>175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110" calcext:value-type="float">
            <text:p>175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16" calcext:value-type="float">
            <text:p>1751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22" calcext:value-type="float">
            <text:p>175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28" calcext:value-type="float">
            <text:p>175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34" calcext:value-type="float">
            <text:p>1751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40" calcext:value-type="float">
            <text:p>175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46" calcext:value-type="float">
            <text:p>175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152" calcext:value-type="float">
            <text:p>175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58" calcext:value-type="float">
            <text:p>175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64" calcext:value-type="float">
            <text:p>175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70" calcext:value-type="float">
            <text:p>175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76" calcext:value-type="float">
            <text:p>175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82" calcext:value-type="float">
            <text:p>175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88" calcext:value-type="float">
            <text:p>175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194" calcext:value-type="float">
            <text:p>175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00" calcext:value-type="float">
            <text:p>17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06" calcext:value-type="float">
            <text:p>175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12" calcext:value-type="float">
            <text:p>175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18" calcext:value-type="float">
            <text:p>175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24" calcext:value-type="float">
            <text:p>175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30" calcext:value-type="float">
            <text:p>175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36" calcext:value-type="float">
            <text:p>175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42" calcext:value-type="float">
            <text:p>175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48" calcext:value-type="float">
            <text:p>175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54" calcext:value-type="float">
            <text:p>175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60" calcext:value-type="float">
            <text:p>175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74" calcext:value-type="float">
            <text:p>175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80" calcext:value-type="float">
            <text:p>175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86" calcext:value-type="float">
            <text:p>175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92" calcext:value-type="float">
            <text:p>175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298" calcext:value-type="float">
            <text:p>175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304" calcext:value-type="float">
            <text:p>175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10" calcext:value-type="float">
            <text:p>175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16" calcext:value-type="float">
            <text:p>175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22" calcext:value-type="float">
            <text:p>175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28" calcext:value-type="float">
            <text:p>175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34" calcext:value-type="float">
            <text:p>175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340" calcext:value-type="float">
            <text:p>1753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46" calcext:value-type="float">
            <text:p>1753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52" calcext:value-type="float">
            <text:p>175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58" calcext:value-type="float">
            <text:p>1753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64" calcext:value-type="float">
            <text:p>175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70" calcext:value-type="float">
            <text:p>175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76" calcext:value-type="float">
            <text:p>175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82" calcext:value-type="float">
            <text:p>175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88" calcext:value-type="float">
            <text:p>175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394" calcext:value-type="float">
            <text:p>175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00" calcext:value-type="float">
            <text:p>175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06" calcext:value-type="float">
            <text:p>1754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12" calcext:value-type="float">
            <text:p>175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18" calcext:value-type="float">
            <text:p>175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32" calcext:value-type="float">
            <text:p>175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38" calcext:value-type="float">
            <text:p>175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44" calcext:value-type="float">
            <text:p>175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50" calcext:value-type="float">
            <text:p>175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56" calcext:value-type="float">
            <text:p>175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62" calcext:value-type="float">
            <text:p>175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68" calcext:value-type="float">
            <text:p>175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74" calcext:value-type="float">
            <text:p>175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83" calcext:value-type="float">
            <text:p>175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490" calcext:value-type="float">
            <text:p>175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496" calcext:value-type="float">
            <text:p>1754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02" calcext:value-type="float">
            <text:p>1755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08" calcext:value-type="float">
            <text:p>1755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14" calcext:value-type="float">
            <text:p>175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20" calcext:value-type="float">
            <text:p>1755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26" calcext:value-type="float">
            <text:p>175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32" calcext:value-type="float">
            <text:p>175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38" calcext:value-type="float">
            <text:p>1755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44" calcext:value-type="float">
            <text:p>1755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550" calcext:value-type="float">
            <text:p>175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56" calcext:value-type="float">
            <text:p>175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62" calcext:value-type="float">
            <text:p>175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68" calcext:value-type="float">
            <text:p>175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74" calcext:value-type="float">
            <text:p>175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80" calcext:value-type="float">
            <text:p>175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586" calcext:value-type="float">
            <text:p>1755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00" calcext:value-type="float">
            <text:p>17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06" calcext:value-type="float">
            <text:p>175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12" calcext:value-type="float">
            <text:p>1756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18" calcext:value-type="float">
            <text:p>175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624" calcext:value-type="float">
            <text:p>175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30" calcext:value-type="float">
            <text:p>175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36" calcext:value-type="float">
            <text:p>175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642" calcext:value-type="float">
            <text:p>1756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48" calcext:value-type="float">
            <text:p>175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54" calcext:value-type="float">
            <text:p>175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60" calcext:value-type="float">
            <text:p>175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66" calcext:value-type="float">
            <text:p>175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72" calcext:value-type="float">
            <text:p>175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78" calcext:value-type="float">
            <text:p>1756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84" calcext:value-type="float">
            <text:p>175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90" calcext:value-type="float">
            <text:p>175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696" calcext:value-type="float">
            <text:p>1756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702" calcext:value-type="float">
            <text:p>175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08" calcext:value-type="float">
            <text:p>1757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714" calcext:value-type="float">
            <text:p>175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20" calcext:value-type="float">
            <text:p>175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26" calcext:value-type="float">
            <text:p>1757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32" calcext:value-type="float">
            <text:p>175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38" calcext:value-type="float">
            <text:p>175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44" calcext:value-type="float">
            <text:p>1757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59" calcext:value-type="float">
            <text:p>175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65" calcext:value-type="float">
            <text:p>175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71" calcext:value-type="float">
            <text:p>175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77" calcext:value-type="float">
            <text:p>175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83" calcext:value-type="float">
            <text:p>175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89" calcext:value-type="float">
            <text:p>175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795" calcext:value-type="float">
            <text:p>175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01" calcext:value-type="float">
            <text:p>175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07" calcext:value-type="float">
            <text:p>175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13" calcext:value-type="float">
            <text:p>175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19" calcext:value-type="float">
            <text:p>175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825" calcext:value-type="float">
            <text:p>175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31" calcext:value-type="float">
            <text:p>175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37" calcext:value-type="float">
            <text:p>17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43" calcext:value-type="float">
            <text:p>175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49" calcext:value-type="float">
            <text:p>175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55" calcext:value-type="float">
            <text:p>175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61" calcext:value-type="float">
            <text:p>175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67" calcext:value-type="float">
            <text:p>175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73" calcext:value-type="float">
            <text:p>175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79" calcext:value-type="float">
            <text:p>175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85" calcext:value-type="float">
            <text:p>175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91" calcext:value-type="float">
            <text:p>175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5897" calcext:value-type="float">
            <text:p>175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03" calcext:value-type="float">
            <text:p>175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09" calcext:value-type="float">
            <text:p>175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23" calcext:value-type="float">
            <text:p>175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29" calcext:value-type="float">
            <text:p>175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35" calcext:value-type="float">
            <text:p>175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5941" calcext:value-type="float">
            <text:p>175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47" calcext:value-type="float">
            <text:p>1759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53" calcext:value-type="float">
            <text:p>1759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959" calcext:value-type="float">
            <text:p>1759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965" calcext:value-type="float">
            <text:p>1759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5971" calcext:value-type="float">
            <text:p>175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77" calcext:value-type="float">
            <text:p>175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83" calcext:value-type="float">
            <text:p>175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89" calcext:value-type="float">
            <text:p>1759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5995" calcext:value-type="float">
            <text:p>175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001" calcext:value-type="float">
            <text:p>176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007" calcext:value-type="float">
            <text:p>176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13" calcext:value-type="float">
            <text:p>176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19" calcext:value-type="float">
            <text:p>176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25" calcext:value-type="float">
            <text:p>176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31" calcext:value-type="float">
            <text:p>176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37" calcext:value-type="float">
            <text:p>176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43" calcext:value-type="float">
            <text:p>176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49" calcext:value-type="float">
            <text:p>176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55" calcext:value-type="float">
            <text:p>176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61" calcext:value-type="float">
            <text:p>176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67" calcext:value-type="float">
            <text:p>176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73" calcext:value-type="float">
            <text:p>176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87" calcext:value-type="float">
            <text:p>176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93" calcext:value-type="float">
            <text:p>176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099" calcext:value-type="float">
            <text:p>176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05" calcext:value-type="float">
            <text:p>176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11" calcext:value-type="float">
            <text:p>176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17" calcext:value-type="float">
            <text:p>176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23" calcext:value-type="float">
            <text:p>176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29" calcext:value-type="float">
            <text:p>17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35" calcext:value-type="float">
            <text:p>176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41" calcext:value-type="float">
            <text:p>176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47" calcext:value-type="float">
            <text:p>176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53" calcext:value-type="float">
            <text:p>176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6159" calcext:value-type="float">
            <text:p>176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65" calcext:value-type="float">
            <text:p>176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71" calcext:value-type="float">
            <text:p>176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77" calcext:value-type="float">
            <text:p>176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83" calcext:value-type="float">
            <text:p>176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89" calcext:value-type="float">
            <text:p>176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195" calcext:value-type="float">
            <text:p>176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01" calcext:value-type="float">
            <text:p>176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07" calcext:value-type="float">
            <text:p>176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13" calcext:value-type="float">
            <text:p>176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19" calcext:value-type="float">
            <text:p>176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25" calcext:value-type="float">
            <text:p>176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31" calcext:value-type="float">
            <text:p>176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45" calcext:value-type="float">
            <text:p>176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51" calcext:value-type="float">
            <text:p>176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57" calcext:value-type="float">
            <text:p>176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63" calcext:value-type="float">
            <text:p>176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269" calcext:value-type="float">
            <text:p>176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275" calcext:value-type="float">
            <text:p>176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281" calcext:value-type="float">
            <text:p>176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287" calcext:value-type="float">
            <text:p>176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293" calcext:value-type="float">
            <text:p>1762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299" calcext:value-type="float">
            <text:p>176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305" calcext:value-type="float">
            <text:p>176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311" calcext:value-type="float">
            <text:p>1763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317" calcext:value-type="float">
            <text:p>176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23" calcext:value-type="float">
            <text:p>176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29" calcext:value-type="float">
            <text:p>176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35" calcext:value-type="float">
            <text:p>176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41" calcext:value-type="float">
            <text:p>176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47" calcext:value-type="float">
            <text:p>176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53" calcext:value-type="float">
            <text:p>176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59" calcext:value-type="float">
            <text:p>176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65" calcext:value-type="float">
            <text:p>176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371" calcext:value-type="float">
            <text:p>176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77" calcext:value-type="float">
            <text:p>176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83" calcext:value-type="float">
            <text:p>176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89" calcext:value-type="float">
            <text:p>176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395" calcext:value-type="float">
            <text:p>176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409" calcext:value-type="float">
            <text:p>176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15" calcext:value-type="float">
            <text:p>176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21" calcext:value-type="float">
            <text:p>176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27" calcext:value-type="float">
            <text:p>176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33" calcext:value-type="float">
            <text:p>176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39" calcext:value-type="float">
            <text:p>176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45" calcext:value-type="float">
            <text:p>176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51" calcext:value-type="float">
            <text:p>176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57" calcext:value-type="float">
            <text:p>176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63" calcext:value-type="float">
            <text:p>176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69" calcext:value-type="float">
            <text:p>176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75" calcext:value-type="float">
            <text:p>176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81" calcext:value-type="float">
            <text:p>176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87" calcext:value-type="float">
            <text:p>176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93" calcext:value-type="float">
            <text:p>176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499" calcext:value-type="float">
            <text:p>1764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05" calcext:value-type="float">
            <text:p>176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11" calcext:value-type="float">
            <text:p>176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17" calcext:value-type="float">
            <text:p>1765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23" calcext:value-type="float">
            <text:p>176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29" calcext:value-type="float">
            <text:p>176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35" calcext:value-type="float">
            <text:p>176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41" calcext:value-type="float">
            <text:p>176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47" calcext:value-type="float">
            <text:p>176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53" calcext:value-type="float">
            <text:p>1765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68" calcext:value-type="float">
            <text:p>176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74" calcext:value-type="float">
            <text:p>176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580" calcext:value-type="float">
            <text:p>1765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586" calcext:value-type="float">
            <text:p>176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592" calcext:value-type="float">
            <text:p>176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598" calcext:value-type="float">
            <text:p>176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6604" calcext:value-type="float">
            <text:p>176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10" calcext:value-type="float">
            <text:p>1766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16" calcext:value-type="float">
            <text:p>176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22" calcext:value-type="float">
            <text:p>1766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28" calcext:value-type="float">
            <text:p>1766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34" calcext:value-type="float">
            <text:p>176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40" calcext:value-type="float">
            <text:p>1766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46" calcext:value-type="float">
            <text:p>176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52" calcext:value-type="float">
            <text:p>176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58" calcext:value-type="float">
            <text:p>1766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64" calcext:value-type="float">
            <text:p>176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70" calcext:value-type="float">
            <text:p>1766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76" calcext:value-type="float">
            <text:p>176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82" calcext:value-type="float">
            <text:p>1766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688" calcext:value-type="float">
            <text:p>1766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694" calcext:value-type="float">
            <text:p>176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00" calcext:value-type="float">
            <text:p>176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06" calcext:value-type="float">
            <text:p>176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12" calcext:value-type="float">
            <text:p>176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18" calcext:value-type="float">
            <text:p>176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32" calcext:value-type="float">
            <text:p>1767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38" calcext:value-type="float">
            <text:p>176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44" calcext:value-type="float">
            <text:p>1767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50" calcext:value-type="float">
            <text:p>176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56" calcext:value-type="float">
            <text:p>176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62" calcext:value-type="float">
            <text:p>176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68" calcext:value-type="float">
            <text:p>176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74" calcext:value-type="float">
            <text:p>1767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80" calcext:value-type="float">
            <text:p>176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86" calcext:value-type="float">
            <text:p>176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92" calcext:value-type="float">
            <text:p>176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798" calcext:value-type="float">
            <text:p>176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04" calcext:value-type="float">
            <text:p>176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10" calcext:value-type="float">
            <text:p>1768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16" calcext:value-type="float">
            <text:p>176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22" calcext:value-type="float">
            <text:p>1768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28" calcext:value-type="float">
            <text:p>176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34" calcext:value-type="float">
            <text:p>1768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40" calcext:value-type="float">
            <text:p>176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846" calcext:value-type="float">
            <text:p>176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52" calcext:value-type="float">
            <text:p>176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58" calcext:value-type="float">
            <text:p>17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64" calcext:value-type="float">
            <text:p>1768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70" calcext:value-type="float">
            <text:p>176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76" calcext:value-type="float">
            <text:p>176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82" calcext:value-type="float">
            <text:p>176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896" calcext:value-type="float">
            <text:p>1768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6902" calcext:value-type="float">
            <text:p>176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6908" calcext:value-type="float">
            <text:p>1769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14" calcext:value-type="float">
            <text:p>176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20" calcext:value-type="float">
            <text:p>1769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26" calcext:value-type="float">
            <text:p>1769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32" calcext:value-type="float">
            <text:p>176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38" calcext:value-type="float">
            <text:p>1769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44" calcext:value-type="float">
            <text:p>176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50" calcext:value-type="float">
            <text:p>176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56" calcext:value-type="float">
            <text:p>176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62" calcext:value-type="float">
            <text:p>176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68" calcext:value-type="float">
            <text:p>176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74" calcext:value-type="float">
            <text:p>1769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80" calcext:value-type="float">
            <text:p>1769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86" calcext:value-type="float">
            <text:p>176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992" calcext:value-type="float">
            <text:p>1769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6998" calcext:value-type="float">
            <text:p>1769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04" calcext:value-type="float">
            <text:p>177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10" calcext:value-type="float">
            <text:p>1770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16" calcext:value-type="float">
            <text:p>177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22" calcext:value-type="float">
            <text:p>177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28" calcext:value-type="float">
            <text:p>1770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34" calcext:value-type="float">
            <text:p>1770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40" calcext:value-type="float">
            <text:p>1770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054" calcext:value-type="float">
            <text:p>177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60" calcext:value-type="float">
            <text:p>1770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66" calcext:value-type="float">
            <text:p>177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72" calcext:value-type="float">
            <text:p>177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78" calcext:value-type="float">
            <text:p>177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84" calcext:value-type="float">
            <text:p>1770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90" calcext:value-type="float">
            <text:p>1770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096" calcext:value-type="float">
            <text:p>177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02" calcext:value-type="float">
            <text:p>177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08" calcext:value-type="float">
            <text:p>1771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14" calcext:value-type="float">
            <text:p>177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20" calcext:value-type="float">
            <text:p>177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26" calcext:value-type="float">
            <text:p>177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132" calcext:value-type="float">
            <text:p>1771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38" calcext:value-type="float">
            <text:p>177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44" calcext:value-type="float">
            <text:p>177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50" calcext:value-type="float">
            <text:p>177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56" calcext:value-type="float">
            <text:p>177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62" calcext:value-type="float">
            <text:p>177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68" calcext:value-type="float">
            <text:p>1771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74" calcext:value-type="float">
            <text:p>1771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80" calcext:value-type="float">
            <text:p>177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86" calcext:value-type="float">
            <text:p>177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92" calcext:value-type="float">
            <text:p>177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198" calcext:value-type="float">
            <text:p>177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204" calcext:value-type="float">
            <text:p>177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218" calcext:value-type="float">
            <text:p>177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24" calcext:value-type="float">
            <text:p>1772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30" calcext:value-type="float">
            <text:p>1772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36" calcext:value-type="float">
            <text:p>1772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42" calcext:value-type="float">
            <text:p>1772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48" calcext:value-type="float">
            <text:p>177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54" calcext:value-type="float">
            <text:p>177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60" calcext:value-type="float">
            <text:p>1772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266" calcext:value-type="float">
            <text:p>177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72" calcext:value-type="float">
            <text:p>177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78" calcext:value-type="float">
            <text:p>177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84" calcext:value-type="float">
            <text:p>177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90" calcext:value-type="float">
            <text:p>1772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296" calcext:value-type="float">
            <text:p>1772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302" calcext:value-type="float">
            <text:p>177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08" calcext:value-type="float">
            <text:p>177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14" calcext:value-type="float">
            <text:p>1773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20" calcext:value-type="float">
            <text:p>1773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26" calcext:value-type="float">
            <text:p>1773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32" calcext:value-type="float">
            <text:p>1773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38" calcext:value-type="float">
            <text:p>177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44" calcext:value-type="float">
            <text:p>177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50" calcext:value-type="float">
            <text:p>177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56" calcext:value-type="float">
            <text:p>1773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62" calcext:value-type="float">
            <text:p>1773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377" calcext:value-type="float">
            <text:p>1773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83" calcext:value-type="float">
            <text:p>177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89" calcext:value-type="float">
            <text:p>1773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395" calcext:value-type="float">
            <text:p>177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01" calcext:value-type="float">
            <text:p>177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07" calcext:value-type="float">
            <text:p>177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13" calcext:value-type="float">
            <text:p>177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19" calcext:value-type="float">
            <text:p>177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25" calcext:value-type="float">
            <text:p>177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31" calcext:value-type="float">
            <text:p>177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37" calcext:value-type="float">
            <text:p>177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43" calcext:value-type="float">
            <text:p>177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52" calcext:value-type="float">
            <text:p>1774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59" calcext:value-type="float">
            <text:p>177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65" calcext:value-type="float">
            <text:p>177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71" calcext:value-type="float">
            <text:p>177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477" calcext:value-type="float">
            <text:p>1774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483" calcext:value-type="float">
            <text:p>177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489" calcext:value-type="float">
            <text:p>1774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495" calcext:value-type="float">
            <text:p>1774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01" calcext:value-type="float">
            <text:p>1775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07" calcext:value-type="float">
            <text:p>177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13" calcext:value-type="float">
            <text:p>1775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19" calcext:value-type="float">
            <text:p>177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25" calcext:value-type="float">
            <text:p>177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31" calcext:value-type="float">
            <text:p>177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45" calcext:value-type="float">
            <text:p>1775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51" calcext:value-type="float">
            <text:p>177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57" calcext:value-type="float">
            <text:p>1775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563" calcext:value-type="float">
            <text:p>1775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569" calcext:value-type="float">
            <text:p>177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75" calcext:value-type="float">
            <text:p>177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81" calcext:value-type="float">
            <text:p>177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87" calcext:value-type="float">
            <text:p>1775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593" calcext:value-type="float">
            <text:p>177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599" calcext:value-type="float">
            <text:p>177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605" calcext:value-type="float">
            <text:p>177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11" calcext:value-type="float">
            <text:p>177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17" calcext:value-type="float">
            <text:p>177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623" calcext:value-type="float">
            <text:p>1776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29" calcext:value-type="float">
            <text:p>177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35" calcext:value-type="float">
            <text:p>177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41" calcext:value-type="float">
            <text:p>177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47" calcext:value-type="float">
            <text:p>177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53" calcext:value-type="float">
            <text:p>1776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659" calcext:value-type="float">
            <text:p>177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65" calcext:value-type="float">
            <text:p>177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71" calcext:value-type="float">
            <text:p>177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77" calcext:value-type="float">
            <text:p>177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83" calcext:value-type="float">
            <text:p>177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89" calcext:value-type="float">
            <text:p>1776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695" calcext:value-type="float">
            <text:p>177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09" calcext:value-type="float">
            <text:p>177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15" calcext:value-type="float">
            <text:p>177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21" calcext:value-type="float">
            <text:p>177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27" calcext:value-type="float">
            <text:p>177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33" calcext:value-type="float">
            <text:p>177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39" calcext:value-type="float">
            <text:p>177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45" calcext:value-type="float">
            <text:p>177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51" calcext:value-type="float">
            <text:p>177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57" calcext:value-type="float">
            <text:p>177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63" calcext:value-type="float">
            <text:p>177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69" calcext:value-type="float">
            <text:p>177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75" calcext:value-type="float">
            <text:p>177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781" calcext:value-type="float">
            <text:p>177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787" calcext:value-type="float">
            <text:p>177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793" calcext:value-type="float">
            <text:p>177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799" calcext:value-type="float">
            <text:p>177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805" calcext:value-type="float">
            <text:p>177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7811" calcext:value-type="float">
            <text:p>177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17" calcext:value-type="float">
            <text:p>177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23" calcext:value-type="float">
            <text:p>177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29" calcext:value-type="float">
            <text:p>177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35" calcext:value-type="float">
            <text:p>1778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41" calcext:value-type="float">
            <text:p>177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47" calcext:value-type="float">
            <text:p>1778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53" calcext:value-type="float">
            <text:p>1778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7867" calcext:value-type="float">
            <text:p>1778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73" calcext:value-type="float">
            <text:p>1778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79" calcext:value-type="float">
            <text:p>1778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85" calcext:value-type="float">
            <text:p>177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91" calcext:value-type="float">
            <text:p>1778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897" calcext:value-type="float">
            <text:p>1778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03" calcext:value-type="float">
            <text:p>177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09" calcext:value-type="float">
            <text:p>1779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15" calcext:value-type="float">
            <text:p>1779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21" calcext:value-type="float">
            <text:p>177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27" calcext:value-type="float">
            <text:p>1779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33" calcext:value-type="float">
            <text:p>177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39" calcext:value-type="float">
            <text:p>1779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45" calcext:value-type="float">
            <text:p>177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51" calcext:value-type="float">
            <text:p>177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57" calcext:value-type="float">
            <text:p>177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63" calcext:value-type="float">
            <text:p>177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69" calcext:value-type="float">
            <text:p>1779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75" calcext:value-type="float">
            <text:p>1779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7981" calcext:value-type="float">
            <text:p>1779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7987" calcext:value-type="float">
            <text:p>1779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7993" calcext:value-type="float">
            <text:p>1779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7999" calcext:value-type="float">
            <text:p>177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005" calcext:value-type="float">
            <text:p>178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11" calcext:value-type="float">
            <text:p>178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17" calcext:value-type="float">
            <text:p>178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31" calcext:value-type="float">
            <text:p>1780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37" calcext:value-type="float">
            <text:p>178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44" calcext:value-type="float">
            <text:p>1780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51" calcext:value-type="float">
            <text:p>178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58" calcext:value-type="float">
            <text:p>1780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64" calcext:value-type="float">
            <text:p>1780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8071" calcext:value-type="float">
            <text:p>1780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77" calcext:value-type="float">
            <text:p>1780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83" calcext:value-type="float">
            <text:p>1780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78089" calcext:value-type="float">
            <text:p>1780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095" calcext:value-type="float">
            <text:p>178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8101" calcext:value-type="float">
            <text:p>178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07" calcext:value-type="float">
            <text:p>1781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13" calcext:value-type="float">
            <text:p>178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19" calcext:value-type="float">
            <text:p>178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25" calcext:value-type="float">
            <text:p>178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31" calcext:value-type="float">
            <text:p>178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37" calcext:value-type="float">
            <text:p>1781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43" calcext:value-type="float">
            <text:p>178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78149" calcext:value-type="float">
            <text:p>178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55" calcext:value-type="float">
            <text:p>178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61" calcext:value-type="float">
            <text:p>1781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67" calcext:value-type="float">
            <text:p>1781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73" calcext:value-type="float">
            <text:p>178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179" calcext:value-type="float">
            <text:p>178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193" calcext:value-type="float">
            <text:p>1781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199" calcext:value-type="float">
            <text:p>178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205" calcext:value-type="float">
            <text:p>1782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211" calcext:value-type="float">
            <text:p>178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17" calcext:value-type="float">
            <text:p>178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23" calcext:value-type="float">
            <text:p>178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29" calcext:value-type="float">
            <text:p>178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35" calcext:value-type="float">
            <text:p>1782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41" calcext:value-type="float">
            <text:p>178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47" calcext:value-type="float">
            <text:p>178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53" calcext:value-type="float">
            <text:p>178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59" calcext:value-type="float">
            <text:p>1782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265" calcext:value-type="float">
            <text:p>178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71" calcext:value-type="float">
            <text:p>178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77" calcext:value-type="float">
            <text:p>178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83" calcext:value-type="float">
            <text:p>178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89" calcext:value-type="float">
            <text:p>178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295" calcext:value-type="float">
            <text:p>178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01" calcext:value-type="float">
            <text:p>178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07" calcext:value-type="float">
            <text:p>1783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13" calcext:value-type="float">
            <text:p>1783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19" calcext:value-type="float">
            <text:p>1783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325" calcext:value-type="float">
            <text:p>1783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331" calcext:value-type="float">
            <text:p>178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37" calcext:value-type="float">
            <text:p>178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43" calcext:value-type="float">
            <text:p>1783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57" calcext:value-type="float">
            <text:p>1783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63" calcext:value-type="float">
            <text:p>178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69" calcext:value-type="float">
            <text:p>1783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78375" calcext:value-type="float">
            <text:p>178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81" calcext:value-type="float">
            <text:p>178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87" calcext:value-type="float">
            <text:p>178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93" calcext:value-type="float">
            <text:p>1783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399" calcext:value-type="float">
            <text:p>178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405" calcext:value-type="float">
            <text:p>1784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411" calcext:value-type="float">
            <text:p>178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17" calcext:value-type="float">
            <text:p>178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23" calcext:value-type="float">
            <text:p>178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29" calcext:value-type="float">
            <text:p>178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35" calcext:value-type="float">
            <text:p>1784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441" calcext:value-type="float">
            <text:p>1784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47" calcext:value-type="float">
            <text:p>1784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53" calcext:value-type="float">
            <text:p>178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59" calcext:value-type="float">
            <text:p>178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65" calcext:value-type="float">
            <text:p>178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71" calcext:value-type="float">
            <text:p>178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77" calcext:value-type="float">
            <text:p>1784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83" calcext:value-type="float">
            <text:p>178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89" calcext:value-type="float">
            <text:p>1784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495" calcext:value-type="float">
            <text:p>1784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501" calcext:value-type="float">
            <text:p>1785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15" calcext:value-type="float">
            <text:p>1785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21" calcext:value-type="float">
            <text:p>178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27" calcext:value-type="float">
            <text:p>1785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33" calcext:value-type="float">
            <text:p>178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39" calcext:value-type="float">
            <text:p>1785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45" calcext:value-type="float">
            <text:p>1785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51" calcext:value-type="float">
            <text:p>1785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57" calcext:value-type="float">
            <text:p>178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63" calcext:value-type="float">
            <text:p>1785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69" calcext:value-type="float">
            <text:p>178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75" calcext:value-type="float">
            <text:p>178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81" calcext:value-type="float">
            <text:p>178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8587" calcext:value-type="float">
            <text:p>178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93" calcext:value-type="float">
            <text:p>178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599" calcext:value-type="float">
            <text:p>1785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05" calcext:value-type="float">
            <text:p>178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11" calcext:value-type="float">
            <text:p>178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17" calcext:value-type="float">
            <text:p>178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23" calcext:value-type="float">
            <text:p>1786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29" calcext:value-type="float">
            <text:p>178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35" calcext:value-type="float">
            <text:p>1786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41" calcext:value-type="float">
            <text:p>178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47" calcext:value-type="float">
            <text:p>178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53" calcext:value-type="float">
            <text:p>1786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59" calcext:value-type="float">
            <text:p>178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65" calcext:value-type="float">
            <text:p>178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79" calcext:value-type="float">
            <text:p>178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85" calcext:value-type="float">
            <text:p>1786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91" calcext:value-type="float">
            <text:p>178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697" calcext:value-type="float">
            <text:p>1786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03" calcext:value-type="float">
            <text:p>178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09" calcext:value-type="float">
            <text:p>1787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15" calcext:value-type="float">
            <text:p>178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21" calcext:value-type="float">
            <text:p>178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8727" calcext:value-type="float">
            <text:p>178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33" calcext:value-type="float">
            <text:p>178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39" calcext:value-type="float">
            <text:p>178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45" calcext:value-type="float">
            <text:p>178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51" calcext:value-type="float">
            <text:p>178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57" calcext:value-type="float">
            <text:p>178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63" calcext:value-type="float">
            <text:p>178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769" calcext:value-type="float">
            <text:p>178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75" calcext:value-type="float">
            <text:p>178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81" calcext:value-type="float">
            <text:p>178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87" calcext:value-type="float">
            <text:p>178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93" calcext:value-type="float">
            <text:p>178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799" calcext:value-type="float">
            <text:p>178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05" calcext:value-type="float">
            <text:p>178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11" calcext:value-type="float">
            <text:p>178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17" calcext:value-type="float">
            <text:p>178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23" calcext:value-type="float">
            <text:p>178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38" calcext:value-type="float">
            <text:p>178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44" calcext:value-type="float">
            <text:p>178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50" calcext:value-type="float">
            <text:p>178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56" calcext:value-type="float">
            <text:p>178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62" calcext:value-type="float">
            <text:p>178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8868" calcext:value-type="float">
            <text:p>178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74" calcext:value-type="float">
            <text:p>178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80" calcext:value-type="float">
            <text:p>1788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86" calcext:value-type="float">
            <text:p>1788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92" calcext:value-type="float">
            <text:p>1788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898" calcext:value-type="float">
            <text:p>1788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04" calcext:value-type="float">
            <text:p>178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10" calcext:value-type="float">
            <text:p>1789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16" calcext:value-type="float">
            <text:p>1789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22" calcext:value-type="float">
            <text:p>1789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28" calcext:value-type="float">
            <text:p>1789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34" calcext:value-type="float">
            <text:p>178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40" calcext:value-type="float">
            <text:p>1789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46" calcext:value-type="float">
            <text:p>178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52" calcext:value-type="float">
            <text:p>178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58" calcext:value-type="float">
            <text:p>178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64" calcext:value-type="float">
            <text:p>1789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70" calcext:value-type="float">
            <text:p>178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76" calcext:value-type="float">
            <text:p>1789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82" calcext:value-type="float">
            <text:p>1789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8988" calcext:value-type="float">
            <text:p>178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002" calcext:value-type="float">
            <text:p>179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008" calcext:value-type="float">
            <text:p>179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014" calcext:value-type="float">
            <text:p>179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20" calcext:value-type="float">
            <text:p>179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26" calcext:value-type="float">
            <text:p>179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32" calcext:value-type="float">
            <text:p>179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38" calcext:value-type="float">
            <text:p>179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44" calcext:value-type="float">
            <text:p>179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50" calcext:value-type="float">
            <text:p>179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56" calcext:value-type="float">
            <text:p>179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62" calcext:value-type="float">
            <text:p>1790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68" calcext:value-type="float">
            <text:p>179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74" calcext:value-type="float">
            <text:p>179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80" calcext:value-type="float">
            <text:p>1790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86" calcext:value-type="float">
            <text:p>179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92" calcext:value-type="float">
            <text:p>179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098" calcext:value-type="float">
            <text:p>179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04" calcext:value-type="float">
            <text:p>179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10" calcext:value-type="float">
            <text:p>179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16" calcext:value-type="float">
            <text:p>179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22" calcext:value-type="float">
            <text:p>179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28" calcext:value-type="float">
            <text:p>179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34" calcext:value-type="float">
            <text:p>179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79140" calcext:value-type="float">
            <text:p>179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146" calcext:value-type="float">
            <text:p>179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152" calcext:value-type="float">
            <text:p>179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66" calcext:value-type="float">
            <text:p>179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72" calcext:value-type="float">
            <text:p>1791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78" calcext:value-type="float">
            <text:p>1791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84" calcext:value-type="float">
            <text:p>179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90" calcext:value-type="float">
            <text:p>179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196" calcext:value-type="float">
            <text:p>179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02" calcext:value-type="float">
            <text:p>179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08" calcext:value-type="float">
            <text:p>1792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14" calcext:value-type="float">
            <text:p>1792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20" calcext:value-type="float">
            <text:p>179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26" calcext:value-type="float">
            <text:p>179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32" calcext:value-type="float">
            <text:p>179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38" calcext:value-type="float">
            <text:p>179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44" calcext:value-type="float">
            <text:p>179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50" calcext:value-type="float">
            <text:p>179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56" calcext:value-type="float">
            <text:p>179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62" calcext:value-type="float">
            <text:p>1792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68" calcext:value-type="float">
            <text:p>179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274" calcext:value-type="float">
            <text:p>1792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80" calcext:value-type="float">
            <text:p>179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86" calcext:value-type="float">
            <text:p>179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92" calcext:value-type="float">
            <text:p>179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298" calcext:value-type="float">
            <text:p>179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304" calcext:value-type="float">
            <text:p>179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310" calcext:value-type="float">
            <text:p>179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24" calcext:value-type="float">
            <text:p>1793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30" calcext:value-type="float">
            <text:p>179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36" calcext:value-type="float">
            <text:p>179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42" calcext:value-type="float">
            <text:p>179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48" calcext:value-type="float">
            <text:p>1793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54" calcext:value-type="float">
            <text:p>1793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60" calcext:value-type="float">
            <text:p>179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66" calcext:value-type="float">
            <text:p>1793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72" calcext:value-type="float">
            <text:p>179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78" calcext:value-type="float">
            <text:p>1793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84" calcext:value-type="float">
            <text:p>179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90" calcext:value-type="float">
            <text:p>179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396" calcext:value-type="float">
            <text:p>179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02" calcext:value-type="float">
            <text:p>179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08" calcext:value-type="float">
            <text:p>1794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14" calcext:value-type="float">
            <text:p>179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23" calcext:value-type="float">
            <text:p>179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30" calcext:value-type="float">
            <text:p>1794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36" calcext:value-type="float">
            <text:p>1794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42" calcext:value-type="float">
            <text:p>179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48" calcext:value-type="float">
            <text:p>1794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54" calcext:value-type="float">
            <text:p>179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60" calcext:value-type="float">
            <text:p>1794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466" calcext:value-type="float">
            <text:p>1794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72" calcext:value-type="float">
            <text:p>179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78" calcext:value-type="float">
            <text:p>179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92" calcext:value-type="float">
            <text:p>179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498" calcext:value-type="float">
            <text:p>179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04" calcext:value-type="float">
            <text:p>179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10" calcext:value-type="float">
            <text:p>1795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16" calcext:value-type="float">
            <text:p>1795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22" calcext:value-type="float">
            <text:p>179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34" calcext:value-type="float">
            <text:p>179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40" calcext:value-type="float">
            <text:p>1795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46" calcext:value-type="float">
            <text:p>179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52" calcext:value-type="float">
            <text:p>179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58" calcext:value-type="float">
            <text:p>179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64" calcext:value-type="float">
            <text:p>179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70" calcext:value-type="float">
            <text:p>1795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76" calcext:value-type="float">
            <text:p>1795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82" calcext:value-type="float">
            <text:p>1795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88" calcext:value-type="float">
            <text:p>1795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594" calcext:value-type="float">
            <text:p>1795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00" calcext:value-type="float">
            <text:p>179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06" calcext:value-type="float">
            <text:p>179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12" calcext:value-type="float">
            <text:p>1796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18" calcext:value-type="float">
            <text:p>179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24" calcext:value-type="float">
            <text:p>179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30" calcext:value-type="float">
            <text:p>179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36" calcext:value-type="float">
            <text:p>179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51" calcext:value-type="float">
            <text:p>179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57" calcext:value-type="float">
            <text:p>179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63" calcext:value-type="float">
            <text:p>179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69" calcext:value-type="float">
            <text:p>179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75" calcext:value-type="float">
            <text:p>1796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81" calcext:value-type="float">
            <text:p>179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87" calcext:value-type="float">
            <text:p>179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93" calcext:value-type="float">
            <text:p>179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699" calcext:value-type="float">
            <text:p>1796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05" calcext:value-type="float">
            <text:p>179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11" calcext:value-type="float">
            <text:p>179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17" calcext:value-type="float">
            <text:p>179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23" calcext:value-type="float">
            <text:p>179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29" calcext:value-type="float">
            <text:p>179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35" calcext:value-type="float">
            <text:p>179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41" calcext:value-type="float">
            <text:p>179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47" calcext:value-type="float">
            <text:p>1797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53" calcext:value-type="float">
            <text:p>179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59" calcext:value-type="float">
            <text:p>1797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65" calcext:value-type="float">
            <text:p>1797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71" calcext:value-type="float">
            <text:p>179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9777" calcext:value-type="float">
            <text:p>1797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83" calcext:value-type="float">
            <text:p>1797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789" calcext:value-type="float">
            <text:p>179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9795" calcext:value-type="float">
            <text:p>1797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9801" calcext:value-type="float">
            <text:p>1798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9815" calcext:value-type="float">
            <text:p>179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21" calcext:value-type="float">
            <text:p>1798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27" calcext:value-type="float">
            <text:p>1798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33" calcext:value-type="float">
            <text:p>179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39" calcext:value-type="float">
            <text:p>1798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45" calcext:value-type="float">
            <text:p>179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51" calcext:value-type="float">
            <text:p>1798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9857" calcext:value-type="float">
            <text:p>17985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golab" table:style-name="ta1">
        <table:shapes>
          <draw:frame draw:z-index="0" draw:style-name="gr1" draw:text-style-name="P1" svg:width="15.999cm" svg:height="8.999cm" svg:x="10.023cm" svg:y="1.508cm">
            <draw:object draw:notify-on-update-of-ranges="legolab.B3:legolab.B293 legolab.C2:legolab.C2 legolab.C3:legolab.C29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1">
          <table:table-cell/>
          <table:table-cell office:value-type="float" office:value="55801" calcext:value-type="float">
            <text:p>55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807" calcext:value-type="float">
            <text:p>558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13" calcext:value-type="float">
            <text:p>55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19" calcext:value-type="float">
            <text:p>55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25" calcext:value-type="float">
            <text:p>55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31" calcext:value-type="float">
            <text:p>55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37" calcext:value-type="float">
            <text:p>55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843" calcext:value-type="float">
            <text:p>55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5849" calcext:value-type="float">
            <text:p>558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5863" calcext:value-type="float">
            <text:p>558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5869" calcext:value-type="float">
            <text:p>558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5875" calcext:value-type="float">
            <text:p>558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5881" calcext:value-type="float">
            <text:p>558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5887" calcext:value-type="float">
            <text:p>558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5893" calcext:value-type="float">
            <text:p>558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5899" calcext:value-type="float">
            <text:p>558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5905" calcext:value-type="float">
            <text:p>5590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5911" calcext:value-type="float">
            <text:p>559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5917" calcext:value-type="float">
            <text:p>559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5923" calcext:value-type="float">
            <text:p>559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5929" calcext:value-type="float">
            <text:p>559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5935" calcext:value-type="float">
            <text:p>559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5941" calcext:value-type="float">
            <text:p>559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5947" calcext:value-type="float">
            <text:p>5594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5953" calcext:value-type="float">
            <text:p>559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5959" calcext:value-type="float">
            <text:p>559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5965" calcext:value-type="float">
            <text:p>559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5971" calcext:value-type="float">
            <text:p>559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5977" calcext:value-type="float">
            <text:p>559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5983" calcext:value-type="float">
            <text:p>559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5989" calcext:value-type="float">
            <text:p>559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5995" calcext:value-type="float">
            <text:p>559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6001" calcext:value-type="float">
            <text:p>560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6007" calcext:value-type="float">
            <text:p>5600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56022" calcext:value-type="float">
            <text:p>560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028" calcext:value-type="float">
            <text:p>560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6034" calcext:value-type="float">
            <text:p>560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6040" calcext:value-type="float">
            <text:p>560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6046" calcext:value-type="float">
            <text:p>560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6052" calcext:value-type="float">
            <text:p>560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6058" calcext:value-type="float">
            <text:p>56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6064" calcext:value-type="float">
            <text:p>560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6070" calcext:value-type="float">
            <text:p>560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6076" calcext:value-type="float">
            <text:p>560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6082" calcext:value-type="float">
            <text:p>560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6088" calcext:value-type="float">
            <text:p>560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6094" calcext:value-type="float">
            <text:p>56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6100" calcext:value-type="float">
            <text:p>56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6106" calcext:value-type="float">
            <text:p>561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6112" calcext:value-type="float">
            <text:p>561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6118" calcext:value-type="float">
            <text:p>561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6124" calcext:value-type="float">
            <text:p>561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6130" calcext:value-type="float">
            <text:p>561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6136" calcext:value-type="float">
            <text:p>561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142" calcext:value-type="float">
            <text:p>561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6148" calcext:value-type="float">
            <text:p>561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6154" calcext:value-type="float">
            <text:p>561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6160" calcext:value-type="float">
            <text:p>56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6166" calcext:value-type="float">
            <text:p>561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186" calcext:value-type="float">
            <text:p>561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192" calcext:value-type="float">
            <text:p>561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198" calcext:value-type="float">
            <text:p>561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04" calcext:value-type="float">
            <text:p>562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10" calcext:value-type="float">
            <text:p>562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16" calcext:value-type="float">
            <text:p>562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222" calcext:value-type="float">
            <text:p>56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228" calcext:value-type="float">
            <text:p>562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6234" calcext:value-type="float">
            <text:p>562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56240" calcext:value-type="float">
            <text:p>562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6246" calcext:value-type="float">
            <text:p>562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6252" calcext:value-type="float">
            <text:p>562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6258" calcext:value-type="float">
            <text:p>562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6264" calcext:value-type="float">
            <text:p>562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6270" calcext:value-type="float">
            <text:p>562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6276" calcext:value-type="float">
            <text:p>562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6282" calcext:value-type="float">
            <text:p>562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6288" calcext:value-type="float">
            <text:p>562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6294" calcext:value-type="float">
            <text:p>562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6300" calcext:value-type="float">
            <text:p>563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6306" calcext:value-type="float">
            <text:p>563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6312" calcext:value-type="float">
            <text:p>563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6318" calcext:value-type="float">
            <text:p>563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6324" calcext:value-type="float">
            <text:p>563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330" calcext:value-type="float">
            <text:p>563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6336" calcext:value-type="float">
            <text:p>563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6350" calcext:value-type="float">
            <text:p>563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6356" calcext:value-type="float">
            <text:p>563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6362" calcext:value-type="float">
            <text:p>563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6368" calcext:value-type="float">
            <text:p>563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374" calcext:value-type="float">
            <text:p>56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6380" calcext:value-type="float">
            <text:p>563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6386" calcext:value-type="float">
            <text:p>56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392" calcext:value-type="float">
            <text:p>56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398" calcext:value-type="float">
            <text:p>563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404" calcext:value-type="float">
            <text:p>56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410" calcext:value-type="float">
            <text:p>56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6416" calcext:value-type="float">
            <text:p>56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22" calcext:value-type="float">
            <text:p>564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28" calcext:value-type="float">
            <text:p>56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34" calcext:value-type="float">
            <text:p>56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40" calcext:value-type="float">
            <text:p>56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446" calcext:value-type="float">
            <text:p>564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452" calcext:value-type="float">
            <text:p>56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6458" calcext:value-type="float">
            <text:p>564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464" calcext:value-type="float">
            <text:p>564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6470" calcext:value-type="float">
            <text:p>564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6476" calcext:value-type="float">
            <text:p>564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482" calcext:value-type="float">
            <text:p>564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6488" calcext:value-type="float">
            <text:p>564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6494" calcext:value-type="float">
            <text:p>564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6500" calcext:value-type="float">
            <text:p>565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6515" calcext:value-type="float">
            <text:p>56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6521" calcext:value-type="float">
            <text:p>56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6527" calcext:value-type="float">
            <text:p>565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6533" calcext:value-type="float">
            <text:p>56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6539" calcext:value-type="float">
            <text:p>565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6545" calcext:value-type="float">
            <text:p>565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6551" calcext:value-type="float">
            <text:p>565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6557" calcext:value-type="float">
            <text:p>565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563" calcext:value-type="float">
            <text:p>565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569" calcext:value-type="float">
            <text:p>565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6575" calcext:value-type="float">
            <text:p>565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6581" calcext:value-type="float">
            <text:p>565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587" calcext:value-type="float">
            <text:p>56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6593" calcext:value-type="float">
            <text:p>565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6599" calcext:value-type="float">
            <text:p>56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6605" calcext:value-type="float">
            <text:p>56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611" calcext:value-type="float">
            <text:p>566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617" calcext:value-type="float">
            <text:p>566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623" calcext:value-type="float">
            <text:p>566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629" calcext:value-type="float">
            <text:p>566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635" calcext:value-type="float">
            <text:p>566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6641" calcext:value-type="float">
            <text:p>566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6647" calcext:value-type="float">
            <text:p>566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653" calcext:value-type="float">
            <text:p>566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659" calcext:value-type="float">
            <text:p>566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665" calcext:value-type="float">
            <text:p>56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6671" calcext:value-type="float">
            <text:p>56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685" calcext:value-type="float">
            <text:p>566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691" calcext:value-type="float">
            <text:p>56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697" calcext:value-type="float">
            <text:p>56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03" calcext:value-type="float">
            <text:p>567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09" calcext:value-type="float">
            <text:p>56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15" calcext:value-type="float">
            <text:p>56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21" calcext:value-type="float">
            <text:p>56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27" calcext:value-type="float">
            <text:p>56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33" calcext:value-type="float">
            <text:p>56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39" calcext:value-type="float">
            <text:p>56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45" calcext:value-type="float">
            <text:p>56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51" calcext:value-type="float">
            <text:p>56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57" calcext:value-type="float">
            <text:p>56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63" calcext:value-type="float">
            <text:p>56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69" calcext:value-type="float">
            <text:p>56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775" calcext:value-type="float">
            <text:p>56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6781" calcext:value-type="float">
            <text:p>56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6787" calcext:value-type="float">
            <text:p>56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6793" calcext:value-type="float">
            <text:p>56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6799" calcext:value-type="float">
            <text:p>567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indemad" table:style-name="ta1">
        <table:shapes>
          <draw:frame draw:z-index="0" draw:style-name="gr1" draw:text-style-name="P1" svg:width="15.999cm" svg:height="8.999cm" svg:x="8.268cm" svg:y="0.525cm">
            <draw:object draw:notify-on-update-of-ranges="Pindemad.B2:Pindemad.B207 Pindemad.C1:Pindemad.C1 Pindemad.C2:Pindemad.C20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2">
          <table:table-cell/>
          <table:table-cell office:value-type="float" office:value="6610" calcext:value-type="float">
            <text:p>66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16" calcext:value-type="float">
            <text:p>66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22" calcext:value-type="float">
            <text:p>66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28" calcext:value-type="float">
            <text:p>66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34" calcext:value-type="float">
            <text:p>66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40" calcext:value-type="float">
            <text:p>66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46" calcext:value-type="float">
            <text:p>66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52" calcext:value-type="float">
            <text:p>665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58" calcext:value-type="float">
            <text:p>665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64" calcext:value-type="float">
            <text:p>666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70" calcext:value-type="float">
            <text:p>667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76" calcext:value-type="float">
            <text:p>667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6682" calcext:value-type="float">
            <text:p>668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88" calcext:value-type="float">
            <text:p>668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694" calcext:value-type="float">
            <text:p>669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700" calcext:value-type="float">
            <text:p>67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6706" calcext:value-type="float">
            <text:p>670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712" calcext:value-type="float">
            <text:p>671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6726" calcext:value-type="float">
            <text:p>67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6732" calcext:value-type="float">
            <text:p>67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6738" calcext:value-type="float">
            <text:p>673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744" calcext:value-type="float">
            <text:p>674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750" calcext:value-type="float">
            <text:p>67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756" calcext:value-type="float">
            <text:p>675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6762" calcext:value-type="float">
            <text:p>676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6768" calcext:value-type="float">
            <text:p>67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774" calcext:value-type="float">
            <text:p>677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6780" calcext:value-type="float">
            <text:p>678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6786" calcext:value-type="float">
            <text:p>678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6792" calcext:value-type="float">
            <text:p>6792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6798" calcext:value-type="float">
            <text:p>679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6804" calcext:value-type="float">
            <text:p>680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6810" calcext:value-type="float">
            <text:p>681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office:value-type="float" office:value="6816" calcext:value-type="float">
            <text:p>681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6822" calcext:value-type="float">
            <text:p>682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6828" calcext:value-type="float">
            <text:p>682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6834" calcext:value-type="float">
            <text:p>683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840" calcext:value-type="float">
            <text:p>684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846" calcext:value-type="float">
            <text:p>684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852" calcext:value-type="float">
            <text:p>6852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858" calcext:value-type="float">
            <text:p>685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6864" calcext:value-type="float">
            <text:p>686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870" calcext:value-type="float">
            <text:p>687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76" calcext:value-type="float">
            <text:p>687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82" calcext:value-type="float">
            <text:p>688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88" calcext:value-type="float">
            <text:p>688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894" calcext:value-type="float">
            <text:p>6894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908" calcext:value-type="float">
            <text:p>690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6914" calcext:value-type="float">
            <text:p>691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6920" calcext:value-type="float">
            <text:p>69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26" calcext:value-type="float">
            <text:p>692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32" calcext:value-type="float">
            <text:p>693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38" calcext:value-type="float">
            <text:p>693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44" calcext:value-type="float">
            <text:p>694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50" calcext:value-type="float">
            <text:p>695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56" calcext:value-type="float">
            <text:p>6956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6962" calcext:value-type="float">
            <text:p>696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6968" calcext:value-type="float">
            <text:p>696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74" calcext:value-type="float">
            <text:p>6974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80" calcext:value-type="float">
            <text:p>698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86" calcext:value-type="float">
            <text:p>6986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6992" calcext:value-type="float">
            <text:p>699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998" calcext:value-type="float">
            <text:p>6998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7004" calcext:value-type="float">
            <text:p>700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7010" calcext:value-type="float">
            <text:p>701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7016" calcext:value-type="float">
            <text:p>701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7022" calcext:value-type="float">
            <text:p>7022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7028" calcext:value-type="float">
            <text:p>7028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7034" calcext:value-type="float">
            <text:p>703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7040" calcext:value-type="float">
            <text:p>704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7046" calcext:value-type="float">
            <text:p>704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7052" calcext:value-type="float">
            <text:p>705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/>
          <table:table-cell office:value-type="float" office:value="7058" calcext:value-type="float">
            <text:p>70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7064" calcext:value-type="float">
            <text:p>706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7070" calcext:value-type="float">
            <text:p>707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7076" calcext:value-type="float">
            <text:p>707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7090" calcext:value-type="float">
            <text:p>709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096" calcext:value-type="float">
            <text:p>709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02" calcext:value-type="float">
            <text:p>710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08" calcext:value-type="float">
            <text:p>710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14" calcext:value-type="float">
            <text:p>711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20" calcext:value-type="float">
            <text:p>712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26" calcext:value-type="float">
            <text:p>712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32" calcext:value-type="float">
            <text:p>713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38" calcext:value-type="float">
            <text:p>713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7144" calcext:value-type="float">
            <text:p>714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7150" calcext:value-type="float">
            <text:p>715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7156" calcext:value-type="float">
            <text:p>7156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/>
          <table:table-cell office:value-type="float" office:value="7162" calcext:value-type="float">
            <text:p>716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7168" calcext:value-type="float">
            <text:p>7168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7174" calcext:value-type="float">
            <text:p>717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7180" calcext:value-type="float">
            <text:p>7180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7186" calcext:value-type="float">
            <text:p>718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float" office:value="7192" calcext:value-type="float">
            <text:p>719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7198" calcext:value-type="float">
            <text:p>719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7204" calcext:value-type="float">
            <text:p>720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7210" calcext:value-type="float">
            <text:p>721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7216" calcext:value-type="float">
            <text:p>721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222" calcext:value-type="float">
            <text:p>7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/>
          <table:table-cell office:value-type="float" office:value="7228" calcext:value-type="float">
            <text:p>722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234" calcext:value-type="float">
            <text:p>723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7240" calcext:value-type="float">
            <text:p>724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7246" calcext:value-type="float">
            <text:p>724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7252" calcext:value-type="float">
            <text:p>725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7266" calcext:value-type="float">
            <text:p>726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272" calcext:value-type="float">
            <text:p>727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7278" calcext:value-type="float">
            <text:p>727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7284" calcext:value-type="float">
            <text:p>728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7290" calcext:value-type="float">
            <text:p>729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7296" calcext:value-type="float">
            <text:p>729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7302" calcext:value-type="float">
            <text:p>730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7308" calcext:value-type="float">
            <text:p>730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314" calcext:value-type="float">
            <text:p>731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320" calcext:value-type="float">
            <text:p>73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326" calcext:value-type="float">
            <text:p>732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7332" calcext:value-type="float">
            <text:p>73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338" calcext:value-type="float">
            <text:p>733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344" calcext:value-type="float">
            <text:p>734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7350" calcext:value-type="float">
            <text:p>73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356" calcext:value-type="float">
            <text:p>735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362" calcext:value-type="float">
            <text:p>736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368" calcext:value-type="float">
            <text:p>73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74" calcext:value-type="float">
            <text:p>737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80" calcext:value-type="float">
            <text:p>738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86" calcext:value-type="float">
            <text:p>73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7392" calcext:value-type="float">
            <text:p>739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398" calcext:value-type="float">
            <text:p>739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04" calcext:value-type="float">
            <text:p>74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10" calcext:value-type="float">
            <text:p>74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16" calcext:value-type="float">
            <text:p>74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7422" calcext:value-type="float">
            <text:p>74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28" calcext:value-type="float">
            <text:p>74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34" calcext:value-type="float">
            <text:p>74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40" calcext:value-type="float">
            <text:p>74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46" calcext:value-type="float">
            <text:p>74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60" calcext:value-type="float">
            <text:p>746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66" calcext:value-type="float">
            <text:p>74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72" calcext:value-type="float">
            <text:p>74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78" calcext:value-type="float">
            <text:p>74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84" calcext:value-type="float">
            <text:p>74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90" calcext:value-type="float">
            <text:p>74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496" calcext:value-type="float">
            <text:p>74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502" calcext:value-type="float">
            <text:p>75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508" calcext:value-type="float">
            <text:p>75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14" calcext:value-type="float">
            <text:p>75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20" calcext:value-type="float">
            <text:p>75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26" calcext:value-type="float">
            <text:p>75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32" calcext:value-type="float">
            <text:p>75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38" calcext:value-type="float">
            <text:p>75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44" calcext:value-type="float">
            <text:p>75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50" calcext:value-type="float">
            <text:p>75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56" calcext:value-type="float">
            <text:p>755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62" calcext:value-type="float">
            <text:p>75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68" calcext:value-type="float">
            <text:p>75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74" calcext:value-type="float">
            <text:p>75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80" calcext:value-type="float">
            <text:p>758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86" calcext:value-type="float">
            <text:p>758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7592" calcext:value-type="float">
            <text:p>759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1 clap" table:style-name="ta1">
        <table:shapes>
          <draw:frame draw:z-index="0" draw:style-name="gr1" draw:text-style-name="P1" svg:width="15.999cm" svg:height="8.999cm" svg:x="9.78cm" svg:y="0.896cm">
            <draw:object draw:notify-on-update-of-ranges="'1 clap'.B3:'1 clap'.B86 '1 clap'.C2:'1 clap'.C2 '1 clap'.C3:'1 clap'.C8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2">
          <table:table-cell/>
          <table:table-cell office:value-type="float" office:value="3185" calcext:value-type="float">
            <text:p>318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1" calcext:value-type="float">
            <text:p>319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7" calcext:value-type="float">
            <text:p>31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03" calcext:value-type="float">
            <text:p>32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09" calcext:value-type="float">
            <text:p>32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15" calcext:value-type="float">
            <text:p>32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21" calcext:value-type="float">
            <text:p>32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227" calcext:value-type="float">
            <text:p>322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233" calcext:value-type="float">
            <text:p>323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239" calcext:value-type="float">
            <text:p>323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245" calcext:value-type="float">
            <text:p>324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251" calcext:value-type="float">
            <text:p>325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257" calcext:value-type="float">
            <text:p>325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3263" calcext:value-type="float">
            <text:p>32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269" calcext:value-type="float">
            <text:p>32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3287" calcext:value-type="float">
            <text:p>32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/>
          <table:table-cell office:value-type="float" office:value="3293" calcext:value-type="float">
            <text:p>329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3299" calcext:value-type="float">
            <text:p>329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305" calcext:value-type="float">
            <text:p>330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3311" calcext:value-type="float">
            <text:p>33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3323" calcext:value-type="float">
            <text:p>332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3329" calcext:value-type="float">
            <text:p>332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3335" calcext:value-type="float">
            <text:p>333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341" calcext:value-type="float">
            <text:p>3341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3355" calcext:value-type="float">
            <text:p>335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361" calcext:value-type="float">
            <text:p>336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367" calcext:value-type="float">
            <text:p>336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3373" calcext:value-type="float">
            <text:p>337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79" calcext:value-type="float">
            <text:p>337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3385" calcext:value-type="float">
            <text:p>338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3391" calcext:value-type="float">
            <text:p>339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3397" calcext:value-type="float">
            <text:p>339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3" calcext:value-type="float">
            <text:p>340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09" calcext:value-type="float">
            <text:p>340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3415" calcext:value-type="float">
            <text:p>34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21" calcext:value-type="float">
            <text:p>342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27" calcext:value-type="float">
            <text:p>342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33" calcext:value-type="float">
            <text:p>343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39" calcext:value-type="float">
            <text:p>343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45" calcext:value-type="float">
            <text:p>344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51" calcext:value-type="float">
            <text:p>345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57" calcext:value-type="float">
            <text:p>345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463" calcext:value-type="float">
            <text:p>346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69" calcext:value-type="float">
            <text:p>346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75" calcext:value-type="float">
            <text:p>347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81" calcext:value-type="float">
            <text:p>348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87" calcext:value-type="float">
            <text:p>348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93" calcext:value-type="float">
            <text:p>349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499" calcext:value-type="float">
            <text:p>34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05" calcext:value-type="float">
            <text:p>350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11" calcext:value-type="float">
            <text:p>35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17" calcext:value-type="float">
            <text:p>35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23" calcext:value-type="float">
            <text:p>35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29" calcext:value-type="float">
            <text:p>352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35" calcext:value-type="float">
            <text:p>35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49" calcext:value-type="float">
            <text:p>354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55" calcext:value-type="float">
            <text:p>355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61" calcext:value-type="float">
            <text:p>356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67" calcext:value-type="float">
            <text:p>356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73" calcext:value-type="float">
            <text:p>357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79" calcext:value-type="float">
            <text:p>35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85" calcext:value-type="float">
            <text:p>358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91" calcext:value-type="float">
            <text:p>359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597" calcext:value-type="float">
            <text:p>35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03" calcext:value-type="float">
            <text:p>360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09" calcext:value-type="float">
            <text:p>360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15" calcext:value-type="float">
            <text:p>36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21" calcext:value-type="float">
            <text:p>36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27" calcext:value-type="float">
            <text:p>36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33" calcext:value-type="float">
            <text:p>363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39" calcext:value-type="float">
            <text:p>36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45" calcext:value-type="float">
            <text:p>36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51" calcext:value-type="float">
            <text:p>365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57" calcext:value-type="float">
            <text:p>36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63" calcext:value-type="float">
            <text:p>36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69" calcext:value-type="float">
            <text:p>36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675" calcext:value-type="float">
            <text:p>36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81" calcext:value-type="float">
            <text:p>368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87" calcext:value-type="float">
            <text:p>368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93" calcext:value-type="float">
            <text:p>369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699" calcext:value-type="float">
            <text:p>3699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3 claps" table:style-name="ta1">
        <table:shapes>
          <draw:frame draw:z-index="0" draw:style-name="gr1" draw:text-style-name="P1" svg:width="15.999cm" svg:height="8.999cm" svg:x="11.452cm" svg:y="1.507cm">
            <draw:object draw:notify-on-update-of-ranges="'3 claps'.B4:'3 claps'.B551 '3 claps'.C3:'3 claps'.C3 '3 claps'.C4:'3 claps'.C55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2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stamp (ms)</text:p>
          </table:table-cell>
          <table:table-cell office:value-type="string" calcext:value-type="string">
            <text:p>value (1-100)</text:p>
          </table:table-cell>
        </table:table-row>
        <table:table-row table:style-name="ro2">
          <table:table-cell/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573" calcext:value-type="float">
            <text:p>257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579" calcext:value-type="float">
            <text:p>257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585" calcext:value-type="float">
            <text:p>2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605" calcext:value-type="float">
            <text:p>26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11" calcext:value-type="float">
            <text:p>26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17" calcext:value-type="float">
            <text:p>26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29" calcext:value-type="float">
            <text:p>26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35" calcext:value-type="float">
            <text:p>263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41" calcext:value-type="float">
            <text:p>26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47" calcext:value-type="float">
            <text:p>26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59" calcext:value-type="float">
            <text:p>26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65" calcext:value-type="float">
            <text:p>26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71" calcext:value-type="float">
            <text:p>26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77" calcext:value-type="float">
            <text:p>26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683" calcext:value-type="float">
            <text:p>26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689" calcext:value-type="float">
            <text:p>268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695" calcext:value-type="float">
            <text:p>269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701" calcext:value-type="float">
            <text:p>270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2707" calcext:value-type="float">
            <text:p>270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2713" calcext:value-type="float">
            <text:p>2713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2719" calcext:value-type="float">
            <text:p>271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725" calcext:value-type="float">
            <text:p>2725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2731" calcext:value-type="float">
            <text:p>273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/>
          <table:table-cell office:value-type="float" office:value="2737" calcext:value-type="float">
            <text:p>273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2743" calcext:value-type="float">
            <text:p>274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2749" calcext:value-type="float">
            <text:p>27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float" office:value="2755" calcext:value-type="float">
            <text:p>275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2761" calcext:value-type="float">
            <text:p>276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2767" calcext:value-type="float">
            <text:p>276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float" office:value="2773" calcext:value-type="float">
            <text:p>277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2779" calcext:value-type="float">
            <text:p>277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2785" calcext:value-type="float">
            <text:p>2785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2799" calcext:value-type="float">
            <text:p>279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2805" calcext:value-type="float">
            <text:p>280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2811" calcext:value-type="float">
            <text:p>281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2817" calcext:value-type="float">
            <text:p>281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2823" calcext:value-type="float">
            <text:p>28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29" calcext:value-type="float">
            <text:p>28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41" calcext:value-type="float">
            <text:p>284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2847" calcext:value-type="float">
            <text:p>284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2853" calcext:value-type="float">
            <text:p>285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2859" calcext:value-type="float">
            <text:p>285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865" calcext:value-type="float">
            <text:p>286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871" calcext:value-type="float">
            <text:p>287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877" calcext:value-type="float">
            <text:p>287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883" calcext:value-type="float">
            <text:p>288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889" calcext:value-type="float">
            <text:p>288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895" calcext:value-type="float">
            <text:p>289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01" calcext:value-type="float">
            <text:p>29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907" calcext:value-type="float">
            <text:p>290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913" calcext:value-type="float">
            <text:p>291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919" calcext:value-type="float">
            <text:p>29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25" calcext:value-type="float">
            <text:p>29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31" calcext:value-type="float">
            <text:p>29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37" calcext:value-type="float">
            <text:p>293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43" calcext:value-type="float">
            <text:p>294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55" calcext:value-type="float">
            <text:p>295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61" calcext:value-type="float">
            <text:p>296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67" calcext:value-type="float">
            <text:p>29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73" calcext:value-type="float">
            <text:p>297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987" calcext:value-type="float">
            <text:p>29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993" calcext:value-type="float">
            <text:p>29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2999" calcext:value-type="float">
            <text:p>299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05" calcext:value-type="float">
            <text:p>300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11" calcext:value-type="float">
            <text:p>30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17" calcext:value-type="float">
            <text:p>301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23" calcext:value-type="float">
            <text:p>30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29" calcext:value-type="float">
            <text:p>302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35" calcext:value-type="float">
            <text:p>303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41" calcext:value-type="float">
            <text:p>30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47" calcext:value-type="float">
            <text:p>30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53" calcext:value-type="float">
            <text:p>30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59" calcext:value-type="float">
            <text:p>30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065" calcext:value-type="float">
            <text:p>30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71" calcext:value-type="float">
            <text:p>30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77" calcext:value-type="float">
            <text:p>30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83" calcext:value-type="float">
            <text:p>30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89" calcext:value-type="float">
            <text:p>308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095" calcext:value-type="float">
            <text:p>309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101" calcext:value-type="float">
            <text:p>310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07" calcext:value-type="float">
            <text:p>310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13" calcext:value-type="float">
            <text:p>31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19" calcext:value-type="float">
            <text:p>311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25" calcext:value-type="float">
            <text:p>31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31" calcext:value-type="float">
            <text:p>313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37" calcext:value-type="float">
            <text:p>313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43" calcext:value-type="float">
            <text:p>31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49" calcext:value-type="float">
            <text:p>314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55" calcext:value-type="float">
            <text:p>315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61" calcext:value-type="float">
            <text:p>316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67" calcext:value-type="float">
            <text:p>316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173" calcext:value-type="float">
            <text:p>317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87" calcext:value-type="float">
            <text:p>31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3" calcext:value-type="float">
            <text:p>319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199" calcext:value-type="float">
            <text:p>319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05" calcext:value-type="float">
            <text:p>32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11" calcext:value-type="float">
            <text:p>32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17" calcext:value-type="float">
            <text:p>32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23" calcext:value-type="float">
            <text:p>32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29" calcext:value-type="float">
            <text:p>322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35" calcext:value-type="float">
            <text:p>323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41" calcext:value-type="float">
            <text:p>324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47" calcext:value-type="float">
            <text:p>324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53" calcext:value-type="float">
            <text:p>325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59" calcext:value-type="float">
            <text:p>325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65" calcext:value-type="float">
            <text:p>326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71" calcext:value-type="float">
            <text:p>32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77" calcext:value-type="float">
            <text:p>32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83" calcext:value-type="float">
            <text:p>328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89" calcext:value-type="float">
            <text:p>328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295" calcext:value-type="float">
            <text:p>329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01" calcext:value-type="float">
            <text:p>330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07" calcext:value-type="float">
            <text:p>33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13" calcext:value-type="float">
            <text:p>33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19" calcext:value-type="float">
            <text:p>33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25" calcext:value-type="float">
            <text:p>33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31" calcext:value-type="float">
            <text:p>33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37" calcext:value-type="float">
            <text:p>33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43" calcext:value-type="float">
            <text:p>33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49" calcext:value-type="float">
            <text:p>33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55" calcext:value-type="float">
            <text:p>335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61" calcext:value-type="float">
            <text:p>33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367" calcext:value-type="float">
            <text:p>336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73" calcext:value-type="float">
            <text:p>33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87" calcext:value-type="float">
            <text:p>338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93" calcext:value-type="float">
            <text:p>339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399" calcext:value-type="float">
            <text:p>339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05" calcext:value-type="float">
            <text:p>34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11" calcext:value-type="float">
            <text:p>34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17" calcext:value-type="float">
            <text:p>341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423" calcext:value-type="float">
            <text:p>34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429" calcext:value-type="float">
            <text:p>342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35" calcext:value-type="float">
            <text:p>34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41" calcext:value-type="float">
            <text:p>344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47" calcext:value-type="float">
            <text:p>34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53" calcext:value-type="float">
            <text:p>34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3459" calcext:value-type="float">
            <text:p>345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65" calcext:value-type="float">
            <text:p>346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71" calcext:value-type="float">
            <text:p>347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77" calcext:value-type="float">
            <text:p>347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83" calcext:value-type="float">
            <text:p>348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89" calcext:value-type="float">
            <text:p>348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495" calcext:value-type="float">
            <text:p>349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01" calcext:value-type="float">
            <text:p>35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07" calcext:value-type="float">
            <text:p>350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13" calcext:value-type="float">
            <text:p>35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19" calcext:value-type="float">
            <text:p>351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25" calcext:value-type="float">
            <text:p>35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31" calcext:value-type="float">
            <text:p>35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37" calcext:value-type="float">
            <text:p>353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3543" calcext:value-type="float">
            <text:p>354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49" calcext:value-type="float">
            <text:p>354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55" calcext:value-type="float">
            <text:p>355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61" calcext:value-type="float">
            <text:p>356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67" calcext:value-type="float">
            <text:p>356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73" calcext:value-type="float">
            <text:p>357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87" calcext:value-type="float">
            <text:p>358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93" calcext:value-type="float">
            <text:p>359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599" calcext:value-type="float">
            <text:p>35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05" calcext:value-type="float">
            <text:p>360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11" calcext:value-type="float">
            <text:p>36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17" calcext:value-type="float">
            <text:p>36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25" calcext:value-type="float">
            <text:p>362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32" calcext:value-type="float">
            <text:p>36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38" calcext:value-type="float">
            <text:p>36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44" calcext:value-type="float">
            <text:p>36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50" calcext:value-type="float">
            <text:p>36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56" calcext:value-type="float">
            <text:p>36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62" calcext:value-type="float">
            <text:p>366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68" calcext:value-type="float">
            <text:p>36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74" calcext:value-type="float">
            <text:p>367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80" calcext:value-type="float">
            <text:p>368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86" calcext:value-type="float">
            <text:p>36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92" calcext:value-type="float">
            <text:p>36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698" calcext:value-type="float">
            <text:p>369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04" calcext:value-type="float">
            <text:p>370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10" calcext:value-type="float">
            <text:p>37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16" calcext:value-type="float">
            <text:p>37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22" calcext:value-type="float">
            <text:p>372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28" calcext:value-type="float">
            <text:p>372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34" calcext:value-type="float">
            <text:p>373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40" calcext:value-type="float">
            <text:p>374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46" calcext:value-type="float">
            <text:p>374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52" calcext:value-type="float">
            <text:p>375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58" calcext:value-type="float">
            <text:p>375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64" calcext:value-type="float">
            <text:p>376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70" calcext:value-type="float">
            <text:p>377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776" calcext:value-type="float">
            <text:p>377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90" calcext:value-type="float">
            <text:p>379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796" calcext:value-type="float">
            <text:p>379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02" calcext:value-type="float">
            <text:p>380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08" calcext:value-type="float">
            <text:p>38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14" calcext:value-type="float">
            <text:p>38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20" calcext:value-type="float">
            <text:p>38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26" calcext:value-type="float">
            <text:p>38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32" calcext:value-type="float">
            <text:p>38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38" calcext:value-type="float">
            <text:p>38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44" calcext:value-type="float">
            <text:p>38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50" calcext:value-type="float">
            <text:p>38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56" calcext:value-type="float">
            <text:p>38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62" calcext:value-type="float">
            <text:p>386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68" calcext:value-type="float">
            <text:p>38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74" calcext:value-type="float">
            <text:p>387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3880" calcext:value-type="float">
            <text:p>388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886" calcext:value-type="float">
            <text:p>388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3892" calcext:value-type="float">
            <text:p>389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898" calcext:value-type="float">
            <text:p>38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float" office:value="3904" calcext:value-type="float">
            <text:p>390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3910" calcext:value-type="float">
            <text:p>39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916" calcext:value-type="float">
            <text:p>39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922" calcext:value-type="float">
            <text:p>392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928" calcext:value-type="float">
            <text:p>392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3934" calcext:value-type="float">
            <text:p>393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float" office:value="3940" calcext:value-type="float">
            <text:p>394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3946" calcext:value-type="float">
            <text:p>394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3952" calcext:value-type="float">
            <text:p>395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3958" calcext:value-type="float">
            <text:p>3958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964" calcext:value-type="float">
            <text:p>396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3984" calcext:value-type="float">
            <text:p>398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3990" calcext:value-type="float">
            <text:p>399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996" calcext:value-type="float">
            <text:p>399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4002" calcext:value-type="float">
            <text:p>400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4008" calcext:value-type="float">
            <text:p>400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4014" calcext:value-type="float">
            <text:p>40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020" calcext:value-type="float">
            <text:p>40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026" calcext:value-type="float">
            <text:p>40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4032" calcext:value-type="float">
            <text:p>403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4038" calcext:value-type="float">
            <text:p>403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4044" calcext:value-type="float">
            <text:p>404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50" calcext:value-type="float">
            <text:p>40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56" calcext:value-type="float">
            <text:p>405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62" calcext:value-type="float">
            <text:p>406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68" calcext:value-type="float">
            <text:p>406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74" calcext:value-type="float">
            <text:p>407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80" calcext:value-type="float">
            <text:p>408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086" calcext:value-type="float">
            <text:p>40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092" calcext:value-type="float">
            <text:p>40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098" calcext:value-type="float">
            <text:p>409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104" calcext:value-type="float">
            <text:p>410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16" calcext:value-type="float">
            <text:p>41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22" calcext:value-type="float">
            <text:p>41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28" calcext:value-type="float">
            <text:p>412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34" calcext:value-type="float">
            <text:p>41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40" calcext:value-type="float">
            <text:p>414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46" calcext:value-type="float">
            <text:p>414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152" calcext:value-type="float">
            <text:p>41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58" calcext:value-type="float">
            <text:p>41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64" calcext:value-type="float">
            <text:p>41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78" calcext:value-type="float">
            <text:p>41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84" calcext:value-type="float">
            <text:p>41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90" calcext:value-type="float">
            <text:p>41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196" calcext:value-type="float">
            <text:p>41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02" calcext:value-type="float">
            <text:p>42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08" calcext:value-type="float">
            <text:p>42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14" calcext:value-type="float">
            <text:p>42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20" calcext:value-type="float">
            <text:p>42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26" calcext:value-type="float">
            <text:p>42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32" calcext:value-type="float">
            <text:p>42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38" calcext:value-type="float">
            <text:p>42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44" calcext:value-type="float">
            <text:p>424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50" calcext:value-type="float">
            <text:p>42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56" calcext:value-type="float">
            <text:p>425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62" calcext:value-type="float">
            <text:p>42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68" calcext:value-type="float">
            <text:p>426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274" calcext:value-type="float">
            <text:p>42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80" calcext:value-type="float">
            <text:p>42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86" calcext:value-type="float">
            <text:p>42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92" calcext:value-type="float">
            <text:p>42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298" calcext:value-type="float">
            <text:p>429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04" calcext:value-type="float">
            <text:p>43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10" calcext:value-type="float">
            <text:p>43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16" calcext:value-type="float">
            <text:p>43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22" calcext:value-type="float">
            <text:p>43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28" calcext:value-type="float">
            <text:p>43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34" calcext:value-type="float">
            <text:p>43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40" calcext:value-type="float">
            <text:p>43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46" calcext:value-type="float">
            <text:p>43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52" calcext:value-type="float">
            <text:p>43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64" calcext:value-type="float">
            <text:p>43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78" calcext:value-type="float">
            <text:p>43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384" calcext:value-type="float">
            <text:p>438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390" calcext:value-type="float">
            <text:p>439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396" calcext:value-type="float">
            <text:p>439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4402" calcext:value-type="float">
            <text:p>4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08" calcext:value-type="float">
            <text:p>44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14" calcext:value-type="float">
            <text:p>44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20" calcext:value-type="float">
            <text:p>44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26" calcext:value-type="float">
            <text:p>44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432" calcext:value-type="float">
            <text:p>443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38" calcext:value-type="float">
            <text:p>443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44" calcext:value-type="float">
            <text:p>44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50" calcext:value-type="float">
            <text:p>44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56" calcext:value-type="float">
            <text:p>44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62" calcext:value-type="float">
            <text:p>44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68" calcext:value-type="float">
            <text:p>44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74" calcext:value-type="float">
            <text:p>44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80" calcext:value-type="float">
            <text:p>44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86" calcext:value-type="float">
            <text:p>44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92" calcext:value-type="float">
            <text:p>44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498" calcext:value-type="float">
            <text:p>449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04" calcext:value-type="float">
            <text:p>450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10" calcext:value-type="float">
            <text:p>45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16" calcext:value-type="float">
            <text:p>451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22" calcext:value-type="float">
            <text:p>452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28" calcext:value-type="float">
            <text:p>452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34" calcext:value-type="float">
            <text:p>453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40" calcext:value-type="float">
            <text:p>454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46" calcext:value-type="float">
            <text:p>454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52" calcext:value-type="float">
            <text:p>455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58" calcext:value-type="float">
            <text:p>455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64" calcext:value-type="float">
            <text:p>456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78" calcext:value-type="float">
            <text:p>45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84" calcext:value-type="float">
            <text:p>45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90" calcext:value-type="float">
            <text:p>459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596" calcext:value-type="float">
            <text:p>459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02" calcext:value-type="float">
            <text:p>460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08" calcext:value-type="float">
            <text:p>46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14" calcext:value-type="float">
            <text:p>46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20" calcext:value-type="float">
            <text:p>46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26" calcext:value-type="float">
            <text:p>46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32" calcext:value-type="float">
            <text:p>46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38" calcext:value-type="float">
            <text:p>46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44" calcext:value-type="float">
            <text:p>46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50" calcext:value-type="float">
            <text:p>46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56" calcext:value-type="float">
            <text:p>46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62" calcext:value-type="float">
            <text:p>46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668" calcext:value-type="float">
            <text:p>46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74" calcext:value-type="float">
            <text:p>46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80" calcext:value-type="float">
            <text:p>46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86" calcext:value-type="float">
            <text:p>46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92" calcext:value-type="float">
            <text:p>46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698" calcext:value-type="float">
            <text:p>469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04" calcext:value-type="float">
            <text:p>47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10" calcext:value-type="float">
            <text:p>47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16" calcext:value-type="float">
            <text:p>47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22" calcext:value-type="float">
            <text:p>47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28" calcext:value-type="float">
            <text:p>472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34" calcext:value-type="float">
            <text:p>47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40" calcext:value-type="float">
            <text:p>474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46" calcext:value-type="float">
            <text:p>47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52" calcext:value-type="float">
            <text:p>47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58" calcext:value-type="float">
            <text:p>47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64" calcext:value-type="float">
            <text:p>47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78" calcext:value-type="float">
            <text:p>47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84" calcext:value-type="float">
            <text:p>47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790" calcext:value-type="float">
            <text:p>479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796" calcext:value-type="float">
            <text:p>47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02" calcext:value-type="float">
            <text:p>48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08" calcext:value-type="float">
            <text:p>48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14" calcext:value-type="float">
            <text:p>48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20" calcext:value-type="float">
            <text:p>48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26" calcext:value-type="float">
            <text:p>48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32" calcext:value-type="float">
            <text:p>48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38" calcext:value-type="float">
            <text:p>483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44" calcext:value-type="float">
            <text:p>484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4850" calcext:value-type="float">
            <text:p>48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56" calcext:value-type="float">
            <text:p>48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62" calcext:value-type="float">
            <text:p>486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68" calcext:value-type="float">
            <text:p>486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74" calcext:value-type="float">
            <text:p>487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80" calcext:value-type="float">
            <text:p>488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86" calcext:value-type="float">
            <text:p>488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92" calcext:value-type="float">
            <text:p>489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898" calcext:value-type="float">
            <text:p>489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04" calcext:value-type="float">
            <text:p>490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10" calcext:value-type="float">
            <text:p>49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16" calcext:value-type="float">
            <text:p>491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22" calcext:value-type="float">
            <text:p>492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28" calcext:value-type="float">
            <text:p>492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34" calcext:value-type="float">
            <text:p>493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40" calcext:value-type="float">
            <text:p>49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46" calcext:value-type="float">
            <text:p>494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52" calcext:value-type="float">
            <text:p>495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58" calcext:value-type="float">
            <text:p>495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64" calcext:value-type="float">
            <text:p>496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78" calcext:value-type="float">
            <text:p>49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84" calcext:value-type="float">
            <text:p>49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90" calcext:value-type="float">
            <text:p>49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4996" calcext:value-type="float">
            <text:p>49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002" calcext:value-type="float">
            <text:p>50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008" calcext:value-type="float">
            <text:p>500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14" calcext:value-type="float">
            <text:p>50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20" calcext:value-type="float">
            <text:p>50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26" calcext:value-type="float">
            <text:p>50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32" calcext:value-type="float">
            <text:p>50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38" calcext:value-type="float">
            <text:p>50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44" calcext:value-type="float">
            <text:p>50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50" calcext:value-type="float">
            <text:p>50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56" calcext:value-type="float">
            <text:p>50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62" calcext:value-type="float">
            <text:p>506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68" calcext:value-type="float">
            <text:p>506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74" calcext:value-type="float">
            <text:p>507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80" calcext:value-type="float">
            <text:p>50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086" calcext:value-type="float">
            <text:p>508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092" calcext:value-type="float">
            <text:p>509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98" calcext:value-type="float">
            <text:p>509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104" calcext:value-type="float">
            <text:p>510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/>
          <table:table-cell office:value-type="float" office:value="5110" calcext:value-type="float">
            <text:p>511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5116" calcext:value-type="float">
            <text:p>5116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/>
          <table:table-cell office:value-type="float" office:value="5122" calcext:value-type="float">
            <text:p>5122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/>
          <table:table-cell office:value-type="float" office:value="5128" calcext:value-type="float">
            <text:p>512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5134" calcext:value-type="float">
            <text:p>513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/>
          <table:table-cell office:value-type="float" office:value="5140" calcext:value-type="float">
            <text:p>514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5146" calcext:value-type="float">
            <text:p>514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float" office:value="5152" calcext:value-type="float">
            <text:p>5152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158" calcext:value-type="float">
            <text:p>5158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5172" calcext:value-type="float">
            <text:p>517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5178" calcext:value-type="float">
            <text:p>51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184" calcext:value-type="float">
            <text:p>518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5190" calcext:value-type="float">
            <text:p>519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5196" calcext:value-type="float">
            <text:p>519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202" calcext:value-type="float">
            <text:p>520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208" calcext:value-type="float">
            <text:p>520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/>
          <table:table-cell office:value-type="float" office:value="5214" calcext:value-type="float">
            <text:p>521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float" office:value="5220" calcext:value-type="float">
            <text:p>522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5226" calcext:value-type="float">
            <text:p>522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5232" calcext:value-type="float">
            <text:p>523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5238" calcext:value-type="float">
            <text:p>523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244" calcext:value-type="float">
            <text:p>524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5256" calcext:value-type="float">
            <text:p>525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262" calcext:value-type="float">
            <text:p>526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268" calcext:value-type="float">
            <text:p>526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5274" calcext:value-type="float">
            <text:p>527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5280" calcext:value-type="float">
            <text:p>528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5286" calcext:value-type="float">
            <text:p>528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5292" calcext:value-type="float">
            <text:p>529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5298" calcext:value-type="float">
            <text:p>529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5304" calcext:value-type="float">
            <text:p>530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5310" calcext:value-type="float">
            <text:p>53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316" calcext:value-type="float">
            <text:p>531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322" calcext:value-type="float">
            <text:p>532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5328" calcext:value-type="float">
            <text:p>53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5334" calcext:value-type="float">
            <text:p>533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40" calcext:value-type="float">
            <text:p>534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54" calcext:value-type="float">
            <text:p>535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60" calcext:value-type="float">
            <text:p>536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366" calcext:value-type="float">
            <text:p>536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72" calcext:value-type="float">
            <text:p>537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78" calcext:value-type="float">
            <text:p>537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84" calcext:value-type="float">
            <text:p>538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90" calcext:value-type="float">
            <text:p>539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396" calcext:value-type="float">
            <text:p>539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02" calcext:value-type="float">
            <text:p>5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08" calcext:value-type="float">
            <text:p>540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14" calcext:value-type="float">
            <text:p>54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20" calcext:value-type="float">
            <text:p>54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26" calcext:value-type="float">
            <text:p>542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32" calcext:value-type="float">
            <text:p>543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38" calcext:value-type="float">
            <text:p>54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44" calcext:value-type="float">
            <text:p>54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50" calcext:value-type="float">
            <text:p>54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56" calcext:value-type="float">
            <text:p>545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462" calcext:value-type="float">
            <text:p>546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68" calcext:value-type="float">
            <text:p>546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74" calcext:value-type="float">
            <text:p>547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80" calcext:value-type="float">
            <text:p>54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86" calcext:value-type="float">
            <text:p>54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92" calcext:value-type="float">
            <text:p>549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498" calcext:value-type="float">
            <text:p>549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04" calcext:value-type="float">
            <text:p>55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10" calcext:value-type="float">
            <text:p>55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16" calcext:value-type="float">
            <text:p>551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22" calcext:value-type="float">
            <text:p>55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28" calcext:value-type="float">
            <text:p>552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34" calcext:value-type="float">
            <text:p>553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40" calcext:value-type="float">
            <text:p>554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54" calcext:value-type="float">
            <text:p>555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560" calcext:value-type="float">
            <text:p>556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66" calcext:value-type="float">
            <text:p>556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72" calcext:value-type="float">
            <text:p>55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78" calcext:value-type="float">
            <text:p>55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84" calcext:value-type="float">
            <text:p>558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90" calcext:value-type="float">
            <text:p>55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596" calcext:value-type="float">
            <text:p>559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02" calcext:value-type="float">
            <text:p>56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08" calcext:value-type="float">
            <text:p>560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14" calcext:value-type="float">
            <text:p>56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20" calcext:value-type="float">
            <text:p>56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26" calcext:value-type="float">
            <text:p>562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32" calcext:value-type="float">
            <text:p>563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38" calcext:value-type="float">
            <text:p>56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644" calcext:value-type="float">
            <text:p>564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50" calcext:value-type="float">
            <text:p>565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56" calcext:value-type="float">
            <text:p>56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662" calcext:value-type="float">
            <text:p>566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68" calcext:value-type="float">
            <text:p>566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74" calcext:value-type="float">
            <text:p>567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80" calcext:value-type="float">
            <text:p>568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86" calcext:value-type="float">
            <text:p>568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692" calcext:value-type="float">
            <text:p>569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5698" calcext:value-type="float">
            <text:p>569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04" calcext:value-type="float">
            <text:p>570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11" calcext:value-type="float">
            <text:p>57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18" calcext:value-type="float">
            <text:p>571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25" calcext:value-type="float">
            <text:p>57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31" calcext:value-type="float">
            <text:p>573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37" calcext:value-type="float">
            <text:p>573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43" calcext:value-type="float">
            <text:p>57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57" calcext:value-type="float">
            <text:p>575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63" calcext:value-type="float">
            <text:p>576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69" calcext:value-type="float">
            <text:p>576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75" calcext:value-type="float">
            <text:p>577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81" calcext:value-type="float">
            <text:p>578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87" calcext:value-type="float">
            <text:p>578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93" calcext:value-type="float">
            <text:p>579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799" calcext:value-type="float">
            <text:p>579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05" calcext:value-type="float">
            <text:p>580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11" calcext:value-type="float">
            <text:p>58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17" calcext:value-type="float">
            <text:p>581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23" calcext:value-type="float">
            <text:p>58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29" calcext:value-type="float">
            <text:p>582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35" calcext:value-type="float">
            <text:p>583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41" calcext:value-type="float">
            <text:p>584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847" calcext:value-type="float">
            <text:p>584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53" calcext:value-type="float">
            <text:p>585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59" calcext:value-type="float">
            <text:p>585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65" calcext:value-type="float">
            <text:p>58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71" calcext:value-type="float">
            <text:p>58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77" calcext:value-type="float">
            <text:p>587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83" calcext:value-type="float">
            <text:p>588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89" calcext:value-type="float">
            <text:p>588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895" calcext:value-type="float">
            <text:p>589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01" calcext:value-type="float">
            <text:p>590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07" calcext:value-type="float">
            <text:p>590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13" calcext:value-type="float">
            <text:p>59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19" calcext:value-type="float">
            <text:p>591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25" calcext:value-type="float">
            <text:p>59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31" calcext:value-type="float">
            <text:p>59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37" calcext:value-type="float">
            <text:p>59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43" calcext:value-type="float">
            <text:p>59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957" calcext:value-type="float">
            <text:p>595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63" calcext:value-type="float">
            <text:p>59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69" calcext:value-type="float">
            <text:p>596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75" calcext:value-type="float">
            <text:p>597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81" calcext:value-type="float">
            <text:p>598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5987" calcext:value-type="float">
            <text:p>598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993" calcext:value-type="float">
            <text:p>599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5999" calcext:value-type="float">
            <text:p>599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8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-00-0000</text:date>, <text:time style:data-style-name="N2" text:time-value="13:57:31.7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3:13:17.023000000</meta:creation-date>
    <dc:date>2014-02-20T14:01:01.868000000</dc:date>
    <meta:editing-duration>PT24M50S</meta:editing-duration>
    <meta:editing-cycles>10</meta:editing-cycles>
    <meta:generator>LibreOffice/4.2.0.4$Windows_x86 LibreOffice_project/05dceb5d363845f2cf968344d7adab8dcfb2ba71</meta:generator>
    <meta:document-statistic meta:table-count="5" meta:cell-count="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title svg:x="6.551cm" svg:y="0.316cm" chart:style-name="ch2">
          <text:p>Ambient noise</text:p>
        </chart:title>
        <chart:plot-area chart:style-name="ch3" table:cell-range-address="'Ambient noise'.B3:'Ambient noise'.C1674 'Ambient noise'.C2:'Ambient noise'.C2" chart:data-source-has-labels="row" svg:x="1.33cm" svg:y="1.635cm" svg:width="14.026cm" svg:height="6.21cm">
          <chartooo:coordinate-region svg:x="1.951cm" svg:y="1.834cm" svg:width="12.848cm" svg:height="5.364cm"/>
          <chart:axis chart:dimension="x" chart:name="primary-x" chart:style-name="ch4">
            <chart:title svg:x="7.585cm" svg:y="8.025cm" chart:style-name="ch5">
              <text:p>time (ms)</text:p>
            </chart:title>
          </chart:axis>
          <chart:axis chart:dimension="y" chart:name="primary-y" chart:style-name="ch4">
            <chart:title svg:x="0.451cm" svg:y="5.181cm" chart:style-name="ch6">
              <text:p>value</text:p>
            </chart:title>
            <chart:grid chart:style-name="ch7" chart:class="major"/>
          </chart:axis>
          <chart:series chart:style-name="ch8" chart:values-cell-range-address="'Ambient noise'.C3:'Ambient noise'.C1674" chart:label-cell-address="'Ambient noise'.C2:'Ambient noise'.C2" chart:class="chart:scatter">
            <chart:domain table:cell-range-address="'Ambient noise'.B3:'Ambient noise'.B1674"/>
            <chart:data-point chart:repeated="16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'Ambient noise'.C2:'Ambient noise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271">
                <text:p>169271</text:p>
                <draw:g>
                  <svg:desc>'Ambient noise'.B3:'Ambient noise'.B1674</svg:desc>
                </draw:g>
              </table:table-cell>
              <table:table-cell office:value-type="float" office:value="5">
                <text:p>5</text:p>
                <draw:g>
                  <svg:desc>'Ambient noise'.C3:'Ambient noise'.C16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278">
                <text:p>169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284">
                <text:p>169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290">
                <text:p>169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296">
                <text:p>169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302">
                <text:p>169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308">
                <text:p>1693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314">
                <text:p>1693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320">
                <text:p>1693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326">
                <text:p>169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332">
                <text:p>1693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338">
                <text:p>169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344">
                <text:p>169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350">
                <text:p>1693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356">
                <text:p>169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362">
                <text:p>1693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368">
                <text:p>169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374">
                <text:p>1693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380">
                <text:p>1693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386">
                <text:p>169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392">
                <text:p>169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398">
                <text:p>169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404">
                <text:p>169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410">
                <text:p>169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416">
                <text:p>1694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422">
                <text:p>169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436">
                <text:p>169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442">
                <text:p>169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448">
                <text:p>169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454">
                <text:p>169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460">
                <text:p>169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466">
                <text:p>169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472">
                <text:p>169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478">
                <text:p>169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484">
                <text:p>169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490">
                <text:p>169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9496">
                <text:p>169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502">
                <text:p>169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508">
                <text:p>169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514">
                <text:p>169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520">
                <text:p>169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526">
                <text:p>169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532">
                <text:p>169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538">
                <text:p>169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544">
                <text:p>1695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550">
                <text:p>1695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556">
                <text:p>169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562">
                <text:p>169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568">
                <text:p>1695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574">
                <text:p>169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580">
                <text:p>169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9586">
                <text:p>169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600">
                <text:p>169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606">
                <text:p>169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9612">
                <text:p>1696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9618">
                <text:p>169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9624">
                <text:p>169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630">
                <text:p>169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636">
                <text:p>169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642">
                <text:p>169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648">
                <text:p>169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654">
                <text:p>1696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660">
                <text:p>169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9666">
                <text:p>169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72">
                <text:p>169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9678">
                <text:p>169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687">
                <text:p>169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693">
                <text:p>169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9699">
                <text:p>1696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705">
                <text:p>169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9711">
                <text:p>169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717">
                <text:p>169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723">
                <text:p>169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9729">
                <text:p>169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735">
                <text:p>1697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741">
                <text:p>169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747">
                <text:p>169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9761">
                <text:p>169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767">
                <text:p>1697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773">
                <text:p>169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779">
                <text:p>1697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785">
                <text:p>1697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9791">
                <text:p>1697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797">
                <text:p>169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803">
                <text:p>169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809">
                <text:p>1698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9815">
                <text:p>169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821">
                <text:p>169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9827">
                <text:p>169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9833">
                <text:p>169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9839">
                <text:p>169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9845">
                <text:p>169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9851">
                <text:p>169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857">
                <text:p>169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9863">
                <text:p>1698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9869">
                <text:p>1698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9875">
                <text:p>1698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9881">
                <text:p>1698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9887">
                <text:p>169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893">
                <text:p>169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899">
                <text:p>1698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905">
                <text:p>1699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911">
                <text:p>169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9925">
                <text:p>169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931">
                <text:p>169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937">
                <text:p>169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9943">
                <text:p>169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9949">
                <text:p>169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9955">
                <text:p>169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9961">
                <text:p>169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9967">
                <text:p>1699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9973">
                <text:p>169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979">
                <text:p>169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985">
                <text:p>169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9991">
                <text:p>1699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9997">
                <text:p>169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003">
                <text:p>1700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009">
                <text:p>170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015">
                <text:p>1700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021">
                <text:p>1700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027">
                <text:p>170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033">
                <text:p>1700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039">
                <text:p>170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0045">
                <text:p>170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0051">
                <text:p>170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0057">
                <text:p>170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063">
                <text:p>1700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069">
                <text:p>170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084">
                <text:p>170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0090">
                <text:p>170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0096">
                <text:p>170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0102">
                <text:p>170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108">
                <text:p>170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0114">
                <text:p>170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120">
                <text:p>170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0126">
                <text:p>170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132">
                <text:p>170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0138">
                <text:p>170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144">
                <text:p>170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0150">
                <text:p>170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0156">
                <text:p>170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162">
                <text:p>170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168">
                <text:p>170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0174">
                <text:p>170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180">
                <text:p>170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186">
                <text:p>170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0192">
                <text:p>170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198">
                <text:p>1701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0204">
                <text:p>1702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210">
                <text:p>170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0216">
                <text:p>170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0222">
                <text:p>170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0228">
                <text:p>170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0234">
                <text:p>170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248">
                <text:p>170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254">
                <text:p>1702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260">
                <text:p>170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266">
                <text:p>170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272">
                <text:p>170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278">
                <text:p>170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284">
                <text:p>1702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290">
                <text:p>170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0296">
                <text:p>1702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0302">
                <text:p>170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308">
                <text:p>170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314">
                <text:p>1703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320">
                <text:p>170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326">
                <text:p>170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332">
                <text:p>170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338">
                <text:p>170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344">
                <text:p>170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350">
                <text:p>170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356">
                <text:p>1703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362">
                <text:p>170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0368">
                <text:p>170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0374">
                <text:p>170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0380">
                <text:p>1703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0386">
                <text:p>1703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0392">
                <text:p>170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0398">
                <text:p>170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0412">
                <text:p>170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0418">
                <text:p>170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0424">
                <text:p>170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0430">
                <text:p>170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0436">
                <text:p>170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0442">
                <text:p>170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0448">
                <text:p>170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454">
                <text:p>170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0460">
                <text:p>170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466">
                <text:p>170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472">
                <text:p>170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0478">
                <text:p>170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0484">
                <text:p>170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0490">
                <text:p>170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0496">
                <text:p>170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0502">
                <text:p>170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0508">
                <text:p>170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0514">
                <text:p>170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520">
                <text:p>1705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0526">
                <text:p>170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0532">
                <text:p>170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0538">
                <text:p>1705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0544">
                <text:p>1705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0550">
                <text:p>170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0556">
                <text:p>170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570">
                <text:p>170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0576">
                <text:p>170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582">
                <text:p>170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0588">
                <text:p>170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0594">
                <text:p>170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0600">
                <text:p>170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0606">
                <text:p>170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0612">
                <text:p>170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0618">
                <text:p>170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0624">
                <text:p>170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0630">
                <text:p>170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0636">
                <text:p>1706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0642">
                <text:p>170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0648">
                <text:p>170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0654">
                <text:p>170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0660">
                <text:p>170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0666">
                <text:p>170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0672">
                <text:p>170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0678">
                <text:p>1706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684">
                <text:p>1706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0690">
                <text:p>1706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0696">
                <text:p>170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0702">
                <text:p>170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0708">
                <text:p>170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714">
                <text:p>170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0720">
                <text:p>170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0734">
                <text:p>170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0740">
                <text:p>170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746">
                <text:p>170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0752">
                <text:p>170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0758">
                <text:p>170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0764">
                <text:p>170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0770">
                <text:p>170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0776">
                <text:p>170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782">
                <text:p>170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0788">
                <text:p>170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0794">
                <text:p>170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0800">
                <text:p>170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0806">
                <text:p>1708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0812">
                <text:p>1708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0818">
                <text:p>170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0824">
                <text:p>1708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0830">
                <text:p>170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0836">
                <text:p>170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0842">
                <text:p>170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0848">
                <text:p>1708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0854">
                <text:p>170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0860">
                <text:p>170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0866">
                <text:p>170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0872">
                <text:p>170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0878">
                <text:p>1708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0893">
                <text:p>1708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899">
                <text:p>1708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905">
                <text:p>170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0911">
                <text:p>170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0917">
                <text:p>170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0923">
                <text:p>170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929">
                <text:p>170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0935">
                <text:p>170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0941">
                <text:p>170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0947">
                <text:p>170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0953">
                <text:p>170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0959">
                <text:p>170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0965">
                <text:p>170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0971">
                <text:p>1709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0977">
                <text:p>170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0983">
                <text:p>170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0989">
                <text:p>170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0995">
                <text:p>170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1001">
                <text:p>171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1007">
                <text:p>17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1013">
                <text:p>1710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1019">
                <text:p>1710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1025">
                <text:p>171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1031">
                <text:p>1710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037">
                <text:p>171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1043">
                <text:p>171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1057">
                <text:p>171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1063">
                <text:p>1710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1069">
                <text:p>1710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1075">
                <text:p>1710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1081">
                <text:p>1710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087">
                <text:p>171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1093">
                <text:p>1710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1099">
                <text:p>171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1105">
                <text:p>171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1111">
                <text:p>171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1117">
                <text:p>1711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1123">
                <text:p>171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129">
                <text:p>171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1135">
                <text:p>171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1141">
                <text:p>171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1147">
                <text:p>171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1153">
                <text:p>171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1159">
                <text:p>171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1165">
                <text:p>171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1171">
                <text:p>171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1177">
                <text:p>171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1183">
                <text:p>171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1189">
                <text:p>171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1195">
                <text:p>171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1201">
                <text:p>171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1207">
                <text:p>171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1221">
                <text:p>171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1227">
                <text:p>171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1233">
                <text:p>17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1239">
                <text:p>171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1245">
                <text:p>171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251">
                <text:p>171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1257">
                <text:p>171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1263">
                <text:p>171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1269">
                <text:p>171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1275">
                <text:p>171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1281">
                <text:p>171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1287">
                <text:p>171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1293">
                <text:p>171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1299">
                <text:p>171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1305">
                <text:p>171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1311">
                <text:p>171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1317">
                <text:p>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323">
                <text:p>171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329">
                <text:p>171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1335">
                <text:p>171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1341">
                <text:p>1713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1347">
                <text:p>1713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1353">
                <text:p>1713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1359">
                <text:p>171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1365">
                <text:p>171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1379">
                <text:p>171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1385">
                <text:p>171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1391">
                <text:p>171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397">
                <text:p>171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1403">
                <text:p>171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1409">
                <text:p>171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1415">
                <text:p>171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1421">
                <text:p>171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427">
                <text:p>171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433">
                <text:p>171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439">
                <text:p>171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445">
                <text:p>171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1451">
                <text:p>171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1457">
                <text:p>1714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1463">
                <text:p>171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469">
                <text:p>171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475">
                <text:p>171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1481">
                <text:p>17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487">
                <text:p>171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1493">
                <text:p>171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1499">
                <text:p>171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1505">
                <text:p>171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1511">
                <text:p>171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1517">
                <text:p>171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1523">
                <text:p>1715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1529">
                <text:p>171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1546">
                <text:p>171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1553">
                <text:p>1715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1559">
                <text:p>171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1565">
                <text:p>171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1571">
                <text:p>1715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1577">
                <text:p>171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1583">
                <text:p>171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1589">
                <text:p>171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595">
                <text:p>171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1601">
                <text:p>171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607">
                <text:p>171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613">
                <text:p>1716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1619">
                <text:p>1716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1625">
                <text:p>1716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1631">
                <text:p>1716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1637">
                <text:p>171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643">
                <text:p>1716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1649">
                <text:p>171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1655">
                <text:p>171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1661">
                <text:p>1716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1667">
                <text:p>171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1673">
                <text:p>1716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1679">
                <text:p>1716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1685">
                <text:p>1716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1691">
                <text:p>171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1706">
                <text:p>171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1712">
                <text:p>171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1718">
                <text:p>171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1724">
                <text:p>171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1730">
                <text:p>1717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1736">
                <text:p>171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1742">
                <text:p>171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1748">
                <text:p>171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1754">
                <text:p>171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1760">
                <text:p>171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1766">
                <text:p>1717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1772">
                <text:p>171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1778">
                <text:p>171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1784">
                <text:p>1717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1790">
                <text:p>171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1796">
                <text:p>171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1802">
                <text:p>171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1808">
                <text:p>171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1814">
                <text:p>1718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820">
                <text:p>171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1826">
                <text:p>171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1832">
                <text:p>171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1838">
                <text:p>171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1844">
                <text:p>171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1850">
                <text:p>1718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1856">
                <text:p>171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1870">
                <text:p>1718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1876">
                <text:p>1718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1882">
                <text:p>1718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1888">
                <text:p>171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1894">
                <text:p>171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900">
                <text:p>171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1906">
                <text:p>171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1912">
                <text:p>1719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18">
                <text:p>171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1924">
                <text:p>17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1930">
                <text:p>171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1936">
                <text:p>171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1942">
                <text:p>171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1948">
                <text:p>171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1954">
                <text:p>171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960">
                <text:p>17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1966">
                <text:p>1719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1972">
                <text:p>171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1978">
                <text:p>171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1984">
                <text:p>171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1990">
                <text:p>171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1996">
                <text:p>171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2002">
                <text:p>172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2008">
                <text:p>17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2014">
                <text:p>172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2020">
                <text:p>172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2034">
                <text:p>172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2040">
                <text:p>172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2046">
                <text:p>172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2052">
                <text:p>17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2058">
                <text:p>172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2064">
                <text:p>172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2070">
                <text:p>1720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2076">
                <text:p>172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2082">
                <text:p>172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2088">
                <text:p>172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2094">
                <text:p>172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2100">
                <text:p>172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2106">
                <text:p>172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2112">
                <text:p>172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2118">
                <text:p>172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2124">
                <text:p>172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2130">
                <text:p>172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2136">
                <text:p>172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2142">
                <text:p>172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2148">
                <text:p>172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2154">
                <text:p>172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2160">
                <text:p>172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2166">
                <text:p>172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2172">
                <text:p>172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2178">
                <text:p>172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2192">
                <text:p>172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2198">
                <text:p>172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2204">
                <text:p>172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2210">
                <text:p>172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2216">
                <text:p>1722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2222">
                <text:p>1722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2228">
                <text:p>172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2234">
                <text:p>172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2240">
                <text:p>172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2246">
                <text:p>1722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2252">
                <text:p>172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2258">
                <text:p>172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2264">
                <text:p>172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2270">
                <text:p>1722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2276">
                <text:p>1722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2282">
                <text:p>172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2288">
                <text:p>172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2294">
                <text:p>1722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2300">
                <text:p>172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2306">
                <text:p>172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2312">
                <text:p>172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2318">
                <text:p>172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2324">
                <text:p>17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2330">
                <text:p>172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2336">
                <text:p>172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2342">
                <text:p>172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2356">
                <text:p>172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2362">
                <text:p>1723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2368">
                <text:p>172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2374">
                <text:p>172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2380">
                <text:p>172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2386">
                <text:p>172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2392">
                <text:p>172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2398">
                <text:p>172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2404">
                <text:p>172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2410">
                <text:p>172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2416">
                <text:p>1724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2422">
                <text:p>1724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2428">
                <text:p>172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2434">
                <text:p>1724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2440">
                <text:p>1724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2446">
                <text:p>1724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2452">
                <text:p>1724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2458">
                <text:p>172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2464">
                <text:p>1724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2470">
                <text:p>172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2476">
                <text:p>1724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2482">
                <text:p>172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2488">
                <text:p>172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2494">
                <text:p>172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2500">
                <text:p>172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2515">
                <text:p>172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2521">
                <text:p>1725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2527">
                <text:p>172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2533">
                <text:p>172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2539">
                <text:p>172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2545">
                <text:p>172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2551">
                <text:p>172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2557">
                <text:p>172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2563">
                <text:p>172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2569">
                <text:p>172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2575">
                <text:p>172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581">
                <text:p>172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2587">
                <text:p>172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2593">
                <text:p>172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2599">
                <text:p>172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2605">
                <text:p>172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2611">
                <text:p>172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2617">
                <text:p>172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2623">
                <text:p>1726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2629">
                <text:p>17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2635">
                <text:p>1726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2641">
                <text:p>1726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2647">
                <text:p>172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2653">
                <text:p>172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2659">
                <text:p>172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2665">
                <text:p>172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679">
                <text:p>1726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2685">
                <text:p>1726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2691">
                <text:p>172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2697">
                <text:p>172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2703">
                <text:p>172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2709">
                <text:p>172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2715">
                <text:p>1727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2721">
                <text:p>172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2727">
                <text:p>1727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2733">
                <text:p>172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2739">
                <text:p>1727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2745">
                <text:p>1727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2751">
                <text:p>172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2757">
                <text:p>1727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2763">
                <text:p>1727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2769">
                <text:p>172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775">
                <text:p>172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2781">
                <text:p>172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2787">
                <text:p>172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2793">
                <text:p>172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2799">
                <text:p>172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2805">
                <text:p>1728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2811">
                <text:p>172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2817">
                <text:p>172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2823">
                <text:p>172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2829">
                <text:p>172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843">
                <text:p>172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2849">
                <text:p>1728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2855">
                <text:p>172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2861">
                <text:p>172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2867">
                <text:p>172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2873">
                <text:p>172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2879">
                <text:p>172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2885">
                <text:p>172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2891">
                <text:p>172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2897">
                <text:p>172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2903">
                <text:p>172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2909">
                <text:p>172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2915">
                <text:p>172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2921">
                <text:p>172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2927">
                <text:p>172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2933">
                <text:p>172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2939">
                <text:p>172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2945">
                <text:p>172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2951">
                <text:p>1729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2957">
                <text:p>172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2963">
                <text:p>17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2969">
                <text:p>172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2975">
                <text:p>172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2981">
                <text:p>172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2987">
                <text:p>1729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3001">
                <text:p>173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3007">
                <text:p>173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3013">
                <text:p>173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3019">
                <text:p>173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3025">
                <text:p>1730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3031">
                <text:p>1730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3037">
                <text:p>173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3043">
                <text:p>1730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3049">
                <text:p>1730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3055">
                <text:p>1730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3061">
                <text:p>173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3067">
                <text:p>173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3073">
                <text:p>1730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3079">
                <text:p>173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3085">
                <text:p>1730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3091">
                <text:p>173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3097">
                <text:p>173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3103">
                <text:p>173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3109">
                <text:p>173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3115">
                <text:p>173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3121">
                <text:p>173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3127">
                <text:p>173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3133">
                <text:p>173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3139">
                <text:p>173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3145">
                <text:p>173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3151">
                <text:p>173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3165">
                <text:p>173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3171">
                <text:p>1731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3177">
                <text:p>173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3183">
                <text:p>173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3189">
                <text:p>173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3195">
                <text:p>1731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3201">
                <text:p>173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3207">
                <text:p>173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3213">
                <text:p>173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3219">
                <text:p>173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3225">
                <text:p>173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3231">
                <text:p>173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3237">
                <text:p>173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3243">
                <text:p>173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3249">
                <text:p>173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3255">
                <text:p>173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3261">
                <text:p>173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3267">
                <text:p>173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3273">
                <text:p>173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3279">
                <text:p>173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3285">
                <text:p>173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291">
                <text:p>1732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3297">
                <text:p>173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3303">
                <text:p>173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3309">
                <text:p>173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3324">
                <text:p>173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330">
                <text:p>173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3336">
                <text:p>173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342">
                <text:p>173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3348">
                <text:p>173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3354">
                <text:p>173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3360">
                <text:p>173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3366">
                <text:p>173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3372">
                <text:p>173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3378">
                <text:p>173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3384">
                <text:p>173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3390">
                <text:p>173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3396">
                <text:p>173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3402">
                <text:p>17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3408">
                <text:p>173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3414">
                <text:p>173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3420">
                <text:p>173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3426">
                <text:p>173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3432">
                <text:p>173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3438">
                <text:p>1734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3444">
                <text:p>173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3450">
                <text:p>173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3456">
                <text:p>173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3462">
                <text:p>173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3468">
                <text:p>173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3474">
                <text:p>173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3488">
                <text:p>173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3494">
                <text:p>1734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3500">
                <text:p>173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3506">
                <text:p>173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3515">
                <text:p>1735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3522">
                <text:p>1735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3528">
                <text:p>173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534">
                <text:p>173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3540">
                <text:p>173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3546">
                <text:p>173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3552">
                <text:p>173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3558">
                <text:p>173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3564">
                <text:p>173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3570">
                <text:p>173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3576">
                <text:p>173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3582">
                <text:p>173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3588">
                <text:p>173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3594">
                <text:p>173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3600">
                <text:p>173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3606">
                <text:p>173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3612">
                <text:p>173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3618">
                <text:p>173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3624">
                <text:p>173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3630">
                <text:p>173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3636">
                <text:p>173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3642">
                <text:p>173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3656">
                <text:p>173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3662">
                <text:p>173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3668">
                <text:p>173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3674">
                <text:p>173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3680">
                <text:p>1736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3686">
                <text:p>173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3692">
                <text:p>173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3698">
                <text:p>173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3704">
                <text:p>173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3710">
                <text:p>173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3716">
                <text:p>173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3722">
                <text:p>173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3728">
                <text:p>173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3734">
                <text:p>17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740">
                <text:p>173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3746">
                <text:p>173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3752">
                <text:p>173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3758">
                <text:p>1737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3764">
                <text:p>173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3770">
                <text:p>173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3776">
                <text:p>173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3782">
                <text:p>173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3788">
                <text:p>173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3794">
                <text:p>173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3800">
                <text:p>173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3814">
                <text:p>173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3820">
                <text:p>173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3826">
                <text:p>173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3832">
                <text:p>1738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3838">
                <text:p>173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3844">
                <text:p>173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3850">
                <text:p>173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3856">
                <text:p>173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3862">
                <text:p>173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3868">
                <text:p>173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3874">
                <text:p>173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3880">
                <text:p>173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3886">
                <text:p>173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3892">
                <text:p>173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3898">
                <text:p>1738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3904">
                <text:p>1739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3910">
                <text:p>173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3916">
                <text:p>1739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3922">
                <text:p>1739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3928">
                <text:p>1739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3934">
                <text:p>1739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3940">
                <text:p>173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3946">
                <text:p>173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3952">
                <text:p>1739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3958">
                <text:p>1739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3964">
                <text:p>1739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3978">
                <text:p>1739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3984">
                <text:p>173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3990">
                <text:p>173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3996">
                <text:p>1739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4002">
                <text:p>1740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4008">
                <text:p>174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4014">
                <text:p>174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4020">
                <text:p>174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4026">
                <text:p>174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4032">
                <text:p>1740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4038">
                <text:p>174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4044">
                <text:p>174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050">
                <text:p>1740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4056">
                <text:p>174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4062">
                <text:p>174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4068">
                <text:p>174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4074">
                <text:p>17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4080">
                <text:p>174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4086">
                <text:p>174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4092">
                <text:p>174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4098">
                <text:p>174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4104">
                <text:p>174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4110">
                <text:p>174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4116">
                <text:p>174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4122">
                <text:p>174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4137">
                <text:p>174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4143">
                <text:p>174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4149">
                <text:p>174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4155">
                <text:p>174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4161">
                <text:p>174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4167">
                <text:p>174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4173">
                <text:p>174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4179">
                <text:p>174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4185">
                <text:p>174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4191">
                <text:p>174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4197">
                <text:p>174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4203">
                <text:p>174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4209">
                <text:p>174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15">
                <text:p>174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4221">
                <text:p>174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4227">
                <text:p>174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4233">
                <text:p>174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4239">
                <text:p>174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4245">
                <text:p>174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4251">
                <text:p>1742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4257">
                <text:p>174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4263">
                <text:p>1742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4269">
                <text:p>174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4275">
                <text:p>17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4281">
                <text:p>174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4287">
                <text:p>174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4301">
                <text:p>174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4307">
                <text:p>174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4313">
                <text:p>174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4319">
                <text:p>17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4325">
                <text:p>174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4331">
                <text:p>174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4337">
                <text:p>1743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4343">
                <text:p>1743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4349">
                <text:p>174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4355">
                <text:p>174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4361">
                <text:p>174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4367">
                <text:p>174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4373">
                <text:p>174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4379">
                <text:p>174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4385">
                <text:p>1743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4391">
                <text:p>174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4397">
                <text:p>1743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4403">
                <text:p>1744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4409">
                <text:p>174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4415">
                <text:p>174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4421">
                <text:p>174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4427">
                <text:p>174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4433">
                <text:p>174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4439">
                <text:p>174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4445">
                <text:p>174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4451">
                <text:p>1744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4465">
                <text:p>174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4471">
                <text:p>174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4477">
                <text:p>174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4483">
                <text:p>174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4489">
                <text:p>174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4495">
                <text:p>174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4501">
                <text:p>1745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4507">
                <text:p>174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4513">
                <text:p>174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4519">
                <text:p>174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4525">
                <text:p>174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4531">
                <text:p>1745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4537">
                <text:p>174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4543">
                <text:p>174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4549">
                <text:p>174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4555">
                <text:p>174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4561">
                <text:p>174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4567">
                <text:p>174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4573">
                <text:p>174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4579">
                <text:p>174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4585">
                <text:p>174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4591">
                <text:p>174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4597">
                <text:p>174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4603">
                <text:p>174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4609">
                <text:p>174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4623">
                <text:p>174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4629">
                <text:p>174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4635">
                <text:p>1746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4641">
                <text:p>174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4647">
                <text:p>174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4653">
                <text:p>174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4659">
                <text:p>1746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4665">
                <text:p>174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4671">
                <text:p>174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4677">
                <text:p>17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4683">
                <text:p>174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4689">
                <text:p>174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4695">
                <text:p>174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4701">
                <text:p>1747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4707">
                <text:p>174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4713">
                <text:p>1747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4719">
                <text:p>174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4725">
                <text:p>1747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4731">
                <text:p>174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4737">
                <text:p>174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4743">
                <text:p>174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4749">
                <text:p>174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4755">
                <text:p>174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4761">
                <text:p>174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767">
                <text:p>174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773">
                <text:p>1747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787">
                <text:p>1747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793">
                <text:p>174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99">
                <text:p>1747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805">
                <text:p>174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4811">
                <text:p>174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4817">
                <text:p>174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4823">
                <text:p>174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4829">
                <text:p>174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4835">
                <text:p>174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4841">
                <text:p>174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4847">
                <text:p>174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4853">
                <text:p>1748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4859">
                <text:p>174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4865">
                <text:p>174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4871">
                <text:p>174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4877">
                <text:p>174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4883">
                <text:p>174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4889">
                <text:p>174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4895">
                <text:p>174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4901">
                <text:p>174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4907">
                <text:p>1749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4913">
                <text:p>1749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4919">
                <text:p>1749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4925">
                <text:p>174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4931">
                <text:p>174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4946">
                <text:p>174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4952">
                <text:p>1749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4958">
                <text:p>1749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4964">
                <text:p>174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4970">
                <text:p>1749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4976">
                <text:p>1749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4982">
                <text:p>174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4988">
                <text:p>174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4994">
                <text:p>1749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5000">
                <text:p>17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5006">
                <text:p>175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5012">
                <text:p>175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5018">
                <text:p>175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5024">
                <text:p>1750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5030">
                <text:p>1750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5036">
                <text:p>1750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5042">
                <text:p>175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5048">
                <text:p>175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5054">
                <text:p>175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5060">
                <text:p>1750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5066">
                <text:p>175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5072">
                <text:p>175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5078">
                <text:p>175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5084">
                <text:p>175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5090">
                <text:p>1750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5096">
                <text:p>175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5110">
                <text:p>175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5116">
                <text:p>175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5122">
                <text:p>1751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5128">
                <text:p>175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5134">
                <text:p>175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5140">
                <text:p>175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5146">
                <text:p>175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5152">
                <text:p>175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5158">
                <text:p>175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5164">
                <text:p>175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5170">
                <text:p>175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5176">
                <text:p>175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5182">
                <text:p>175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5188">
                <text:p>175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5194">
                <text:p>175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5200">
                <text:p>175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5206">
                <text:p>175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5212">
                <text:p>175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5218">
                <text:p>175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5224">
                <text:p>175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5230">
                <text:p>175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5236">
                <text:p>175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5242">
                <text:p>175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5248">
                <text:p>175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5254">
                <text:p>175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5260">
                <text:p>175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5274">
                <text:p>175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5280">
                <text:p>175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5286">
                <text:p>175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5292">
                <text:p>175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5298">
                <text:p>175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5304">
                <text:p>175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5310">
                <text:p>175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5316">
                <text:p>175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5322">
                <text:p>1753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5328">
                <text:p>175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5334">
                <text:p>175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5340">
                <text:p>175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5346">
                <text:p>175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5352">
                <text:p>175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5358">
                <text:p>175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5364">
                <text:p>175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5370">
                <text:p>1753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5376">
                <text:p>1753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5382">
                <text:p>175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5388">
                <text:p>175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5394">
                <text:p>175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5400">
                <text:p>175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5406">
                <text:p>175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5412">
                <text:p>175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5418">
                <text:p>175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5432">
                <text:p>175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5438">
                <text:p>175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5444">
                <text:p>175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5450">
                <text:p>175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5456">
                <text:p>175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5462">
                <text:p>175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5468">
                <text:p>175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5474">
                <text:p>175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5483">
                <text:p>175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5490">
                <text:p>175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5496">
                <text:p>175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5502">
                <text:p>175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5508">
                <text:p>175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5514">
                <text:p>175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5520">
                <text:p>1755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5526">
                <text:p>175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5532">
                <text:p>175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5538">
                <text:p>175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5544">
                <text:p>175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5550">
                <text:p>175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5556">
                <text:p>17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5562">
                <text:p>175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5568">
                <text:p>175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75574">
                <text:p>175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5580">
                <text:p>175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5586">
                <text:p>175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5600">
                <text:p>175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5606">
                <text:p>175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75612">
                <text:p>175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75618">
                <text:p>175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5624">
                <text:p>175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75630">
                <text:p>175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75636">
                <text:p>175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75642">
                <text:p>175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75648">
                <text:p>175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5654">
                <text:p>175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5660">
                <text:p>175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5666">
                <text:p>175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75672">
                <text:p>175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75678">
                <text:p>1756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75684">
                <text:p>1756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75690">
                <text:p>1756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5696">
                <text:p>175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75702">
                <text:p>175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5708">
                <text:p>1757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5714">
                <text:p>175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5720">
                <text:p>175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5726">
                <text:p>175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5732">
                <text:p>1757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5738">
                <text:p>1757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5744">
                <text:p>175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5759">
                <text:p>175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5765">
                <text:p>175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5771">
                <text:p>175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5777">
                <text:p>175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5783">
                <text:p>175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5789">
                <text:p>175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5795">
                <text:p>175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5801">
                <text:p>175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5807">
                <text:p>175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5813">
                <text:p>175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5819">
                <text:p>175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5825">
                <text:p>175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5831">
                <text:p>175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5837">
                <text:p>175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5843">
                <text:p>175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5849">
                <text:p>175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5855">
                <text:p>175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5861">
                <text:p>175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5867">
                <text:p>175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5873">
                <text:p>175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5879">
                <text:p>175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5885">
                <text:p>175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5891">
                <text:p>175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5897">
                <text:p>175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5903">
                <text:p>175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5909">
                <text:p>175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5923">
                <text:p>175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5929">
                <text:p>175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5935">
                <text:p>175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5941">
                <text:p>1759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5947">
                <text:p>175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5953">
                <text:p>1759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5959">
                <text:p>1759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5965">
                <text:p>1759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5971">
                <text:p>175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5977">
                <text:p>175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5983">
                <text:p>175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5989">
                <text:p>175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5995">
                <text:p>175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6001">
                <text:p>176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6007">
                <text:p>176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6013">
                <text:p>176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6019">
                <text:p>176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6025">
                <text:p>176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6031">
                <text:p>176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6037">
                <text:p>176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6043">
                <text:p>176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6049">
                <text:p>176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6055">
                <text:p>176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6061">
                <text:p>176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6067">
                <text:p>176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6073">
                <text:p>1760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6087">
                <text:p>176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6093">
                <text:p>1760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6099">
                <text:p>176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6105">
                <text:p>176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6111">
                <text:p>176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6117">
                <text:p>176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6123">
                <text:p>176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6129">
                <text:p>176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6135">
                <text:p>1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6141">
                <text:p>176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6147">
                <text:p>176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6153">
                <text:p>176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6159">
                <text:p>176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6165">
                <text:p>176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6171">
                <text:p>176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6177">
                <text:p>176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6183">
                <text:p>176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6189">
                <text:p>176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6195">
                <text:p>176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6201">
                <text:p>176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6207">
                <text:p>176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6213">
                <text:p>176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6219">
                <text:p>176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6225">
                <text:p>176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6231">
                <text:p>176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6245">
                <text:p>176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6251">
                <text:p>176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6257">
                <text:p>176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6263">
                <text:p>176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6269">
                <text:p>176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6275">
                <text:p>176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6281">
                <text:p>176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6287">
                <text:p>176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6293">
                <text:p>1762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6299">
                <text:p>176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6305">
                <text:p>176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6311">
                <text:p>176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6317">
                <text:p>176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6323">
                <text:p>1763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6329">
                <text:p>176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6335">
                <text:p>1763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6341">
                <text:p>176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6347">
                <text:p>176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6353">
                <text:p>176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6359">
                <text:p>176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6365">
                <text:p>176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6371">
                <text:p>176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6377">
                <text:p>176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6383">
                <text:p>176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6389">
                <text:p>176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6395">
                <text:p>176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6409">
                <text:p>176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6415">
                <text:p>176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6421">
                <text:p>176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6427">
                <text:p>176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6433">
                <text:p>176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6439">
                <text:p>176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6445">
                <text:p>176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6451">
                <text:p>176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6457">
                <text:p>176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6463">
                <text:p>176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6469">
                <text:p>176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6475">
                <text:p>176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6481">
                <text:p>176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6487">
                <text:p>176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6493">
                <text:p>176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6499">
                <text:p>176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6505">
                <text:p>176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6511">
                <text:p>176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6517">
                <text:p>176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76523">
                <text:p>176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6529">
                <text:p>176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6535">
                <text:p>176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6541">
                <text:p>176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6547">
                <text:p>176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6553">
                <text:p>176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6568">
                <text:p>176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6574">
                <text:p>176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76580">
                <text:p>176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6586">
                <text:p>176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76592">
                <text:p>176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6598">
                <text:p>176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76604">
                <text:p>1766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6610">
                <text:p>1766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6616">
                <text:p>176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76622">
                <text:p>176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76628">
                <text:p>1766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76634">
                <text:p>1766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76640">
                <text:p>1766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6646">
                <text:p>176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6652">
                <text:p>176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6658">
                <text:p>176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76664">
                <text:p>17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6670">
                <text:p>176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76676">
                <text:p>176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76682">
                <text:p>176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76688">
                <text:p>176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76694">
                <text:p>1766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76700">
                <text:p>176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76706">
                <text:p>176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76712">
                <text:p>176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76718">
                <text:p>1767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76732">
                <text:p>176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76738">
                <text:p>176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76744">
                <text:p>176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76750">
                <text:p>176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76756">
                <text:p>176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6762">
                <text:p>176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76768">
                <text:p>176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76774">
                <text:p>1767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76780">
                <text:p>176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76786">
                <text:p>1767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76792">
                <text:p>176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76798">
                <text:p>176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76804">
                <text:p>176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76810">
                <text:p>1768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76816">
                <text:p>176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6822">
                <text:p>176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76828">
                <text:p>176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76834">
                <text:p>1768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6840">
                <text:p>176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6846">
                <text:p>176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6852">
                <text:p>176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6858">
                <text:p>176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6864">
                <text:p>176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6870">
                <text:p>176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6876">
                <text:p>176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6882">
                <text:p>176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6896">
                <text:p>176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6902">
                <text:p>1769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6908">
                <text:p>176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76914">
                <text:p>1769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76920">
                <text:p>176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76926">
                <text:p>176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76932">
                <text:p>176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76938">
                <text:p>176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76944">
                <text:p>176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6950">
                <text:p>176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76956">
                <text:p>1769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76962">
                <text:p>1769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76968">
                <text:p>1769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76974">
                <text:p>176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76980">
                <text:p>1769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76986">
                <text:p>176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6992">
                <text:p>176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76998">
                <text:p>176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7004">
                <text:p>1770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7010">
                <text:p>177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7016">
                <text:p>177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77022">
                <text:p>177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77028">
                <text:p>177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77034">
                <text:p>1770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77040">
                <text:p>1770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77054">
                <text:p>1770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7060">
                <text:p>1770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77066">
                <text:p>1770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77072">
                <text:p>1770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7078">
                <text:p>1770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77084">
                <text:p>1770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77090">
                <text:p>1770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77096">
                <text:p>1770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77102">
                <text:p>177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77108">
                <text:p>177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77114">
                <text:p>177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77120">
                <text:p>177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77126">
                <text:p>1771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77132">
                <text:p>177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77138">
                <text:p>177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77144">
                <text:p>177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7150">
                <text:p>177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77156">
                <text:p>177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77162">
                <text:p>177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77168">
                <text:p>177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77174">
                <text:p>177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77180">
                <text:p>177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77186">
                <text:p>177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77192">
                <text:p>177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77198">
                <text:p>177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77204">
                <text:p>1772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77218">
                <text:p>177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77224">
                <text:p>177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77230">
                <text:p>177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77236">
                <text:p>1772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77242">
                <text:p>177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77248">
                <text:p>177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77254">
                <text:p>177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77260">
                <text:p>177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7266">
                <text:p>1772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77272">
                <text:p>1772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77278">
                <text:p>177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77284">
                <text:p>177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77290">
                <text:p>1772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77296">
                <text:p>177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77302">
                <text:p>177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77308">
                <text:p>177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77314">
                <text:p>177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77320">
                <text:p>177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77326">
                <text:p>177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77332">
                <text:p>177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77338">
                <text:p>177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77344">
                <text:p>1773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7350">
                <text:p>1773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77356">
                <text:p>177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77362">
                <text:p>177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77377">
                <text:p>177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77383">
                <text:p>1773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77389">
                <text:p>177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7395">
                <text:p>1773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77401">
                <text:p>177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77407">
                <text:p>177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77413">
                <text:p>177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7419">
                <text:p>177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77425">
                <text:p>177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77431">
                <text:p>177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77437">
                <text:p>1774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77443">
                <text:p>177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77452">
                <text:p>1774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77459">
                <text:p>177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77465">
                <text:p>177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77471">
                <text:p>177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77477">
                <text:p>177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77483">
                <text:p>177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77489">
                <text:p>177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77495">
                <text:p>177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77501">
                <text:p>177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77507">
                <text:p>177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77513">
                <text:p>177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77519">
                <text:p>1775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77525">
                <text:p>1775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77531">
                <text:p>177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77545">
                <text:p>177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77551">
                <text:p>177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77557">
                <text:p>1775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77563">
                <text:p>1775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77569">
                <text:p>1775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77575">
                <text:p>177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77581">
                <text:p>177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77587">
                <text:p>177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77593">
                <text:p>177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77599">
                <text:p>177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77605">
                <text:p>177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77611">
                <text:p>177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77617">
                <text:p>177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77623">
                <text:p>177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77629">
                <text:p>177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77635">
                <text:p>177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77641">
                <text:p>177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7647">
                <text:p>177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77653">
                <text:p>177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7659">
                <text:p>177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77665">
                <text:p>177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77671">
                <text:p>177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77677">
                <text:p>177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77683">
                <text:p>177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7689">
                <text:p>1776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7695">
                <text:p>177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77709">
                <text:p>177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77715">
                <text:p>177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77721">
                <text:p>1777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7727">
                <text:p>177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77733">
                <text:p>177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77739">
                <text:p>177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77745">
                <text:p>177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77751">
                <text:p>177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77757">
                <text:p>177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77763">
                <text:p>177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77769">
                <text:p>177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7775">
                <text:p>177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77781">
                <text:p>177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77787">
                <text:p>177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7793">
                <text:p>177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77799">
                <text:p>177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77805">
                <text:p>177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77811">
                <text:p>1778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77817">
                <text:p>177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77823">
                <text:p>177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77829">
                <text:p>1778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77835">
                <text:p>1778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7841">
                <text:p>177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77847">
                <text:p>177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77853">
                <text:p>177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77867">
                <text:p>1778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77873">
                <text:p>177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77879">
                <text:p>1778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77885">
                <text:p>177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77891">
                <text:p>177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77897">
                <text:p>177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77903">
                <text:p>177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7909">
                <text:p>1779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77915">
                <text:p>1779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77921">
                <text:p>1779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77927">
                <text:p>1779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77933">
                <text:p>177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77939">
                <text:p>1779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77945">
                <text:p>1779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77951">
                <text:p>177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77957">
                <text:p>177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77963">
                <text:p>177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77969">
                <text:p>177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77975">
                <text:p>1779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77981">
                <text:p>177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77987">
                <text:p>1779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77993">
                <text:p>1779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77999">
                <text:p>1779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78005">
                <text:p>1780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78011">
                <text:p>1780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78017">
                <text:p>1780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8031">
                <text:p>178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78037">
                <text:p>1780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78044">
                <text:p>1780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78051">
                <text:p>178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78058">
                <text:p>1780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78064">
                <text:p>1780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78071">
                <text:p>1780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78077">
                <text:p>1780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8083">
                <text:p>1780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78089">
                <text:p>1780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78095">
                <text:p>1780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78101">
                <text:p>178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78107">
                <text:p>178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78113">
                <text:p>178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78119">
                <text:p>178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78125">
                <text:p>178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78131">
                <text:p>178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78137">
                <text:p>178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8143">
                <text:p>178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8149">
                <text:p>1781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8155">
                <text:p>178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78161">
                <text:p>178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78167">
                <text:p>178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78173">
                <text:p>1781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78179">
                <text:p>178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8193">
                <text:p>178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78199">
                <text:p>178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78205">
                <text:p>178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78211">
                <text:p>178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78217">
                <text:p>178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78223">
                <text:p>178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78229">
                <text:p>1782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78235">
                <text:p>178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78241">
                <text:p>178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78247">
                <text:p>178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78253">
                <text:p>178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78259">
                <text:p>178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78265">
                <text:p>1782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78271">
                <text:p>178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78277">
                <text:p>1782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8283">
                <text:p>178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78289">
                <text:p>1782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8295">
                <text:p>178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8301">
                <text:p>178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78307">
                <text:p>1783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78313">
                <text:p>178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78319">
                <text:p>178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78325">
                <text:p>178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78331">
                <text:p>178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8337">
                <text:p>1783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78343">
                <text:p>1783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8357">
                <text:p>178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78363">
                <text:p>178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78369">
                <text:p>178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78375">
                <text:p>178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78381">
                <text:p>178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78387">
                <text:p>178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78393">
                <text:p>178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78399">
                <text:p>178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78405">
                <text:p>178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8411">
                <text:p>178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78417">
                <text:p>178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78423">
                <text:p>178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78429">
                <text:p>178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78435">
                <text:p>178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8441">
                <text:p>1784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78447">
                <text:p>178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78453">
                <text:p>178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78459">
                <text:p>1784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78465">
                <text:p>178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78471">
                <text:p>178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78477">
                <text:p>178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78483">
                <text:p>178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78489">
                <text:p>178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78495">
                <text:p>178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78501">
                <text:p>178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78515">
                <text:p>1785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8521">
                <text:p>1785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78527">
                <text:p>1785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78533">
                <text:p>178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78539">
                <text:p>178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8545">
                <text:p>1785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78551">
                <text:p>178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78557">
                <text:p>178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78563">
                <text:p>178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78569">
                <text:p>178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78575">
                <text:p>178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78581">
                <text:p>1785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78587">
                <text:p>1785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78593">
                <text:p>178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78599">
                <text:p>1785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78605">
                <text:p>178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78611">
                <text:p>1786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78617">
                <text:p>1786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78623">
                <text:p>1786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78629">
                <text:p>178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78635">
                <text:p>178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78641">
                <text:p>178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78647">
                <text:p>178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8653">
                <text:p>178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78659">
                <text:p>1786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78665">
                <text:p>178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78679">
                <text:p>1786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78685">
                <text:p>178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78691">
                <text:p>178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78697">
                <text:p>178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78703">
                <text:p>178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78709">
                <text:p>178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78715">
                <text:p>178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78721">
                <text:p>178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78727">
                <text:p>178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78733">
                <text:p>178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78739">
                <text:p>178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78745">
                <text:p>178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78751">
                <text:p>178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78757">
                <text:p>178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78763">
                <text:p>178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78769">
                <text:p>178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78775">
                <text:p>178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78781">
                <text:p>178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78787">
                <text:p>178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78793">
                <text:p>178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78799">
                <text:p>178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78805">
                <text:p>178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78811">
                <text:p>178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78817">
                <text:p>1788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78823">
                <text:p>1788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78838">
                <text:p>1788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78844">
                <text:p>178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78850">
                <text:p>178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78856">
                <text:p>178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78862">
                <text:p>178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78868">
                <text:p>178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78874">
                <text:p>178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78880">
                <text:p>178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78886">
                <text:p>178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78892">
                <text:p>1788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78898">
                <text:p>1788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78904">
                <text:p>178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78910">
                <text:p>178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78916">
                <text:p>178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78922">
                <text:p>178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78928">
                <text:p>178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78934">
                <text:p>178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78940">
                <text:p>178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78946">
                <text:p>178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78952">
                <text:p>178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78958">
                <text:p>178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8964">
                <text:p>178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8970">
                <text:p>178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78976">
                <text:p>178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8982">
                <text:p>178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78988">
                <text:p>178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79002">
                <text:p>179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9008">
                <text:p>179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79014">
                <text:p>1790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9020">
                <text:p>1790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9026">
                <text:p>179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9032">
                <text:p>179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9038">
                <text:p>179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9044">
                <text:p>179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9050">
                <text:p>179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9056">
                <text:p>179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9062">
                <text:p>179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9068">
                <text:p>179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9074">
                <text:p>179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9080">
                <text:p>179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9086">
                <text:p>179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9092">
                <text:p>179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9098">
                <text:p>179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9104">
                <text:p>179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9110">
                <text:p>179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9116">
                <text:p>179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9122">
                <text:p>179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9128">
                <text:p>179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9134">
                <text:p>179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9140">
                <text:p>179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9146">
                <text:p>179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79152">
                <text:p>179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9166">
                <text:p>1791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9172">
                <text:p>179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9178">
                <text:p>179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9184">
                <text:p>179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9190">
                <text:p>179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9196">
                <text:p>179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9202">
                <text:p>179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9208">
                <text:p>1792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9214">
                <text:p>179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9220">
                <text:p>179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9226">
                <text:p>179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9232">
                <text:p>179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9238">
                <text:p>179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79244">
                <text:p>179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79250">
                <text:p>179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79256">
                <text:p>179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9262">
                <text:p>179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79268">
                <text:p>179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79274">
                <text:p>179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9280">
                <text:p>179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79286">
                <text:p>179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9292">
                <text:p>179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79298">
                <text:p>179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79304">
                <text:p>179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9310">
                <text:p>179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9324">
                <text:p>179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9330">
                <text:p>179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9336">
                <text:p>179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79342">
                <text:p>179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9348">
                <text:p>1793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79354">
                <text:p>179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79360">
                <text:p>179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79366">
                <text:p>179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79372">
                <text:p>179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79378">
                <text:p>179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79384">
                <text:p>179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9390">
                <text:p>179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9396">
                <text:p>179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9402">
                <text:p>179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9408">
                <text:p>1794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9414">
                <text:p>179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79423">
                <text:p>179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9430">
                <text:p>179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9436">
                <text:p>179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79442">
                <text:p>179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79448">
                <text:p>1794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79454">
                <text:p>1794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9460">
                <text:p>179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79466">
                <text:p>179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9472">
                <text:p>1794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9478">
                <text:p>179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9492">
                <text:p>179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9498">
                <text:p>179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9504">
                <text:p>179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9510">
                <text:p>179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9516">
                <text:p>179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9522">
                <text:p>179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9528">
                <text:p>179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9534">
                <text:p>1795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79540">
                <text:p>179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79546">
                <text:p>1795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79552">
                <text:p>179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79558">
                <text:p>179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9564">
                <text:p>179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79570">
                <text:p>1795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9576">
                <text:p>1795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79582">
                <text:p>179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79588">
                <text:p>1795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79594">
                <text:p>1795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79600">
                <text:p>179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9606">
                <text:p>179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79612">
                <text:p>179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79618">
                <text:p>1796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79624">
                <text:p>179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9630">
                <text:p>179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9636">
                <text:p>1796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79651">
                <text:p>179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9657">
                <text:p>179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79663">
                <text:p>179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9669">
                <text:p>179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9675">
                <text:p>1796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9681">
                <text:p>1796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9687">
                <text:p>179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9693">
                <text:p>1796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9699">
                <text:p>179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9705">
                <text:p>179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9711">
                <text:p>179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9717">
                <text:p>1797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9723">
                <text:p>179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9729">
                <text:p>179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9735">
                <text:p>179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79741">
                <text:p>179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79747">
                <text:p>179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79753">
                <text:p>1797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79759">
                <text:p>1797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79765">
                <text:p>1797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9771">
                <text:p>179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79777">
                <text:p>1797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79783">
                <text:p>1797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79789">
                <text:p>1797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9795">
                <text:p>179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9801">
                <text:p>179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9815">
                <text:p>1798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9821">
                <text:p>1798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79827">
                <text:p>1798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9833">
                <text:p>1798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9839">
                <text:p>179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79845">
                <text:p>179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79851">
                <text:p>179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79857">
                <text:p>17985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Legolab voice, 20 cm distance</text:p>
        </chart:title>
        <chart:plot-area chart:style-name="ch3" table:cell-range-address="legolab.B3:legolab.C293 legolab.C2:legolab.C2" chart:data-source-has-labels="row" svg:x="1.331cm" svg:y="1.635cm" svg:width="14.029cm" svg:height="6.204cm">
          <chartooo:coordinate-region svg:x="1.952cm" svg:y="1.834cm" svg:width="12.943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legolab.C3:legolab.C293" chart:label-cell-address="legolab.C2:legolab.C2" chart:class="chart:scatter">
            <chart:domain table:cell-range-address="legolab.B3:legolab.B293"/>
            <chart:data-point chart:repeated="2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legolab.C2:legolab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801">
                <text:p>55801</text:p>
                <draw:g>
                  <svg:desc>legolab.B3:legolab.B293</svg:desc>
                </draw:g>
              </table:table-cell>
              <table:table-cell office:value-type="float" office:value="1">
                <text:p>1</text:p>
                <draw:g>
                  <svg:desc>legolab.C3:legolab.C2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807">
                <text:p>55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813">
                <text:p>558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819">
                <text:p>55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825">
                <text:p>55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831">
                <text:p>55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37">
                <text:p>55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843">
                <text:p>55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49">
                <text:p>558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863">
                <text:p>558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869">
                <text:p>558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875">
                <text:p>558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881">
                <text:p>558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887">
                <text:p>558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893">
                <text:p>558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899">
                <text:p>558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905">
                <text:p>5590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911">
                <text:p>559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917">
                <text:p>55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923">
                <text:p>559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929">
                <text:p>559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935">
                <text:p>55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941">
                <text:p>559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947">
                <text:p>559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953">
                <text:p>559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959">
                <text:p>559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965">
                <text:p>559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971">
                <text:p>559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977">
                <text:p>559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983">
                <text:p>559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989">
                <text:p>55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995">
                <text:p>559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001">
                <text:p>560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007">
                <text:p>560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22">
                <text:p>560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028">
                <text:p>560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34">
                <text:p>560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040">
                <text:p>560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046">
                <text:p>560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052">
                <text:p>560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058">
                <text:p>560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64">
                <text:p>560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070">
                <text:p>560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076">
                <text:p>560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082">
                <text:p>56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088">
                <text:p>560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094">
                <text:p>56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100">
                <text:p>56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106">
                <text:p>561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112">
                <text:p>561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118">
                <text:p>561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124">
                <text:p>56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130">
                <text:p>561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136">
                <text:p>561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142">
                <text:p>561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148">
                <text:p>561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54">
                <text:p>56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60">
                <text:p>561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166">
                <text:p>56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172">
                <text:p>561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186">
                <text:p>56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192">
                <text:p>561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198">
                <text:p>561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204">
                <text:p>562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210">
                <text:p>562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216">
                <text:p>56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22">
                <text:p>56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228">
                <text:p>562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234">
                <text:p>562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240">
                <text:p>562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246">
                <text:p>562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252">
                <text:p>562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258">
                <text:p>562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264">
                <text:p>562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270">
                <text:p>562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276">
                <text:p>562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282">
                <text:p>562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288">
                <text:p>562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294">
                <text:p>562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300">
                <text:p>563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306">
                <text:p>563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312">
                <text:p>563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318">
                <text:p>563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324">
                <text:p>563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330">
                <text:p>56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336">
                <text:p>563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350">
                <text:p>563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56">
                <text:p>563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362">
                <text:p>563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368">
                <text:p>563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374">
                <text:p>563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380">
                <text:p>563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386">
                <text:p>563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392">
                <text:p>56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398">
                <text:p>563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404">
                <text:p>564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410">
                <text:p>56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416">
                <text:p>56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422">
                <text:p>564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428">
                <text:p>56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434">
                <text:p>56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440">
                <text:p>56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446">
                <text:p>564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452">
                <text:p>564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458">
                <text:p>56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464">
                <text:p>564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470">
                <text:p>564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476">
                <text:p>564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482">
                <text:p>564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488">
                <text:p>564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494">
                <text:p>56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500">
                <text:p>565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15">
                <text:p>56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21">
                <text:p>56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527">
                <text:p>565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533">
                <text:p>565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539">
                <text:p>565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545">
                <text:p>56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551">
                <text:p>56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557">
                <text:p>565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563">
                <text:p>565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569">
                <text:p>565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575">
                <text:p>565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581">
                <text:p>565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587">
                <text:p>565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593">
                <text:p>565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599">
                <text:p>565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605">
                <text:p>566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611">
                <text:p>566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617">
                <text:p>566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623">
                <text:p>566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629">
                <text:p>566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635">
                <text:p>566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641">
                <text:p>566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647">
                <text:p>56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653">
                <text:p>56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659">
                <text:p>566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665">
                <text:p>56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671">
                <text:p>566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685">
                <text:p>566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691">
                <text:p>56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697">
                <text:p>566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703">
                <text:p>56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709">
                <text:p>567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715">
                <text:p>56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721">
                <text:p>567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727">
                <text:p>567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733">
                <text:p>567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6739">
                <text:p>567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745">
                <text:p>56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751">
                <text:p>56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757">
                <text:p>56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763">
                <text:p>567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769">
                <text:p>56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775">
                <text:p>56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781">
                <text:p>56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787">
                <text:p>567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793">
                <text:p>56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799">
                <text:p>56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82cm" svg:y="0.316cm" chart:style-name="ch2">
          <text:p>Pindemad voice</text:p>
        </chart:title>
        <chart:plot-area chart:style-name="ch3" table:cell-range-address="Pindemad.B2:Pindemad.C207 Pindemad.C1:Pindemad.C1" chart:data-source-has-labels="row" svg:x="1.331cm" svg:y="1.635cm" svg:width="14.029cm" svg:height="6.204cm">
          <chartooo:coordinate-region svg:x="1.952cm" svg:y="1.834cm" svg:width="13.036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Pindemad.C2:Pindemad.C207" chart:label-cell-address="Pindemad.C1:Pindemad.C1" chart:class="chart:scatter">
            <chart:domain table:cell-range-address="Pindemad.B2:Pindemad.B207"/>
            <chart:data-point chart:repeated="2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Pindemad.C1:Pindem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10">
                <text:p>6610</text:p>
                <draw:g>
                  <svg:desc>Pindemad.B2:Pindemad.B207</svg:desc>
                </draw:g>
              </table:table-cell>
              <table:table-cell office:value-type="float" office:value="3">
                <text:p>3</text:p>
                <draw:g>
                  <svg:desc>Pindemad.C2:Pindemad.C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16">
                <text:p>66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22">
                <text:p>6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28">
                <text:p>6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34">
                <text:p>6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40">
                <text:p>6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46">
                <text:p>6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52">
                <text:p>66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58">
                <text:p>6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4">
                <text:p>6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0">
                <text:p>66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76">
                <text:p>66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82">
                <text:p>6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88">
                <text:p>66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94">
                <text:p>6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00">
                <text:p>6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06">
                <text:p>67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12">
                <text:p>6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26">
                <text:p>67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32">
                <text:p>6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38">
                <text:p>6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44">
                <text:p>67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50">
                <text:p>6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56">
                <text:p>67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62">
                <text:p>6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68">
                <text:p>67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74">
                <text:p>67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80">
                <text:p>67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86">
                <text:p>67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92">
                <text:p>67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98">
                <text:p>67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04">
                <text:p>68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10">
                <text:p>68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16">
                <text:p>68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22">
                <text:p>68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28">
                <text:p>68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34">
                <text:p>68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40">
                <text:p>68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46">
                <text:p>68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2">
                <text:p>68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58">
                <text:p>68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64">
                <text:p>68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70">
                <text:p>68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76">
                <text:p>68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82">
                <text:p>68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88">
                <text:p>6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94">
                <text:p>68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08">
                <text:p>69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14">
                <text:p>69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20">
                <text:p>69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26">
                <text:p>69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32">
                <text:p>6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38">
                <text:p>69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44">
                <text:p>69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0">
                <text:p>69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56">
                <text:p>69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62">
                <text:p>69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68">
                <text:p>69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74">
                <text:p>69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0">
                <text:p>69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86">
                <text:p>69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92">
                <text:p>6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8">
                <text:p>69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04">
                <text:p>70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10">
                <text:p>70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16">
                <text:p>70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2">
                <text:p>7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28">
                <text:p>7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34">
                <text:p>70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40">
                <text:p>7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46">
                <text:p>70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52">
                <text:p>70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58">
                <text:p>70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4">
                <text:p>70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0">
                <text:p>70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76">
                <text:p>70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90">
                <text:p>70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96">
                <text:p>70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02">
                <text:p>71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08">
                <text:p>7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14">
                <text:p>7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20">
                <text:p>7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26">
                <text:p>7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32">
                <text:p>7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38">
                <text:p>7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44">
                <text:p>71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50">
                <text:p>7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56">
                <text:p>71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62">
                <text:p>71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68">
                <text:p>71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74">
                <text:p>7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80">
                <text:p>71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86">
                <text:p>71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92">
                <text:p>71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98">
                <text:p>7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04">
                <text:p>72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10">
                <text:p>72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16">
                <text:p>7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22">
                <text:p>7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28">
                <text:p>72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34">
                <text:p>72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40">
                <text:p>7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46">
                <text:p>72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52">
                <text:p>72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66">
                <text:p>72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72">
                <text:p>7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78">
                <text:p>72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84">
                <text:p>72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90">
                <text:p>7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96">
                <text:p>72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02">
                <text:p>73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08">
                <text:p>7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14">
                <text:p>7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20">
                <text:p>7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26">
                <text:p>73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32">
                <text:p>73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38">
                <text:p>7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44">
                <text:p>73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50">
                <text:p>73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56">
                <text:p>7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62">
                <text:p>73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68">
                <text:p>7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74">
                <text:p>7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80">
                <text:p>73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86">
                <text:p>73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92">
                <text:p>73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98">
                <text:p>7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04">
                <text:p>7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10">
                <text:p>7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16">
                <text:p>7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22">
                <text:p>74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28">
                <text:p>74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34">
                <text:p>7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40">
                <text:p>7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46">
                <text:p>74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60">
                <text:p>7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66">
                <text:p>7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72">
                <text:p>7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78">
                <text:p>74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84">
                <text:p>7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90">
                <text:p>7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96">
                <text:p>74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02">
                <text:p>75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508">
                <text:p>7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514">
                <text:p>7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20">
                <text:p>7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26">
                <text:p>7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32">
                <text:p>7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38">
                <text:p>7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44">
                <text:p>7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6">
                <text:p>7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62">
                <text:p>7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68">
                <text:p>7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74">
                <text:p>7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80">
                <text:p>7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86">
                <text:p>7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92">
                <text:p>7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1 clap, 20 cm distance</text:p>
        </chart:title>
        <chart:plot-area chart:style-name="ch3" table:cell-range-address="'1 clap'.B3:'1 clap'.C86 '1 clap'.C2:'1 clap'.C2" chart:data-source-has-labels="row" svg:x="1.331cm" svg:y="1.635cm" svg:width="14.029cm" svg:height="6.204cm">
          <chartooo:coordinate-region svg:x="1.952cm" svg:y="1.834cm" svg:width="13.036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'1 clap'.C3:'1 clap'.C86" chart:label-cell-address="'1 clap'.C2:'1 clap'.C2" chart:class="chart:scatter">
            <chart:domain table:cell-range-address="'1 clap'.B3:'1 clap'.B86"/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'1 clap'.C2:'1 clap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5">
                <text:p>3185</text:p>
                <draw:g>
                  <svg:desc>'1 clap'.B3:'1 clap'.B86</svg:desc>
                </draw:g>
              </table:table-cell>
              <table:table-cell office:value-type="float" office:value="3">
                <text:p>3</text:p>
                <draw:g>
                  <svg:desc>'1 clap'.C3:'1 clap'.C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1">
                <text:p>3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97">
                <text:p>31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3">
                <text:p>3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9">
                <text:p>3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5">
                <text:p>3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21">
                <text:p>3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7">
                <text:p>3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33">
                <text:p>3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9">
                <text:p>3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5">
                <text:p>3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1">
                <text:p>32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7">
                <text:p>32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3">
                <text:p>32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69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5">
                <text:p>32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81">
                <text:p>32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7">
                <text:p>32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3">
                <text:p>32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9">
                <text:p>32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05">
                <text:p>33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1">
                <text:p>3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17">
                <text:p>33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23">
                <text:p>33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29">
                <text:p>33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35">
                <text:p>33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1">
                <text:p>33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5">
                <text:p>33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61">
                <text:p>3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7">
                <text:p>33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3">
                <text:p>33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79">
                <text:p>33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5">
                <text:p>33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1">
                <text:p>3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7">
                <text:p>33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3">
                <text:p>34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9">
                <text:p>34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15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21">
                <text:p>3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27">
                <text:p>3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33">
                <text:p>3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39">
                <text:p>34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45">
                <text:p>3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51">
                <text:p>3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7">
                <text:p>34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63">
                <text:p>3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69">
                <text:p>3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5">
                <text:p>34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81">
                <text:p>3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87">
                <text:p>3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3">
                <text:p>3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9">
                <text:p>3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05">
                <text:p>3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11">
                <text:p>35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17">
                <text:p>3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23">
                <text:p>3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29">
                <text:p>3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35">
                <text:p>3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49">
                <text:p>3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55">
                <text:p>3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61">
                <text:p>35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67">
                <text:p>35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73">
                <text:p>35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79">
                <text:p>3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85">
                <text:p>3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91">
                <text:p>3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7">
                <text:p>3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03">
                <text:p>36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09">
                <text:p>36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15">
                <text:p>3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1">
                <text:p>3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7">
                <text:p>36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33">
                <text:p>3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39">
                <text:p>3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45">
                <text:p>3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51">
                <text:p>3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57">
                <text:p>3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63">
                <text:p>3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69">
                <text:p>36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75">
                <text:p>3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81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87">
                <text:p>36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93">
                <text:p>3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99">
                <text:p>369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3 claps, 20 cm distance</text:p>
        </chart:title>
        <chart:plot-area chart:style-name="ch3" table:cell-range-address="'3 claps'.B4:'3 claps'.C551 '3 claps'.C3:'3 claps'.C3" chart:data-source-has-labels="row" svg:x="1.331cm" svg:y="1.635cm" svg:width="14.029cm" svg:height="6.204cm">
          <chartooo:coordinate-region svg:x="1.952cm" svg:y="1.834cm" svg:width="13.036cm" svg:height="5.358cm"/>
          <chart:axis chart:dimension="x" chart:name="primary-x" chart:style-name="ch4">
            <chart:title svg:x="7.587cm" svg:y="8.019cm" chart:style-name="ch5">
              <text:p>time (ms)</text:p>
            </chart:title>
          </chart:axis>
          <chart:axis chart:dimension="y" chart:name="primary-y" chart:style-name="ch4">
            <chart:title svg:x="0.451cm" svg:y="5.178cm" chart:style-name="ch6">
              <text:p>value</text:p>
            </chart:title>
            <chart:grid chart:style-name="ch7" chart:class="major"/>
          </chart:axis>
          <chart:series chart:style-name="ch8" chart:values-cell-range-address="'3 claps'.C4:'3 claps'.C551" chart:label-cell-address="'3 claps'.C3:'3 claps'.C3" chart:class="chart:scatter">
            <chart:domain table:cell-range-address="'3 claps'.B4:'3 claps'.B551"/>
            <chart:data-point chart:repeated="5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 (1-100)</text:p>
                <draw:g>
                  <svg:desc>'3 claps'.C3:'3 claps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7">
                <text:p>2567</text:p>
                <draw:g>
                  <svg:desc>'3 claps'.B4:'3 claps'.B551</svg:desc>
                </draw:g>
              </table:table-cell>
              <table:table-cell office:value-type="float" office:value="4">
                <text:p>4</text:p>
                <draw:g>
                  <svg:desc>'3 claps'.C4:'3 claps'.C5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73">
                <text:p>25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9">
                <text:p>25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5">
                <text:p>2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1">
                <text:p>2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5">
                <text:p>26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1">
                <text:p>2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17">
                <text:p>26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3">
                <text:p>26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29">
                <text:p>26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5">
                <text:p>26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41">
                <text:p>26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7">
                <text:p>2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3">
                <text:p>2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9">
                <text:p>2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65">
                <text:p>2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71">
                <text:p>2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7">
                <text:p>2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3">
                <text:p>2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89">
                <text:p>2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5">
                <text:p>2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1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7">
                <text:p>27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13">
                <text:p>27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9">
                <text:p>27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5">
                <text:p>2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1">
                <text:p>27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7">
                <text:p>27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43">
                <text:p>27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9">
                <text:p>27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5">
                <text:p>27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1">
                <text:p>2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7">
                <text:p>27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73">
                <text:p>27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79">
                <text:p>27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5">
                <text:p>27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99">
                <text:p>27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5">
                <text:p>28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11">
                <text:p>28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17">
                <text:p>28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3">
                <text:p>28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29">
                <text:p>28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35">
                <text:p>2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41">
                <text:p>28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47">
                <text:p>28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53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59">
                <text:p>28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5">
                <text:p>28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1">
                <text:p>2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7">
                <text:p>2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3">
                <text:p>28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9">
                <text:p>28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5">
                <text:p>2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01">
                <text:p>29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07">
                <text:p>29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3">
                <text:p>29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19">
                <text:p>2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5">
                <text:p>2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31">
                <text:p>2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37">
                <text:p>2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43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49">
                <text:p>2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55">
                <text:p>2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61">
                <text:p>29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67">
                <text:p>2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73">
                <text:p>2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87">
                <text:p>2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93">
                <text:p>2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9">
                <text:p>29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05">
                <text:p>3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11">
                <text:p>3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17">
                <text:p>30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3">
                <text:p>3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29">
                <text:p>30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35">
                <text:p>3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1">
                <text:p>3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7">
                <text:p>3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53">
                <text:p>3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9">
                <text:p>3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65">
                <text:p>3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71">
                <text:p>3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77">
                <text:p>3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83">
                <text:p>3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89">
                <text:p>3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95">
                <text:p>3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01">
                <text:p>31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07">
                <text:p>3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13">
                <text:p>3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19">
                <text:p>3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25">
                <text:p>3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31">
                <text:p>3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37">
                <text:p>3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43">
                <text:p>3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49">
                <text:p>3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5">
                <text:p>3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61">
                <text:p>3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67">
                <text:p>3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3">
                <text:p>3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87">
                <text:p>3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93">
                <text:p>3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99">
                <text:p>3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05">
                <text:p>3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11">
                <text:p>3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17">
                <text:p>3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3">
                <text:p>3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9">
                <text:p>3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35">
                <text:p>3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41">
                <text:p>3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47">
                <text:p>3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53">
                <text:p>3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59">
                <text:p>3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65">
                <text:p>3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71">
                <text:p>3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77">
                <text:p>3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83">
                <text:p>3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89">
                <text:p>3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95">
                <text:p>3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01">
                <text:p>3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07">
                <text:p>3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13">
                <text:p>3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19">
                <text:p>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25">
                <text:p>3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31">
                <text:p>3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37">
                <text:p>3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43">
                <text:p>3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9">
                <text:p>3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55">
                <text:p>3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61">
                <text:p>3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67">
                <text:p>3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73">
                <text:p>3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7">
                <text:p>3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93">
                <text:p>3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99">
                <text:p>3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05">
                <text:p>3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11">
                <text:p>3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7">
                <text:p>3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23">
                <text:p>34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29">
                <text:p>3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35">
                <text:p>34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41">
                <text:p>3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47">
                <text:p>34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3">
                <text:p>3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59">
                <text:p>3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65">
                <text:p>3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71">
                <text:p>3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7">
                <text:p>3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83">
                <text:p>3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89">
                <text:p>3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5">
                <text:p>3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01">
                <text:p>35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07">
                <text:p>3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13">
                <text:p>3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19">
                <text:p>3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25">
                <text:p>3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31">
                <text:p>3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37">
                <text:p>3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43">
                <text:p>3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49">
                <text:p>35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55">
                <text:p>35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61">
                <text:p>35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67">
                <text:p>35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3">
                <text:p>35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7">
                <text:p>35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93">
                <text:p>35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9">
                <text:p>3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05">
                <text:p>36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11">
                <text:p>3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17">
                <text:p>3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25">
                <text:p>3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32">
                <text:p>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38">
                <text:p>3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44">
                <text:p>3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50">
                <text:p>36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56">
                <text:p>36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62">
                <text:p>3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68">
                <text:p>3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74">
                <text:p>3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80">
                <text:p>3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86">
                <text:p>3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2">
                <text:p>3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98">
                <text:p>3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04">
                <text:p>3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10">
                <text:p>3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6">
                <text:p>3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22">
                <text:p>37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8">
                <text:p>37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4">
                <text:p>37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40">
                <text:p>37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46">
                <text:p>37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52">
                <text:p>37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58">
                <text:p>37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64">
                <text:p>3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70">
                <text:p>37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76">
                <text:p>3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90">
                <text:p>37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96">
                <text:p>37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02">
                <text:p>3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08">
                <text:p>38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14">
                <text:p>38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20">
                <text:p>38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26">
                <text:p>38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32">
                <text:p>38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38">
                <text:p>38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4">
                <text:p>3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50">
                <text:p>3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56">
                <text:p>3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62">
                <text:p>3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68">
                <text:p>38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74">
                <text:p>3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80">
                <text:p>38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86">
                <text:p>38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92">
                <text:p>38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98">
                <text:p>38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04">
                <text:p>39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10">
                <text:p>39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16">
                <text:p>39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22">
                <text:p>39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28">
                <text:p>3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34">
                <text:p>3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40">
                <text:p>39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46">
                <text:p>39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52">
                <text:p>39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58">
                <text:p>39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64">
                <text:p>3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70">
                <text:p>39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84">
                <text:p>3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90">
                <text:p>39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6">
                <text:p>39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02">
                <text:p>40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08">
                <text:p>4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14">
                <text:p>40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20">
                <text:p>40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26">
                <text:p>40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32">
                <text:p>4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38">
                <text:p>40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44">
                <text:p>40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50">
                <text:p>40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56">
                <text:p>40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62">
                <text:p>40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68">
                <text:p>40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4">
                <text:p>40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80">
                <text:p>40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86">
                <text:p>4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92">
                <text:p>40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98">
                <text:p>40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04">
                <text:p>4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110">
                <text:p>4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16">
                <text:p>4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22">
                <text:p>4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28">
                <text:p>4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34">
                <text:p>4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40">
                <text:p>4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46">
                <text:p>4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52">
                <text:p>4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58">
                <text:p>4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64">
                <text:p>4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78">
                <text:p>4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84">
                <text:p>4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90">
                <text:p>4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96">
                <text:p>41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02">
                <text:p>42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08">
                <text:p>42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14">
                <text:p>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20">
                <text:p>4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26">
                <text:p>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32">
                <text:p>4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38">
                <text:p>4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44">
                <text:p>4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50">
                <text:p>4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56">
                <text:p>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62">
                <text:p>4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68">
                <text:p>4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74">
                <text:p>4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80">
                <text:p>4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86">
                <text:p>4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2">
                <text:p>4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8">
                <text:p>4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04">
                <text:p>4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10">
                <text:p>43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16">
                <text:p>43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22">
                <text:p>4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328">
                <text:p>4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334">
                <text:p>4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340">
                <text:p>4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46">
                <text:p>4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52">
                <text:p>4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58">
                <text:p>43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64">
                <text:p>43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378">
                <text:p>43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384">
                <text:p>4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390">
                <text:p>4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396">
                <text:p>4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02">
                <text:p>4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08">
                <text:p>4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14">
                <text:p>44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20">
                <text:p>4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26">
                <text:p>4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32">
                <text:p>4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38">
                <text:p>4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44">
                <text:p>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50">
                <text:p>4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56">
                <text:p>4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62">
                <text:p>4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68">
                <text:p>4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74">
                <text:p>44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80">
                <text:p>4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86">
                <text:p>4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92">
                <text:p>4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98">
                <text:p>4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504">
                <text:p>4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10">
                <text:p>4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516">
                <text:p>4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522">
                <text:p>4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28">
                <text:p>4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34">
                <text:p>4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540">
                <text:p>4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546">
                <text:p>4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52">
                <text:p>4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58">
                <text:p>4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564">
                <text:p>4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78">
                <text:p>4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84">
                <text:p>4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90">
                <text:p>4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96">
                <text:p>4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02">
                <text:p>4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08">
                <text:p>4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14">
                <text:p>4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20">
                <text:p>4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26">
                <text:p>4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32">
                <text:p>4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38">
                <text:p>4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44">
                <text:p>4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50">
                <text:p>4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56">
                <text:p>4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62">
                <text:p>4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68">
                <text:p>46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74">
                <text:p>46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80">
                <text:p>46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686">
                <text:p>46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692">
                <text:p>46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98">
                <text:p>46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04">
                <text:p>4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10">
                <text:p>47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16">
                <text:p>4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22">
                <text:p>47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728">
                <text:p>4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34">
                <text:p>4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740">
                <text:p>4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746">
                <text:p>4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52">
                <text:p>4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58">
                <text:p>4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64">
                <text:p>4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78">
                <text:p>47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84">
                <text:p>47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90">
                <text:p>4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96">
                <text:p>47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802">
                <text:p>48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808">
                <text:p>4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814">
                <text:p>4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820">
                <text:p>48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826">
                <text:p>4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832">
                <text:p>4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38">
                <text:p>4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844">
                <text:p>48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850">
                <text:p>4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56">
                <text:p>48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62">
                <text:p>4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68">
                <text:p>4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74">
                <text:p>48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80">
                <text:p>4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86">
                <text:p>48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92">
                <text:p>48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98">
                <text:p>48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04">
                <text:p>4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10">
                <text:p>4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16">
                <text:p>4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22">
                <text:p>4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28">
                <text:p>4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34">
                <text:p>49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40">
                <text:p>49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46">
                <text:p>49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52">
                <text:p>49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58">
                <text:p>4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64">
                <text:p>4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78">
                <text:p>4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84">
                <text:p>4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90">
                <text:p>49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96">
                <text:p>4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02">
                <text:p>5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08">
                <text:p>50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14">
                <text:p>5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20">
                <text:p>5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026">
                <text:p>5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32">
                <text:p>50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038">
                <text:p>5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044">
                <text:p>50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50">
                <text:p>50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56">
                <text:p>5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62">
                <text:p>50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68">
                <text:p>50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74">
                <text:p>5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80">
                <text:p>50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86">
                <text:p>50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92">
                <text:p>50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98">
                <text:p>50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104">
                <text:p>5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10">
                <text:p>5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16">
                <text:p>51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22">
                <text:p>51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28">
                <text:p>5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34">
                <text:p>5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140">
                <text:p>51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146">
                <text:p>51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52">
                <text:p>5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58">
                <text:p>51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172">
                <text:p>5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178">
                <text:p>51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84">
                <text:p>51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190">
                <text:p>51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196">
                <text:p>51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02">
                <text:p>52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08">
                <text:p>5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14">
                <text:p>52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220">
                <text:p>5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26">
                <text:p>52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232">
                <text:p>5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38">
                <text:p>52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44">
                <text:p>5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250">
                <text:p>5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256">
                <text:p>5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262">
                <text:p>52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268">
                <text:p>52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274">
                <text:p>52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80">
                <text:p>52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86">
                <text:p>52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92">
                <text:p>5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98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304">
                <text:p>53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310">
                <text:p>5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316">
                <text:p>53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322">
                <text:p>5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328">
                <text:p>53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334">
                <text:p>53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40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54">
                <text:p>53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60">
                <text:p>53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66">
                <text:p>5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72">
                <text:p>53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78">
                <text:p>5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84">
                <text:p>53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90">
                <text:p>53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96">
                <text:p>53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02">
                <text:p>5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08">
                <text:p>5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14">
                <text:p>5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20">
                <text:p>5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26">
                <text:p>5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32">
                <text:p>5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38">
                <text:p>5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44">
                <text:p>5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50">
                <text:p>5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56">
                <text:p>54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62">
                <text:p>5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468">
                <text:p>5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474">
                <text:p>5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80">
                <text:p>5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486">
                <text:p>5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492">
                <text:p>5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498">
                <text:p>54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04">
                <text:p>5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10">
                <text:p>55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16">
                <text:p>5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522">
                <text:p>5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528">
                <text:p>5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534">
                <text:p>55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540">
                <text:p>5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554">
                <text:p>5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560">
                <text:p>55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566">
                <text:p>5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72">
                <text:p>55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578">
                <text:p>5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84">
                <text:p>55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90">
                <text:p>5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96">
                <text:p>5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602">
                <text:p>56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08">
                <text:p>5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14">
                <text:p>5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620">
                <text:p>5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26">
                <text:p>5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32">
                <text:p>5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638">
                <text:p>5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44">
                <text:p>56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50">
                <text:p>5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56">
                <text:p>5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62">
                <text:p>5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68">
                <text:p>5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74">
                <text:p>5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80">
                <text:p>5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86">
                <text:p>56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92">
                <text:p>5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98">
                <text:p>56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04">
                <text:p>5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11">
                <text:p>57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18">
                <text:p>57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25">
                <text:p>5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31">
                <text:p>5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37">
                <text:p>57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43">
                <text:p>5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57">
                <text:p>57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63">
                <text:p>57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769">
                <text:p>5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75">
                <text:p>5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781">
                <text:p>5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787">
                <text:p>5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93">
                <text:p>57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99">
                <text:p>5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05">
                <text:p>58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811">
                <text:p>5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817">
                <text:p>58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23">
                <text:p>58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29">
                <text:p>58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835">
                <text:p>58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841">
                <text:p>58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847">
                <text:p>5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853">
                <text:p>5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59">
                <text:p>58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65">
                <text:p>5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71">
                <text:p>58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77">
                <text:p>58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83">
                <text:p>58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89">
                <text:p>58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895">
                <text:p>58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901">
                <text:p>59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907">
                <text:p>5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913">
                <text:p>59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919">
                <text:p>5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925">
                <text:p>5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931">
                <text:p>59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937">
                <text:p>5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943">
                <text:p>59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57">
                <text:p>5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963">
                <text:p>5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969">
                <text:p>5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75">
                <text:p>5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981">
                <text:p>5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987">
                <text:p>5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993">
                <text:p>5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99">
                <text:p>599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